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4.39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163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2.21mm" fo:break-before="auto" style:use-optimal-row-height="false"/>
    </style:style>
    <style:style style:name="ro2" style:family="table-row">
      <style:table-row-properties style:row-height="11.36mm" fo:break-before="auto" style:use-optimal-row-height="fals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/content/documentum/icons/format/f__16.gif</text:p>
          </table:table-cell>
          <table:table-cell table:formula="of:=+FIND(&quot;f_&quot;;[.A1])+2" office:value-type="float" office:value="36" calcext:value-type="float">
            <text:p>36</text:p>
          </table:table-cell>
          <table:table-cell table:formula="of:=+FIND(&quot;_16.gif&quot;;[.A1])" office:value-type="float" office:value="36" calcext:value-type="float">
            <text:p>36</text:p>
          </table:table-cell>
          <table:table-cell table:formula="of:=+CONCATENATE(&quot;@Source&quot;;CHAR(10);CHAR(34);[.A1];CHAR(34);CHAR(10);&quot;ImageResource &quot;;MID([.A1];[.B1];[.C1]-[.B1]);&quot;()&quot;;CHAR(10))" office:value-type="string" office:string-value="@Source&#10;&quot;/content/documentum/icons/format/f__16.gif&quot;&#10;ImageResource ()&#10;" calcext:value-type="string">
            <text:p>@Source</text:p>
            <text:p>"/content/documentum/icons/format/f__16.gif"</text:p>
            <text:p>ImageResource ()</text:p>
            <text:p/>
          </table:table-cell>
        </table:table-row>
        <table:table-row table:style-name="ro2">
          <table:table-cell office:value-type="string" calcext:value-type="string">
            <text:p>/content/documentum/icons/format/f_123w_16.gif</text:p>
          </table:table-cell>
          <table:table-cell table:formula="of:=+FIND(&quot;f_&quot;;[.A2])+2" office:value-type="float" office:value="36" calcext:value-type="float">
            <text:p>36</text:p>
          </table:table-cell>
          <table:table-cell table:formula="of:=+FIND(&quot;_16.gif&quot;;[.A2])" office:value-type="float" office:value="40" calcext:value-type="float">
            <text:p>40</text:p>
          </table:table-cell>
          <table:table-cell table:formula="of:=+CONCATENATE(&quot;@source&quot;;CHAR(10);CHAR(34);[.A2];CHAR(34);CHAR(10);&quot;ImageResource &quot;;MID([.A2];[.B2];[.C2]-[.B2]);&quot;()&quot;;CHAR(10))" office:value-type="string" office:string-value="@source&#10;&quot;/content/documentum/icons/format/f_123w_16.gif&quot;&#10;ImageResource 123w()&#10;" calcext:value-type="string">
            <text:p>@source</text:p>
            <text:p>"/content/documentum/icons/format/f_123w_16.gif"</text:p>
            <text:p>ImageResource 123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-law_16.gif</text:p>
          </table:table-cell>
          <table:table-cell table:formula="of:=+FIND(&quot;f_&quot;;[.A3])+2" office:value-type="float" office:value="36" calcext:value-type="float">
            <text:p>36</text:p>
          </table:table-cell>
          <table:table-cell table:formula="of:=+FIND(&quot;_16.gif&quot;;[.A3])" office:value-type="float" office:value="41" calcext:value-type="float">
            <text:p>41</text:p>
          </table:table-cell>
          <table:table-cell table:formula="of:=+CONCATENATE(&quot;@source&quot;;CHAR(10);CHAR(34);[.A3];CHAR(34);CHAR(10);&quot;ImageResource &quot;;MID([.A3];[.B3];[.C3]-[.B3]);&quot;()&quot;;CHAR(10))" office:value-type="string" office:string-value="@source&#10;&quot;/content/documentum/icons/format/f_a-law_16.gif&quot;&#10;ImageResource a-law()&#10;" calcext:value-type="string">
            <text:p>@source</text:p>
            <text:p>"/content/documentum/icons/format/f_a-law_16.gif"</text:p>
            <text:p>ImageResource a-la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cad_16.gif</text:p>
          </table:table-cell>
          <table:table-cell table:formula="of:=+FIND(&quot;f_&quot;;[.A4])+2" office:value-type="float" office:value="36" calcext:value-type="float">
            <text:p>36</text:p>
          </table:table-cell>
          <table:table-cell table:formula="of:=+FIND(&quot;_16.gif&quot;;[.A4])" office:value-type="float" office:value="40" calcext:value-type="float">
            <text:p>40</text:p>
          </table:table-cell>
          <table:table-cell table:formula="of:=+CONCATENATE(&quot;@source&quot;;CHAR(10);CHAR(34);[.A4];CHAR(34);CHAR(10);&quot;ImageResource &quot;;MID([.A4];[.B4];[.C4]-[.B4]);&quot;()&quot;;CHAR(10))" office:value-type="string" office:string-value="@source&#10;&quot;/content/documentum/icons/format/f_acad_16.gif&quot;&#10;ImageResource acad()&#10;" calcext:value-type="string">
            <text:p>@source</text:p>
            <text:p>"/content/documentum/icons/format/f_acad_16.gif"</text:p>
            <text:p>ImageResource aca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iff_16.gif</text:p>
          </table:table-cell>
          <table:table-cell table:formula="of:=+FIND(&quot;f_&quot;;[.A5])+2" office:value-type="float" office:value="36" calcext:value-type="float">
            <text:p>36</text:p>
          </table:table-cell>
          <table:table-cell table:formula="of:=+FIND(&quot;_16.gif&quot;;[.A5])" office:value-type="float" office:value="40" calcext:value-type="float">
            <text:p>40</text:p>
          </table:table-cell>
          <table:table-cell table:formula="of:=+CONCATENATE(&quot;@source&quot;;CHAR(10);CHAR(34);[.A5];CHAR(34);CHAR(10);&quot;ImageResource &quot;;MID([.A5];[.B5];[.C5]-[.B5]);&quot;()&quot;;CHAR(10))" office:value-type="string" office:string-value="@source&#10;&quot;/content/documentum/icons/format/f_aiff_16.gif&quot;&#10;ImageResource aiff()&#10;" calcext:value-type="string">
            <text:p>@source</text:p>
            <text:p>"/content/documentum/icons/format/f_aiff_16.gif"</text:p>
            <text:p>ImageResource aif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iff-c_16.gif</text:p>
          </table:table-cell>
          <table:table-cell table:formula="of:=+FIND(&quot;f_&quot;;[.A6])+2" office:value-type="float" office:value="36" calcext:value-type="float">
            <text:p>36</text:p>
          </table:table-cell>
          <table:table-cell table:formula="of:=+FIND(&quot;_16.gif&quot;;[.A6])" office:value-type="float" office:value="42" calcext:value-type="float">
            <text:p>42</text:p>
          </table:table-cell>
          <table:table-cell table:formula="of:=+CONCATENATE(&quot;@source&quot;;CHAR(10);CHAR(34);[.A6];CHAR(34);CHAR(10);&quot;ImageResource &quot;;MID([.A6];[.B6];[.C6]-[.B6]);&quot;()&quot;;CHAR(10))" office:value-type="string" office:string-value="@source&#10;&quot;/content/documentum/icons/format/f_aiff-c_16.gif&quot;&#10;ImageResource aiff-c()&#10;" calcext:value-type="string">
            <text:p>@source</text:p>
            <text:p>"/content/documentum/icons/format/f_aiff-c_16.gif"</text:p>
            <text:p>ImageResource aiff-c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mipro_16.gif</text:p>
          </table:table-cell>
          <table:table-cell table:formula="of:=+FIND(&quot;f_&quot;;[.A7])+2" office:value-type="float" office:value="36" calcext:value-type="float">
            <text:p>36</text:p>
          </table:table-cell>
          <table:table-cell table:formula="of:=+FIND(&quot;_16.gif&quot;;[.A7])" office:value-type="float" office:value="42" calcext:value-type="float">
            <text:p>42</text:p>
          </table:table-cell>
          <table:table-cell table:formula="of:=+CONCATENATE(&quot;@source&quot;;CHAR(10);CHAR(34);[.A7];CHAR(34);CHAR(10);&quot;ImageResource &quot;;MID([.A7];[.B7];[.C7]-[.B7]);&quot;()&quot;;CHAR(10))" office:value-type="string" office:string-value="@source&#10;&quot;/content/documentum/icons/format/f_amipro_16.gif&quot;&#10;ImageResource amipro()&#10;" calcext:value-type="string">
            <text:p>@source</text:p>
            <text:p>"/content/documentum/icons/format/f_amipro_16.gif"</text:p>
            <text:p>ImageResource amipro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s_applet_16.gif</text:p>
          </table:table-cell>
          <table:table-cell table:formula="of:=+FIND(&quot;f_&quot;;[.A8])+2" office:value-type="float" office:value="36" calcext:value-type="float">
            <text:p>36</text:p>
          </table:table-cell>
          <table:table-cell table:formula="of:=+FIND(&quot;_16.gif&quot;;[.A8])" office:value-type="float" office:value="45" calcext:value-type="float">
            <text:p>45</text:p>
          </table:table-cell>
          <table:table-cell table:formula="of:=+CONCATENATE(&quot;@source&quot;;CHAR(10);CHAR(34);[.A8];CHAR(34);CHAR(10);&quot;ImageResource &quot;;MID([.A8];[.B8];[.C8]-[.B8]);&quot;()&quot;;CHAR(10))" office:value-type="string" office:string-value="@source&#10;&quot;/content/documentum/icons/format/f_as_applet_16.gif&quot;&#10;ImageResource as_applet()&#10;" calcext:value-type="string">
            <text:p>@source</text:p>
            <text:p>"/content/documentum/icons/format/f_as_applet_16.gif"</text:p>
            <text:p>ImageResource as_apple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s_droplet_16.gif</text:p>
          </table:table-cell>
          <table:table-cell table:formula="of:=+FIND(&quot;f_&quot;;[.A9])+2" office:value-type="float" office:value="36" calcext:value-type="float">
            <text:p>36</text:p>
          </table:table-cell>
          <table:table-cell table:formula="of:=+FIND(&quot;_16.gif&quot;;[.A9])" office:value-type="float" office:value="46" calcext:value-type="float">
            <text:p>46</text:p>
          </table:table-cell>
          <table:table-cell table:formula="of:=+CONCATENATE(&quot;@source&quot;;CHAR(10);CHAR(34);[.A9];CHAR(34);CHAR(10);&quot;ImageResource &quot;;MID([.A9];[.B9];[.C9]-[.B9]);&quot;()&quot;;CHAR(10))" office:value-type="string" office:string-value="@source&#10;&quot;/content/documentum/icons/format/f_as_droplet_16.gif&quot;&#10;ImageResource as_droplet()&#10;" calcext:value-type="string">
            <text:p>@source</text:p>
            <text:p>"/content/documentum/icons/format/f_as_droplet_16.gif"</text:p>
            <text:p>ImageResource as_drople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s_script_16.gif</text:p>
          </table:table-cell>
          <table:table-cell table:formula="of:=+FIND(&quot;f_&quot;;[.A10])+2" office:value-type="float" office:value="36" calcext:value-type="float">
            <text:p>36</text:p>
          </table:table-cell>
          <table:table-cell table:formula="of:=+FIND(&quot;_16.gif&quot;;[.A10])" office:value-type="float" office:value="45" calcext:value-type="float">
            <text:p>45</text:p>
          </table:table-cell>
          <table:table-cell table:formula="of:=+CONCATENATE(&quot;@source&quot;;CHAR(10);CHAR(34);[.A10];CHAR(34);CHAR(10);&quot;ImageResource &quot;;MID([.A10];[.B10];[.C10]-[.B10]);&quot;()&quot;;CHAR(10))" office:value-type="string" office:string-value="@source&#10;&quot;/content/documentum/icons/format/f_as_script_16.gif&quot;&#10;ImageResource as_script()&#10;" calcext:value-type="string">
            <text:p>@source</text:p>
            <text:p>"/content/documentum/icons/format/f_as_script_16.gif"</text:p>
            <text:p>ImageResource as_scrip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sp_16.gif</text:p>
          </table:table-cell>
          <table:table-cell table:formula="of:=+FIND(&quot;f_&quot;;[.A11])+2" office:value-type="float" office:value="36" calcext:value-type="float">
            <text:p>36</text:p>
          </table:table-cell>
          <table:table-cell table:formula="of:=+FIND(&quot;_16.gif&quot;;[.A11])" office:value-type="float" office:value="39" calcext:value-type="float">
            <text:p>39</text:p>
          </table:table-cell>
          <table:table-cell table:formula="of:=+CONCATENATE(&quot;@source&quot;;CHAR(10);CHAR(34);[.A11];CHAR(34);CHAR(10);&quot;ImageResource &quot;;MID([.A11];[.B11];[.C11]-[.B11]);&quot;()&quot;;CHAR(10))" office:value-type="string" office:string-value="@source&#10;&quot;/content/documentum/icons/format/f_asp_16.gif&quot;&#10;ImageResource asp()&#10;" calcext:value-type="string">
            <text:p>@source</text:p>
            <text:p>"/content/documentum/icons/format/f_asp_16.gif"</text:p>
            <text:p>ImageResource as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u_16.gif</text:p>
          </table:table-cell>
          <table:table-cell table:formula="of:=+FIND(&quot;f_&quot;;[.A12])+2" office:value-type="float" office:value="36" calcext:value-type="float">
            <text:p>36</text:p>
          </table:table-cell>
          <table:table-cell table:formula="of:=+FIND(&quot;_16.gif&quot;;[.A12])" office:value-type="float" office:value="38" calcext:value-type="float">
            <text:p>38</text:p>
          </table:table-cell>
          <table:table-cell table:formula="of:=+CONCATENATE(&quot;@source&quot;;CHAR(10);CHAR(34);[.A12];CHAR(34);CHAR(10);&quot;ImageResource &quot;;MID([.A12];[.B12];[.C12]-[.B12]);&quot;()&quot;;CHAR(10))" office:value-type="string" office:string-value="@source&#10;&quot;/content/documentum/icons/format/f_au_16.gif&quot;&#10;ImageResource au()&#10;" calcext:value-type="string">
            <text:p>@source</text:p>
            <text:p>"/content/documentum/icons/format/f_au_16.gif"</text:p>
            <text:p>ImageResource au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udio_16.gif</text:p>
          </table:table-cell>
          <table:table-cell table:formula="of:=+FIND(&quot;f_&quot;;[.A13])+2" office:value-type="float" office:value="36" calcext:value-type="float">
            <text:p>36</text:p>
          </table:table-cell>
          <table:table-cell table:formula="of:=+FIND(&quot;_16.gif&quot;;[.A13])" office:value-type="float" office:value="41" calcext:value-type="float">
            <text:p>41</text:p>
          </table:table-cell>
          <table:table-cell table:formula="of:=+CONCATENATE(&quot;@source&quot;;CHAR(10);CHAR(34);[.A13];CHAR(34);CHAR(10);&quot;ImageResource &quot;;MID([.A13];[.B13];[.C13]-[.B13]);&quot;()&quot;;CHAR(10))" office:value-type="string" office:string-value="@source&#10;&quot;/content/documentum/icons/format/f_audio_16.gif&quot;&#10;ImageResource audio()&#10;" calcext:value-type="string">
            <text:p>@source</text:p>
            <text:p>"/content/documentum/icons/format/f_audio_16.gif"</text:p>
            <text:p>ImageResource audio()</text:p>
            <text:p/>
          </table:table-cell>
        </table:table-row>
        <table:table-row table:style-name="ro3">
          <table:table-cell office:value-type="string" calcext:value-type="string">
            <text:p>/content/documentum/icons/format/f_avi_16.gif</text:p>
          </table:table-cell>
          <table:table-cell table:formula="of:=+FIND(&quot;f_&quot;;[.A14])+2" office:value-type="float" office:value="36" calcext:value-type="float">
            <text:p>36</text:p>
          </table:table-cell>
          <table:table-cell table:formula="of:=+FIND(&quot;_16.gif&quot;;[.A14])" office:value-type="float" office:value="39" calcext:value-type="float">
            <text:p>39</text:p>
          </table:table-cell>
          <table:table-cell table:formula="of:=+CONCATENATE(&quot;@source&quot;;CHAR(10);CHAR(34);[.A14];CHAR(34);CHAR(10);&quot;ImageResource &quot;;MID([.A14];[.B14];[.C14]-[.B14]);&quot;()&quot;;CHAR(10))" office:value-type="string" office:string-value="@source&#10;&quot;/content/documentum/icons/format/f_avi_16.gif&quot;&#10;ImageResource avi()&#10;" calcext:value-type="string">
            <text:p>@source</text:p>
            <text:p>"/content/documentum/icons/format/f_avi_16.gif"</text:p>
            <text:p>ImageResource avi()</text:p>
            <text:p/>
          </table:table-cell>
        </table:table-row>
        <table:table-row table:style-name="ro3">
          <table:table-cell office:value-type="string" calcext:value-type="string">
            <text:p>/content/documentum/icons/format/f_binary_16.gif</text:p>
          </table:table-cell>
          <table:table-cell table:formula="of:=+FIND(&quot;f_&quot;;[.A15])+2" office:value-type="float" office:value="36" calcext:value-type="float">
            <text:p>36</text:p>
          </table:table-cell>
          <table:table-cell table:formula="of:=+FIND(&quot;_16.gif&quot;;[.A15])" office:value-type="float" office:value="42" calcext:value-type="float">
            <text:p>42</text:p>
          </table:table-cell>
          <table:table-cell table:formula="of:=+CONCATENATE(&quot;@source&quot;;CHAR(10);CHAR(34);[.A15];CHAR(34);CHAR(10);&quot;ImageResource &quot;;MID([.A15];[.B15];[.C15]-[.B15]);&quot;()&quot;;CHAR(10))" office:value-type="string" office:string-value="@source&#10;&quot;/content/documentum/icons/format/f_binary_16.gif&quot;&#10;ImageResource binary()&#10;" calcext:value-type="string">
            <text:p>@source</text:p>
            <text:p>"/content/documentum/icons/format/f_binary_16.gif"</text:p>
            <text:p>ImageResource binary()</text:p>
            <text:p/>
          </table:table-cell>
        </table:table-row>
        <table:table-row table:style-name="ro3">
          <table:table-cell office:value-type="string" calcext:value-type="string">
            <text:p>/content/documentum/icons/format/f_bmp_16.gif</text:p>
          </table:table-cell>
          <table:table-cell table:formula="of:=+FIND(&quot;f_&quot;;[.A16])+2" office:value-type="float" office:value="36" calcext:value-type="float">
            <text:p>36</text:p>
          </table:table-cell>
          <table:table-cell table:formula="of:=+FIND(&quot;_16.gif&quot;;[.A16])" office:value-type="float" office:value="39" calcext:value-type="float">
            <text:p>39</text:p>
          </table:table-cell>
          <table:table-cell table:formula="of:=+CONCATENATE(&quot;@source&quot;;CHAR(10);CHAR(34);[.A16];CHAR(34);CHAR(10);&quot;ImageResource &quot;;MID([.A16];[.B16];[.C16]-[.B16]);&quot;()&quot;;CHAR(10))" office:value-type="string" office:string-value="@source&#10;&quot;/content/documentum/icons/format/f_bmp_16.gif&quot;&#10;ImageResource bmp()&#10;" calcext:value-type="string">
            <text:p>@source</text:p>
            <text:p>"/content/documentum/icons/format/f_bmp_16.gif"</text:p>
            <text:p>ImageResource bm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cals1_16.gif</text:p>
          </table:table-cell>
          <table:table-cell table:formula="of:=+FIND(&quot;f_&quot;;[.A17])+2" office:value-type="float" office:value="36" calcext:value-type="float">
            <text:p>36</text:p>
          </table:table-cell>
          <table:table-cell table:formula="of:=+FIND(&quot;_16.gif&quot;;[.A17])" office:value-type="float" office:value="41" calcext:value-type="float">
            <text:p>41</text:p>
          </table:table-cell>
          <table:table-cell table:formula="of:=+CONCATENATE(&quot;@source&quot;;CHAR(10);CHAR(34);[.A17];CHAR(34);CHAR(10);&quot;ImageResource &quot;;MID([.A17];[.B17];[.C17]-[.B17]);&quot;()&quot;;CHAR(10))" office:value-type="string" office:string-value="@source&#10;&quot;/content/documentum/icons/format/f_cals1_16.gif&quot;&#10;ImageResource cals1()&#10;" calcext:value-type="string">
            <text:p>@source</text:p>
            <text:p>"/content/documentum/icons/format/f_cals1_16.gif"</text:p>
            <text:p>ImageResource cals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cals2_16.gif</text:p>
          </table:table-cell>
          <table:table-cell table:formula="of:=+FIND(&quot;f_&quot;;[.A18])+2" office:value-type="float" office:value="36" calcext:value-type="float">
            <text:p>36</text:p>
          </table:table-cell>
          <table:table-cell table:formula="of:=+FIND(&quot;_16.gif&quot;;[.A18])" office:value-type="float" office:value="41" calcext:value-type="float">
            <text:p>41</text:p>
          </table:table-cell>
          <table:table-cell table:formula="of:=+CONCATENATE(&quot;@source&quot;;CHAR(10);CHAR(34);[.A18];CHAR(34);CHAR(10);&quot;ImageResource &quot;;MID([.A18];[.B18];[.C18]-[.B18]);&quot;()&quot;;CHAR(10))" office:value-type="string" office:string-value="@source&#10;&quot;/content/documentum/icons/format/f_cals2_16.gif&quot;&#10;ImageResource cals2()&#10;" calcext:value-type="string">
            <text:p>@source</text:p>
            <text:p>"/content/documentum/icons/format/f_cals2_16.gif"</text:p>
            <text:p>ImageResource cals2()</text:p>
            <text:p/>
          </table:table-cell>
        </table:table-row>
        <table:table-row table:style-name="ro3">
          <table:table-cell office:value-type="string" calcext:value-type="string">
            <text:p>/content/documentum/icons/format/f_canvas_16.gif</text:p>
          </table:table-cell>
          <table:table-cell table:formula="of:=+FIND(&quot;f_&quot;;[.A19])+2" office:value-type="float" office:value="36" calcext:value-type="float">
            <text:p>36</text:p>
          </table:table-cell>
          <table:table-cell table:formula="of:=+FIND(&quot;_16.gif&quot;;[.A19])" office:value-type="float" office:value="42" calcext:value-type="float">
            <text:p>42</text:p>
          </table:table-cell>
          <table:table-cell table:formula="of:=+CONCATENATE(&quot;@source&quot;;CHAR(10);CHAR(34);[.A19];CHAR(34);CHAR(10);&quot;ImageResource &quot;;MID([.A19];[.B19];[.C19]-[.B19]);&quot;()&quot;;CHAR(10))" office:value-type="string" office:string-value="@source&#10;&quot;/content/documentum/icons/format/f_canvas_16.gif&quot;&#10;ImageResource canvas()&#10;" calcext:value-type="string">
            <text:p>@source</text:p>
            <text:p>"/content/documentum/icons/format/f_canvas_16.gif"</text:p>
            <text:p>ImageResource canva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cgm_16.gif</text:p>
          </table:table-cell>
          <table:table-cell table:formula="of:=+FIND(&quot;f_&quot;;[.A20])+2" office:value-type="float" office:value="36" calcext:value-type="float">
            <text:p>36</text:p>
          </table:table-cell>
          <table:table-cell table:formula="of:=+FIND(&quot;_16.gif&quot;;[.A20])" office:value-type="float" office:value="39" calcext:value-type="float">
            <text:p>39</text:p>
          </table:table-cell>
          <table:table-cell table:formula="of:=+CONCATENATE(&quot;@source&quot;;CHAR(10);CHAR(34);[.A20];CHAR(34);CHAR(10);&quot;ImageResource &quot;;MID([.A20];[.B20];[.C20]-[.B20]);&quot;()&quot;;CHAR(10))" office:value-type="string" office:string-value="@source&#10;&quot;/content/documentum/icons/format/f_cgm_16.gif&quot;&#10;ImageResource cgm()&#10;" calcext:value-type="string">
            <text:p>@source</text:p>
            <text:p>"/content/documentum/icons/format/f_cgm_16.gif"</text:p>
            <text:p>ImageResource cgm()</text:p>
            <text:p/>
          </table:table-cell>
        </table:table-row>
        <table:table-row table:style-name="ro3">
          <table:table-cell office:value-type="string" calcext:value-type="string">
            <text:p>/content/documentum/icons/format/f_class_16.gif</text:p>
          </table:table-cell>
          <table:table-cell table:formula="of:=+FIND(&quot;f_&quot;;[.A21])+2" office:value-type="float" office:value="36" calcext:value-type="float">
            <text:p>36</text:p>
          </table:table-cell>
          <table:table-cell table:formula="of:=+FIND(&quot;_16.gif&quot;;[.A21])" office:value-type="float" office:value="41" calcext:value-type="float">
            <text:p>41</text:p>
          </table:table-cell>
          <table:table-cell table:formula="of:=+CONCATENATE(&quot;@source&quot;;CHAR(10);CHAR(34);[.A21];CHAR(34);CHAR(10);&quot;ImageResource &quot;;MID([.A21];[.B21];[.C21]-[.B21]);&quot;()&quot;;CHAR(10))" office:value-type="string" office:string-value="@source&#10;&quot;/content/documentum/icons/format/f_class_16.gif&quot;&#10;ImageResource class()&#10;" calcext:value-type="string">
            <text:p>@source</text:p>
            <text:p>"/content/documentum/icons/format/f_class_16.gif"</text:p>
            <text:p>ImageResource clas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crtext_16.gif</text:p>
          </table:table-cell>
          <table:table-cell table:formula="of:=+FIND(&quot;f_&quot;;[.A22])+2" office:value-type="float" office:value="36" calcext:value-type="float">
            <text:p>36</text:p>
          </table:table-cell>
          <table:table-cell table:formula="of:=+FIND(&quot;_16.gif&quot;;[.A22])" office:value-type="float" office:value="42" calcext:value-type="float">
            <text:p>42</text:p>
          </table:table-cell>
          <table:table-cell table:formula="of:=+CONCATENATE(&quot;@source&quot;;CHAR(10);CHAR(34);[.A22];CHAR(34);CHAR(10);&quot;ImageResource &quot;;MID([.A22];[.B22];[.C22]-[.B22]);&quot;()&quot;;CHAR(10))" office:value-type="string" office:string-value="@source&#10;&quot;/content/documentum/icons/format/f_crtext_16.gif&quot;&#10;ImageResource crtext()&#10;" calcext:value-type="string">
            <text:p>@source</text:p>
            <text:p>"/content/documentum/icons/format/f_crtext_16.gif"</text:p>
            <text:p>ImageResource crtex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css_16.gif</text:p>
          </table:table-cell>
          <table:table-cell table:formula="of:=+FIND(&quot;f_&quot;;[.A23])+2" office:value-type="float" office:value="36" calcext:value-type="float">
            <text:p>36</text:p>
          </table:table-cell>
          <table:table-cell table:formula="of:=+FIND(&quot;_16.gif&quot;;[.A23])" office:value-type="float" office:value="39" calcext:value-type="float">
            <text:p>39</text:p>
          </table:table-cell>
          <table:table-cell table:formula="of:=+CONCATENATE(&quot;@source&quot;;CHAR(10);CHAR(34);[.A23];CHAR(34);CHAR(10);&quot;ImageResource &quot;;MID([.A23];[.B23];[.C23]-[.B23]);&quot;()&quot;;CHAR(10))" office:value-type="string" office:string-value="@source&#10;&quot;/content/documentum/icons/format/f_css_16.gif&quot;&#10;ImageResource css()&#10;" calcext:value-type="string">
            <text:p>@source</text:p>
            <text:p>"/content/documentum/icons/format/f_css_16.gif"</text:p>
            <text:p>ImageResource cs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dca_16.gif</text:p>
          </table:table-cell>
          <table:table-cell table:formula="of:=+FIND(&quot;f_&quot;;[.A24])+2" office:value-type="float" office:value="36" calcext:value-type="float">
            <text:p>36</text:p>
          </table:table-cell>
          <table:table-cell table:formula="of:=+FIND(&quot;_16.gif&quot;;[.A24])" office:value-type="float" office:value="39" calcext:value-type="float">
            <text:p>39</text:p>
          </table:table-cell>
          <table:table-cell table:formula="of:=+CONCATENATE(&quot;@source&quot;;CHAR(10);CHAR(34);[.A24];CHAR(34);CHAR(10);&quot;ImageResource &quot;;MID([.A24];[.B24];[.C24]-[.B24]);&quot;()&quot;;CHAR(10))" office:value-type="string" office:string-value="@source&#10;&quot;/content/documentum/icons/format/f_dca_16.gif&quot;&#10;ImageResource dca()&#10;" calcext:value-type="string">
            <text:p>@source</text:p>
            <text:p>"/content/documentum/icons/format/f_dca_16.gif"</text:p>
            <text:p>ImageResource dca()</text:p>
            <text:p/>
          </table:table-cell>
        </table:table-row>
        <table:table-row table:style-name="ro3">
          <table:table-cell office:value-type="string" calcext:value-type="string">
            <text:p>/content/documentum/icons/format/f_dib_16.gif</text:p>
          </table:table-cell>
          <table:table-cell table:formula="of:=+FIND(&quot;f_&quot;;[.A25])+2" office:value-type="float" office:value="36" calcext:value-type="float">
            <text:p>36</text:p>
          </table:table-cell>
          <table:table-cell table:formula="of:=+FIND(&quot;_16.gif&quot;;[.A25])" office:value-type="float" office:value="39" calcext:value-type="float">
            <text:p>39</text:p>
          </table:table-cell>
          <table:table-cell table:formula="of:=+CONCATENATE(&quot;@source&quot;;CHAR(10);CHAR(34);[.A25];CHAR(34);CHAR(10);&quot;ImageResource &quot;;MID([.A25];[.B25];[.C25]-[.B25]);&quot;()&quot;;CHAR(10))" office:value-type="string" office:string-value="@source&#10;&quot;/content/documentum/icons/format/f_dib_16.gif&quot;&#10;ImageResource dib()&#10;" calcext:value-type="string">
            <text:p>@source</text:p>
            <text:p>"/content/documentum/icons/format/f_dib_16.gif"</text:p>
            <text:p>ImageResource dib()</text:p>
            <text:p/>
          </table:table-cell>
        </table:table-row>
        <table:table-row table:style-name="ro3">
          <table:table-cell office:value-type="string" calcext:value-type="string">
            <text:p>/content/documentum/icons/format/f_doc_16.gif</text:p>
          </table:table-cell>
          <table:table-cell table:formula="of:=+FIND(&quot;f_&quot;;[.A26])+2" office:value-type="float" office:value="36" calcext:value-type="float">
            <text:p>36</text:p>
          </table:table-cell>
          <table:table-cell table:formula="of:=+FIND(&quot;_16.gif&quot;;[.A26])" office:value-type="float" office:value="39" calcext:value-type="float">
            <text:p>39</text:p>
          </table:table-cell>
          <table:table-cell table:formula="of:=+CONCATENATE(&quot;@source&quot;;CHAR(10);CHAR(34);[.A26];CHAR(34);CHAR(10);&quot;ImageResource &quot;;MID([.A26];[.B26];[.C26]-[.B26]);&quot;()&quot;;CHAR(10))" office:value-type="string" office:string-value="@source&#10;&quot;/content/documentum/icons/format/f_doc_16.gif&quot;&#10;ImageResource doc()&#10;" calcext:value-type="string">
            <text:p>@source</text:p>
            <text:p>"/content/documentum/icons/format/f_doc_16.gif"</text:p>
            <text:p>ImageResource doc()</text:p>
            <text:p/>
          </table:table-cell>
        </table:table-row>
        <table:table-row table:style-name="ro3">
          <table:table-cell office:value-type="string" calcext:value-type="string">
            <text:p>/content/documentum/icons/format/f_dtd_16.gif</text:p>
          </table:table-cell>
          <table:table-cell table:formula="of:=+FIND(&quot;f_&quot;;[.A27])+2" office:value-type="float" office:value="36" calcext:value-type="float">
            <text:p>36</text:p>
          </table:table-cell>
          <table:table-cell table:formula="of:=+FIND(&quot;_16.gif&quot;;[.A27])" office:value-type="float" office:value="39" calcext:value-type="float">
            <text:p>39</text:p>
          </table:table-cell>
          <table:table-cell table:formula="of:=+CONCATENATE(&quot;@source&quot;;CHAR(10);CHAR(34);[.A27];CHAR(34);CHAR(10);&quot;ImageResource &quot;;MID([.A27];[.B27];[.C27]-[.B27]);&quot;()&quot;;CHAR(10))" office:value-type="string" office:string-value="@source&#10;&quot;/content/documentum/icons/format/f_dtd_16.gif&quot;&#10;ImageResource dtd()&#10;" calcext:value-type="string">
            <text:p>@source</text:p>
            <text:p>"/content/documentum/icons/format/f_dtd_16.gif"</text:p>
            <text:p>ImageResource dt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dwf_16.gif</text:p>
          </table:table-cell>
          <table:table-cell table:formula="of:=+FIND(&quot;f_&quot;;[.A28])+2" office:value-type="float" office:value="36" calcext:value-type="float">
            <text:p>36</text:p>
          </table:table-cell>
          <table:table-cell table:formula="of:=+FIND(&quot;_16.gif&quot;;[.A28])" office:value-type="float" office:value="39" calcext:value-type="float">
            <text:p>39</text:p>
          </table:table-cell>
          <table:table-cell table:formula="of:=+CONCATENATE(&quot;@source&quot;;CHAR(10);CHAR(34);[.A28];CHAR(34);CHAR(10);&quot;ImageResource &quot;;MID([.A28];[.B28];[.C28]-[.B28]);&quot;()&quot;;CHAR(10))" office:value-type="string" office:string-value="@source&#10;&quot;/content/documentum/icons/format/f_dwf_16.gif&quot;&#10;ImageResource dwf()&#10;" calcext:value-type="string">
            <text:p>@source</text:p>
            <text:p>"/content/documentum/icons/format/f_dwf_16.gif"</text:p>
            <text:p>ImageResource dw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dxf_16.gif</text:p>
          </table:table-cell>
          <table:table-cell table:formula="of:=+FIND(&quot;f_&quot;;[.A29])+2" office:value-type="float" office:value="36" calcext:value-type="float">
            <text:p>36</text:p>
          </table:table-cell>
          <table:table-cell table:formula="of:=+FIND(&quot;_16.gif&quot;;[.A29])" office:value-type="float" office:value="39" calcext:value-type="float">
            <text:p>39</text:p>
          </table:table-cell>
          <table:table-cell table:formula="of:=+CONCATENATE(&quot;@source&quot;;CHAR(10);CHAR(34);[.A29];CHAR(34);CHAR(10);&quot;ImageResource &quot;;MID([.A29];[.B29];[.C29]-[.B29]);&quot;()&quot;;CHAR(10))" office:value-type="string" office:string-value="@source&#10;&quot;/content/documentum/icons/format/f_dxf_16.gif&quot;&#10;ImageResource dxf()&#10;" calcext:value-type="string">
            <text:p>@source</text:p>
            <text:p>"/content/documentum/icons/format/f_dxf_16.gif"</text:p>
            <text:p>ImageResource dx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bdic_16.gif</text:p>
          </table:table-cell>
          <table:table-cell table:formula="of:=+FIND(&quot;f_&quot;;[.A30])+2" office:value-type="float" office:value="36" calcext:value-type="float">
            <text:p>36</text:p>
          </table:table-cell>
          <table:table-cell table:formula="of:=+FIND(&quot;_16.gif&quot;;[.A30])" office:value-type="float" office:value="41" calcext:value-type="float">
            <text:p>41</text:p>
          </table:table-cell>
          <table:table-cell table:formula="of:=+CONCATENATE(&quot;@source&quot;;CHAR(10);CHAR(34);[.A30];CHAR(34);CHAR(10);&quot;ImageResource &quot;;MID([.A30];[.B30];[.C30]-[.B30]);&quot;()&quot;;CHAR(10))" office:value-type="string" office:string-value="@source&#10;&quot;/content/documentum/icons/format/f_ebdic_16.gif&quot;&#10;ImageResource ebdic()&#10;" calcext:value-type="string">
            <text:p>@source</text:p>
            <text:p>"/content/documentum/icons/format/f_ebdic_16.gif"</text:p>
            <text:p>ImageResource ebdic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lm_16.gif</text:p>
          </table:table-cell>
          <table:table-cell table:formula="of:=+FIND(&quot;f_&quot;;[.A31])+2" office:value-type="float" office:value="36" calcext:value-type="float">
            <text:p>36</text:p>
          </table:table-cell>
          <table:table-cell table:formula="of:=+FIND(&quot;_16.gif&quot;;[.A31])" office:value-type="float" office:value="39" calcext:value-type="float">
            <text:p>39</text:p>
          </table:table-cell>
          <table:table-cell table:formula="of:=+CONCATENATE(&quot;@source&quot;;CHAR(10);CHAR(34);[.A31];CHAR(34);CHAR(10);&quot;ImageResource &quot;;MID([.A31];[.B31];[.C31]-[.B31]);&quot;()&quot;;CHAR(10))" office:value-type="string" office:string-value="@source&#10;&quot;/content/documentum/icons/format/f_elm_16.gif&quot;&#10;ImageResource elm()&#10;" calcext:value-type="string">
            <text:p>@source</text:p>
            <text:p>"/content/documentum/icons/format/f_elm_16.gif"</text:p>
            <text:p>ImageResource elm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nt_16.gif</text:p>
          </table:table-cell>
          <table:table-cell table:formula="of:=+FIND(&quot;f_&quot;;[.A32])+2" office:value-type="float" office:value="36" calcext:value-type="float">
            <text:p>36</text:p>
          </table:table-cell>
          <table:table-cell table:formula="of:=+FIND(&quot;_16.gif&quot;;[.A32])" office:value-type="float" office:value="39" calcext:value-type="float">
            <text:p>39</text:p>
          </table:table-cell>
          <table:table-cell table:formula="of:=+CONCATENATE(&quot;@source&quot;;CHAR(10);CHAR(34);[.A32];CHAR(34);CHAR(10);&quot;ImageResource &quot;;MID([.A32];[.B32];[.C32]-[.B32]);&quot;()&quot;;CHAR(10))" office:value-type="string" office:string-value="@source&#10;&quot;/content/documentum/icons/format/f_ent_16.gif&quot;&#10;ImageResource ent()&#10;" calcext:value-type="string">
            <text:p>@source</text:p>
            <text:p>"/content/documentum/icons/format/f_ent_16.gif"</text:p>
            <text:p>ImageResource en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ntourage_msg_16.gif</text:p>
          </table:table-cell>
          <table:table-cell table:formula="of:=+FIND(&quot;f_&quot;;[.A33])+2" office:value-type="float" office:value="36" calcext:value-type="float">
            <text:p>36</text:p>
          </table:table-cell>
          <table:table-cell table:formula="of:=+FIND(&quot;_16.gif&quot;;[.A33])" office:value-type="float" office:value="49" calcext:value-type="float">
            <text:p>49</text:p>
          </table:table-cell>
          <table:table-cell table:formula="of:=+CONCATENATE(&quot;@source&quot;;CHAR(10);CHAR(34);[.A33];CHAR(34);CHAR(10);&quot;ImageResource &quot;;MID([.A33];[.B33];[.C33]-[.B33]);&quot;()&quot;;CHAR(10))" office:value-type="string" office:string-value="@source&#10;&quot;/content/documentum/icons/format/f_entourage_msg_16.gif&quot;&#10;ImageResource entourage_msg()&#10;" calcext:value-type="string">
            <text:p>@source</text:p>
            <text:p>"/content/documentum/icons/format/f_entourage_msg_16.gif"</text:p>
            <text:p>ImageResource entourage_msg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ps_16.gif</text:p>
          </table:table-cell>
          <table:table-cell table:formula="of:=+FIND(&quot;f_&quot;;[.A34])+2" office:value-type="float" office:value="36" calcext:value-type="float">
            <text:p>36</text:p>
          </table:table-cell>
          <table:table-cell table:formula="of:=+FIND(&quot;_16.gif&quot;;[.A34])" office:value-type="float" office:value="39" calcext:value-type="float">
            <text:p>39</text:p>
          </table:table-cell>
          <table:table-cell table:formula="of:=+CONCATENATE(&quot;@source&quot;;CHAR(10);CHAR(34);[.A34];CHAR(34);CHAR(10);&quot;ImageResource &quot;;MID([.A34];[.B34];[.C34]-[.B34]);&quot;()&quot;;CHAR(10))" office:value-type="string" office:string-value="@source&#10;&quot;/content/documentum/icons/format/f_eps_16.gif&quot;&#10;ImageResource eps()&#10;" calcext:value-type="string">
            <text:p>@source</text:p>
            <text:p>"/content/documentum/icons/format/f_eps_16.gif"</text:p>
            <text:p>ImageResource ep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_16.gif</text:p>
          </table:table-cell>
          <table:table-cell table:formula="of:=+FIND(&quot;f_&quot;;[.A35])+2" office:value-type="float" office:value="36" calcext:value-type="float">
            <text:p>36</text:p>
          </table:table-cell>
          <table:table-cell table:formula="of:=+FIND(&quot;_16.gif&quot;;[.A35])" office:value-type="float" office:value="41" calcext:value-type="float">
            <text:p>41</text:p>
          </table:table-cell>
          <table:table-cell table:formula="of:=+CONCATENATE(&quot;@source&quot;;CHAR(10);CHAR(34);[.A35];CHAR(34);CHAR(10);&quot;ImageResource &quot;;MID([.A35];[.B35];[.C35]-[.B35]);&quot;()&quot;;CHAR(10))" office:value-type="string" office:string-value="@source&#10;&quot;/content/documentum/icons/format/f_excel_16.gif&quot;&#10;ImageResource excel()&#10;" calcext:value-type="string">
            <text:p>@source</text:p>
            <text:p>"/content/documentum/icons/format/f_excel_16.gif"</text:p>
            <text:p>ImageResource exce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12bbook_16.gif</text:p>
          </table:table-cell>
          <table:table-cell table:formula="of:=+FIND(&quot;f_&quot;;[.A36])+2" office:value-type="float" office:value="36" calcext:value-type="float">
            <text:p>36</text:p>
          </table:table-cell>
          <table:table-cell table:formula="of:=+FIND(&quot;_16.gif&quot;;[.A36])" office:value-type="float" office:value="48" calcext:value-type="float">
            <text:p>48</text:p>
          </table:table-cell>
          <table:table-cell table:formula="of:=+CONCATENATE(&quot;@source&quot;;CHAR(10);CHAR(34);[.A36];CHAR(34);CHAR(10);&quot;ImageResource &quot;;MID([.A36];[.B36];[.C36]-[.B36]);&quot;()&quot;;CHAR(10))" office:value-type="string" office:string-value="@source&#10;&quot;/content/documentum/icons/format/f_excel12bbook_16.gif&quot;&#10;ImageResource excel12bbook()&#10;" calcext:value-type="string">
            <text:p>@source</text:p>
            <text:p>"/content/documentum/icons/format/f_excel12bbook_16.gif"</text:p>
            <text:p>ImageResource excel12b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12book_16.gif</text:p>
          </table:table-cell>
          <table:table-cell table:formula="of:=+FIND(&quot;f_&quot;;[.A37])+2" office:value-type="float" office:value="36" calcext:value-type="float">
            <text:p>36</text:p>
          </table:table-cell>
          <table:table-cell table:formula="of:=+FIND(&quot;_16.gif&quot;;[.A37])" office:value-type="float" office:value="47" calcext:value-type="float">
            <text:p>47</text:p>
          </table:table-cell>
          <table:table-cell table:formula="of:=+CONCATENATE(&quot;@source&quot;;CHAR(10);CHAR(34);[.A37];CHAR(34);CHAR(10);&quot;ImageResource &quot;;MID([.A37];[.B37];[.C37]-[.B37]);&quot;()&quot;;CHAR(10))" office:value-type="string" office:string-value="@source&#10;&quot;/content/documentum/icons/format/f_excel12book_16.gif&quot;&#10;ImageResource excel12book()&#10;" calcext:value-type="string">
            <text:p>@source</text:p>
            <text:p>"/content/documentum/icons/format/f_excel12book_16.gif"</text:p>
            <text:p>ImageResource excel12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12mebook_16.gif</text:p>
          </table:table-cell>
          <table:table-cell table:formula="of:=+FIND(&quot;f_&quot;;[.A38])+2" office:value-type="float" office:value="36" calcext:value-type="float">
            <text:p>36</text:p>
          </table:table-cell>
          <table:table-cell table:formula="of:=+FIND(&quot;_16.gif&quot;;[.A38])" office:value-type="float" office:value="49" calcext:value-type="float">
            <text:p>49</text:p>
          </table:table-cell>
          <table:table-cell table:formula="of:=+CONCATENATE(&quot;@source&quot;;CHAR(10);CHAR(34);[.A38];CHAR(34);CHAR(10);&quot;ImageResource &quot;;MID([.A38];[.B38];[.C38]-[.B38]);&quot;()&quot;;CHAR(10))" office:value-type="string" office:string-value="@source&#10;&quot;/content/documentum/icons/format/f_excel12mebook_16.gif&quot;&#10;ImageResource excel12mebook()&#10;" calcext:value-type="string">
            <text:p>@source</text:p>
            <text:p>"/content/documentum/icons/format/f_excel12mebook_16.gif"</text:p>
            <text:p>ImageResource excel12me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12metemplate_16.gif</text:p>
          </table:table-cell>
          <table:table-cell table:formula="of:=+FIND(&quot;f_&quot;;[.A39])+2" office:value-type="float" office:value="36" calcext:value-type="float">
            <text:p>36</text:p>
          </table:table-cell>
          <table:table-cell table:formula="of:=+FIND(&quot;_16.gif&quot;;[.A39])" office:value-type="float" office:value="53" calcext:value-type="float">
            <text:p>53</text:p>
          </table:table-cell>
          <table:table-cell table:formula="of:=+CONCATENATE(&quot;@source&quot;;CHAR(10);CHAR(34);[.A39];CHAR(34);CHAR(10);&quot;ImageResource &quot;;MID([.A39];[.B39];[.C39]-[.B39]);&quot;()&quot;;CHAR(10))" office:value-type="string" office:string-value="@source&#10;&quot;/content/documentum/icons/format/f_excel12metemplate_16.gif&quot;&#10;ImageResource excel12metemplate()&#10;" calcext:value-type="string">
            <text:p>@source</text:p>
            <text:p>"/content/documentum/icons/format/f_excel12metemplate_16.gif"</text:p>
            <text:p>ImageResource excel12me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12template_16.gif</text:p>
          </table:table-cell>
          <table:table-cell table:formula="of:=+FIND(&quot;f_&quot;;[.A40])+2" office:value-type="float" office:value="36" calcext:value-type="float">
            <text:p>36</text:p>
          </table:table-cell>
          <table:table-cell table:formula="of:=+FIND(&quot;_16.gif&quot;;[.A40])" office:value-type="float" office:value="51" calcext:value-type="float">
            <text:p>51</text:p>
          </table:table-cell>
          <table:table-cell table:formula="of:=+CONCATENATE(&quot;@source&quot;;CHAR(10);CHAR(34);[.A40];CHAR(34);CHAR(10);&quot;ImageResource &quot;;MID([.A40];[.B40];[.C40]-[.B40]);&quot;()&quot;;CHAR(10))" office:value-type="string" office:string-value="@source&#10;&quot;/content/documentum/icons/format/f_excel12template_16.gif&quot;&#10;ImageResource excel12template()&#10;" calcext:value-type="string">
            <text:p>@source</text:p>
            <text:p>"/content/documentum/icons/format/f_excel12template_16.gif"</text:p>
            <text:p>ImageResource excel12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14bbook_16.gif</text:p>
          </table:table-cell>
          <table:table-cell table:formula="of:=+FIND(&quot;f_&quot;;[.A41])+2" office:value-type="float" office:value="36" calcext:value-type="float">
            <text:p>36</text:p>
          </table:table-cell>
          <table:table-cell table:formula="of:=+FIND(&quot;_16.gif&quot;;[.A41])" office:value-type="float" office:value="48" calcext:value-type="float">
            <text:p>48</text:p>
          </table:table-cell>
          <table:table-cell table:formula="of:=+CONCATENATE(&quot;@source&quot;;CHAR(10);CHAR(34);[.A41];CHAR(34);CHAR(10);&quot;ImageResource &quot;;MID([.A41];[.B41];[.C41]-[.B41]);&quot;()&quot;;CHAR(10))" office:value-type="string" office:string-value="@source&#10;&quot;/content/documentum/icons/format/f_excel14bbook_16.gif&quot;&#10;ImageResource excel14bbook()&#10;" calcext:value-type="string">
            <text:p>@source</text:p>
            <text:p>"/content/documentum/icons/format/f_excel14bbook_16.gif"</text:p>
            <text:p>ImageResource excel14b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14book_16.gif</text:p>
          </table:table-cell>
          <table:table-cell table:formula="of:=+FIND(&quot;f_&quot;;[.A42])+2" office:value-type="float" office:value="36" calcext:value-type="float">
            <text:p>36</text:p>
          </table:table-cell>
          <table:table-cell table:formula="of:=+FIND(&quot;_16.gif&quot;;[.A42])" office:value-type="float" office:value="47" calcext:value-type="float">
            <text:p>47</text:p>
          </table:table-cell>
          <table:table-cell table:formula="of:=+CONCATENATE(&quot;@source&quot;;CHAR(10);CHAR(34);[.A42];CHAR(34);CHAR(10);&quot;ImageResource &quot;;MID([.A42];[.B42];[.C42]-[.B42]);&quot;()&quot;;CHAR(10))" office:value-type="string" office:string-value="@source&#10;&quot;/content/documentum/icons/format/f_excel14book_16.gif&quot;&#10;ImageResource excel14book()&#10;" calcext:value-type="string">
            <text:p>@source</text:p>
            <text:p>"/content/documentum/icons/format/f_excel14book_16.gif"</text:p>
            <text:p>ImageResource excel14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14mebook_16.gif</text:p>
          </table:table-cell>
          <table:table-cell table:formula="of:=+FIND(&quot;f_&quot;;[.A43])+2" office:value-type="float" office:value="36" calcext:value-type="float">
            <text:p>36</text:p>
          </table:table-cell>
          <table:table-cell table:formula="of:=+FIND(&quot;_16.gif&quot;;[.A43])" office:value-type="float" office:value="49" calcext:value-type="float">
            <text:p>49</text:p>
          </table:table-cell>
          <table:table-cell table:formula="of:=+CONCATENATE(&quot;@source&quot;;CHAR(10);CHAR(34);[.A43];CHAR(34);CHAR(10);&quot;ImageResource &quot;;MID([.A43];[.B43];[.C43]-[.B43]);&quot;()&quot;;CHAR(10))" office:value-type="string" office:string-value="@source&#10;&quot;/content/documentum/icons/format/f_excel14mebook_16.gif&quot;&#10;ImageResource excel14mebook()&#10;" calcext:value-type="string">
            <text:p>@source</text:p>
            <text:p>"/content/documentum/icons/format/f_excel14mebook_16.gif"</text:p>
            <text:p>ImageResource excel14me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14metemplate_16.gif</text:p>
          </table:table-cell>
          <table:table-cell table:formula="of:=+FIND(&quot;f_&quot;;[.A44])+2" office:value-type="float" office:value="36" calcext:value-type="float">
            <text:p>36</text:p>
          </table:table-cell>
          <table:table-cell table:formula="of:=+FIND(&quot;_16.gif&quot;;[.A44])" office:value-type="float" office:value="53" calcext:value-type="float">
            <text:p>53</text:p>
          </table:table-cell>
          <table:table-cell table:formula="of:=+CONCATENATE(&quot;@source&quot;;CHAR(10);CHAR(34);[.A44];CHAR(34);CHAR(10);&quot;ImageResource &quot;;MID([.A44];[.B44];[.C44]-[.B44]);&quot;()&quot;;CHAR(10))" office:value-type="string" office:string-value="@source&#10;&quot;/content/documentum/icons/format/f_excel14metemplate_16.gif&quot;&#10;ImageResource excel14metemplate()&#10;" calcext:value-type="string">
            <text:p>@source</text:p>
            <text:p>"/content/documentum/icons/format/f_excel14metemplate_16.gif"</text:p>
            <text:p>ImageResource excel14me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14template_16.gif</text:p>
          </table:table-cell>
          <table:table-cell table:formula="of:=+FIND(&quot;f_&quot;;[.A45])+2" office:value-type="float" office:value="36" calcext:value-type="float">
            <text:p>36</text:p>
          </table:table-cell>
          <table:table-cell table:formula="of:=+FIND(&quot;_16.gif&quot;;[.A45])" office:value-type="float" office:value="51" calcext:value-type="float">
            <text:p>51</text:p>
          </table:table-cell>
          <table:table-cell table:formula="of:=+CONCATENATE(&quot;@source&quot;;CHAR(10);CHAR(34);[.A45];CHAR(34);CHAR(10);&quot;ImageResource &quot;;MID([.A45];[.B45];[.C45]-[.B45]);&quot;()&quot;;CHAR(10))" office:value-type="string" office:string-value="@source&#10;&quot;/content/documentum/icons/format/f_excel14template_16.gif&quot;&#10;ImageResource excel14template()&#10;" calcext:value-type="string">
            <text:p>@source</text:p>
            <text:p>"/content/documentum/icons/format/f_excel14template_16.gif"</text:p>
            <text:p>ImageResource excel14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2007_16.gif</text:p>
          </table:table-cell>
          <table:table-cell table:formula="of:=+FIND(&quot;f_&quot;;[.A46])+2" office:value-type="float" office:value="36" calcext:value-type="float">
            <text:p>36</text:p>
          </table:table-cell>
          <table:table-cell table:formula="of:=+FIND(&quot;_16.gif&quot;;[.A46])" office:value-type="float" office:value="45" calcext:value-type="float">
            <text:p>45</text:p>
          </table:table-cell>
          <table:table-cell table:formula="of:=+CONCATENATE(&quot;@source&quot;;CHAR(10);CHAR(34);[.A46];CHAR(34);CHAR(10);&quot;ImageResource &quot;;MID([.A46];[.B46];[.C46]-[.B46]);&quot;()&quot;;CHAR(10))" office:value-type="string" office:string-value="@source&#10;&quot;/content/documentum/icons/format/f_excel2007_16.gif&quot;&#10;ImageResource excel2007()&#10;" calcext:value-type="string">
            <text:p>@source</text:p>
            <text:p>"/content/documentum/icons/format/f_excel2007_16.gif"</text:p>
            <text:p>ImageResource excel2007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2007_template_16.gif</text:p>
          </table:table-cell>
          <table:table-cell table:formula="of:=+FIND(&quot;f_&quot;;[.A47])+2" office:value-type="float" office:value="36" calcext:value-type="float">
            <text:p>36</text:p>
          </table:table-cell>
          <table:table-cell table:formula="of:=+FIND(&quot;_16.gif&quot;;[.A47])" office:value-type="float" office:value="54" calcext:value-type="float">
            <text:p>54</text:p>
          </table:table-cell>
          <table:table-cell table:formula="of:=+CONCATENATE(&quot;@source&quot;;CHAR(10);CHAR(34);[.A47];CHAR(34);CHAR(10);&quot;ImageResource &quot;;MID([.A47];[.B47];[.C47]-[.B47]);&quot;()&quot;;CHAR(10))" office:value-type="string" office:string-value="@source&#10;&quot;/content/documentum/icons/format/f_excel2007_template_16.gif&quot;&#10;ImageResource excel2007_template()&#10;" calcext:value-type="string">
            <text:p>@source</text:p>
            <text:p>"/content/documentum/icons/format/f_excel2007_template_16.gif"</text:p>
            <text:p>ImageResource excel2007_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2sheet_16.gif</text:p>
          </table:table-cell>
          <table:table-cell table:formula="of:=+FIND(&quot;f_&quot;;[.A48])+2" office:value-type="float" office:value="36" calcext:value-type="float">
            <text:p>36</text:p>
          </table:table-cell>
          <table:table-cell table:formula="of:=+FIND(&quot;_16.gif&quot;;[.A48])" office:value-type="float" office:value="47" calcext:value-type="float">
            <text:p>47</text:p>
          </table:table-cell>
          <table:table-cell table:formula="of:=+CONCATENATE(&quot;@source&quot;;CHAR(10);CHAR(34);[.A48];CHAR(34);CHAR(10);&quot;ImageResource &quot;;MID([.A48];[.B48];[.C48]-[.B48]);&quot;()&quot;;CHAR(10))" office:value-type="string" office:string-value="@source&#10;&quot;/content/documentum/icons/format/f_excel2sheet_16.gif&quot;&#10;ImageResource excel2sheet()&#10;" calcext:value-type="string">
            <text:p>@source</text:p>
            <text:p>"/content/documentum/icons/format/f_excel2sheet_16.gif"</text:p>
            <text:p>ImageResource excel2shee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4book_16.gif</text:p>
          </table:table-cell>
          <table:table-cell table:formula="of:=+FIND(&quot;f_&quot;;[.A49])+2" office:value-type="float" office:value="36" calcext:value-type="float">
            <text:p>36</text:p>
          </table:table-cell>
          <table:table-cell table:formula="of:=+FIND(&quot;_16.gif&quot;;[.A49])" office:value-type="float" office:value="46" calcext:value-type="float">
            <text:p>46</text:p>
          </table:table-cell>
          <table:table-cell table:formula="of:=+CONCATENATE(&quot;@source&quot;;CHAR(10);CHAR(34);[.A49];CHAR(34);CHAR(10);&quot;ImageResource &quot;;MID([.A49];[.B49];[.C49]-[.B49]);&quot;()&quot;;CHAR(10))" office:value-type="string" office:string-value="@source&#10;&quot;/content/documentum/icons/format/f_excel4book_16.gif&quot;&#10;ImageResource excel4book()&#10;" calcext:value-type="string">
            <text:p>@source</text:p>
            <text:p>"/content/documentum/icons/format/f_excel4book_16.gif"</text:p>
            <text:p>ImageResource excel4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4sheet_16.gif</text:p>
          </table:table-cell>
          <table:table-cell table:formula="of:=+FIND(&quot;f_&quot;;[.A50])+2" office:value-type="float" office:value="36" calcext:value-type="float">
            <text:p>36</text:p>
          </table:table-cell>
          <table:table-cell table:formula="of:=+FIND(&quot;_16.gif&quot;;[.A50])" office:value-type="float" office:value="47" calcext:value-type="float">
            <text:p>47</text:p>
          </table:table-cell>
          <table:table-cell table:formula="of:=+CONCATENATE(&quot;@source&quot;;CHAR(10);CHAR(34);[.A50];CHAR(34);CHAR(10);&quot;ImageResource &quot;;MID([.A50];[.B50];[.C50]-[.B50]);&quot;()&quot;;CHAR(10))" office:value-type="string" office:string-value="@source&#10;&quot;/content/documentum/icons/format/f_excel4sheet_16.gif&quot;&#10;ImageResource excel4sheet()&#10;" calcext:value-type="string">
            <text:p>@source</text:p>
            <text:p>"/content/documentum/icons/format/f_excel4sheet_16.gif"</text:p>
            <text:p>ImageResource excel4shee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5book_16.gif</text:p>
          </table:table-cell>
          <table:table-cell table:formula="of:=+FIND(&quot;f_&quot;;[.A51])+2" office:value-type="float" office:value="36" calcext:value-type="float">
            <text:p>36</text:p>
          </table:table-cell>
          <table:table-cell table:formula="of:=+FIND(&quot;_16.gif&quot;;[.A51])" office:value-type="float" office:value="46" calcext:value-type="float">
            <text:p>46</text:p>
          </table:table-cell>
          <table:table-cell table:formula="of:=+CONCATENATE(&quot;@source&quot;;CHAR(10);CHAR(34);[.A51];CHAR(34);CHAR(10);&quot;ImageResource &quot;;MID([.A51];[.B51];[.C51]-[.B51]);&quot;()&quot;;CHAR(10))" office:value-type="string" office:string-value="@source&#10;&quot;/content/documentum/icons/format/f_excel5book_16.gif&quot;&#10;ImageResource excel5book()&#10;" calcext:value-type="string">
            <text:p>@source</text:p>
            <text:p>"/content/documentum/icons/format/f_excel5book_16.gif"</text:p>
            <text:p>ImageResource excel5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8book_16.gif</text:p>
          </table:table-cell>
          <table:table-cell table:formula="of:=+FIND(&quot;f_&quot;;[.A52])+2" office:value-type="float" office:value="36" calcext:value-type="float">
            <text:p>36</text:p>
          </table:table-cell>
          <table:table-cell table:formula="of:=+FIND(&quot;_16.gif&quot;;[.A52])" office:value-type="float" office:value="46" calcext:value-type="float">
            <text:p>46</text:p>
          </table:table-cell>
          <table:table-cell table:formula="of:=+CONCATENATE(&quot;@source&quot;;CHAR(10);CHAR(34);[.A52];CHAR(34);CHAR(10);&quot;ImageResource &quot;;MID([.A52];[.B52];[.C52]-[.B52]);&quot;()&quot;;CHAR(10))" office:value-type="string" office:string-value="@source&#10;&quot;/content/documentum/icons/format/f_excel8book_16.gif&quot;&#10;ImageResource excel8book()&#10;" calcext:value-type="string">
            <text:p>@source</text:p>
            <text:p>"/content/documentum/icons/format/f_excel8book_16.gif"</text:p>
            <text:p>ImageResource excel8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excel8template_16.gif</text:p>
          </table:table-cell>
          <table:table-cell table:formula="of:=+FIND(&quot;f_&quot;;[.A53])+2" office:value-type="float" office:value="36" calcext:value-type="float">
            <text:p>36</text:p>
          </table:table-cell>
          <table:table-cell table:formula="of:=+FIND(&quot;_16.gif&quot;;[.A53])" office:value-type="float" office:value="50" calcext:value-type="float">
            <text:p>50</text:p>
          </table:table-cell>
          <table:table-cell table:formula="of:=+CONCATENATE(&quot;@source&quot;;CHAR(10);CHAR(34);[.A53];CHAR(34);CHAR(10);&quot;ImageResource &quot;;MID([.A53];[.B53];[.C53]-[.B53]);&quot;()&quot;;CHAR(10))" office:value-type="string" office:string-value="@source&#10;&quot;/content/documentum/icons/format/f_excel8template_16.gif&quot;&#10;ImageResource excel8template()&#10;" calcext:value-type="string">
            <text:p>@source</text:p>
            <text:p>"/content/documentum/icons/format/f_excel8template_16.gif"</text:p>
            <text:p>ImageResource excel8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fdf_16.gif</text:p>
          </table:table-cell>
          <table:table-cell table:formula="of:=+FIND(&quot;f_&quot;;[.A54])+2" office:value-type="float" office:value="36" calcext:value-type="float">
            <text:p>36</text:p>
          </table:table-cell>
          <table:table-cell table:formula="of:=+FIND(&quot;_16.gif&quot;;[.A54])" office:value-type="float" office:value="39" calcext:value-type="float">
            <text:p>39</text:p>
          </table:table-cell>
          <table:table-cell table:formula="of:=+CONCATENATE(&quot;@source&quot;;CHAR(10);CHAR(34);[.A54];CHAR(34);CHAR(10);&quot;ImageResource &quot;;MID([.A54];[.B54];[.C54]-[.B54]);&quot;()&quot;;CHAR(10))" office:value-type="string" office:string-value="@source&#10;&quot;/content/documentum/icons/format/f_fdf_16.gif&quot;&#10;ImageResource fdf()&#10;" calcext:value-type="string">
            <text:p>@source</text:p>
            <text:p>"/content/documentum/icons/format/f_fdf_16.gif"</text:p>
            <text:p>ImageResource fd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filemaker2_16.gif</text:p>
          </table:table-cell>
          <table:table-cell table:formula="of:=+FIND(&quot;f_&quot;;[.A55])+2" office:value-type="float" office:value="36" calcext:value-type="float">
            <text:p>36</text:p>
          </table:table-cell>
          <table:table-cell table:formula="of:=+FIND(&quot;_16.gif&quot;;[.A55])" office:value-type="float" office:value="46" calcext:value-type="float">
            <text:p>46</text:p>
          </table:table-cell>
          <table:table-cell table:formula="of:=+CONCATENATE(&quot;@source&quot;;CHAR(10);CHAR(34);[.A55];CHAR(34);CHAR(10);&quot;ImageResource &quot;;MID([.A55];[.B55];[.C55]-[.B55]);&quot;()&quot;;CHAR(10))" office:value-type="string" office:string-value="@source&#10;&quot;/content/documentum/icons/format/f_filemaker2_16.gif&quot;&#10;ImageResource filemaker2()&#10;" calcext:value-type="string">
            <text:p>@source</text:p>
            <text:p>"/content/documentum/icons/format/f_filemaker2_16.gif"</text:p>
            <text:p>ImageResource filemaker2()</text:p>
            <text:p/>
          </table:table-cell>
        </table:table-row>
        <table:table-row table:style-name="ro3">
          <table:table-cell office:value-type="string" calcext:value-type="string">
            <text:p>/content/documentum/icons/format/f_filemakerpro_16.gif</text:p>
          </table:table-cell>
          <table:table-cell table:formula="of:=+FIND(&quot;f_&quot;;[.A56])+2" office:value-type="float" office:value="36" calcext:value-type="float">
            <text:p>36</text:p>
          </table:table-cell>
          <table:table-cell table:formula="of:=+FIND(&quot;_16.gif&quot;;[.A56])" office:value-type="float" office:value="48" calcext:value-type="float">
            <text:p>48</text:p>
          </table:table-cell>
          <table:table-cell table:formula="of:=+CONCATENATE(&quot;@source&quot;;CHAR(10);CHAR(34);[.A56];CHAR(34);CHAR(10);&quot;ImageResource &quot;;MID([.A56];[.B56];[.C56]-[.B56]);&quot;()&quot;;CHAR(10))" office:value-type="string" office:string-value="@source&#10;&quot;/content/documentum/icons/format/f_filemakerpro_16.gif&quot;&#10;ImageResource filemakerpro()&#10;" calcext:value-type="string">
            <text:p>@source</text:p>
            <text:p>"/content/documentum/icons/format/f_filemakerpro_16.gif"</text:p>
            <text:p>ImageResource filemakerpro()</text:p>
            <text:p/>
          </table:table-cell>
        </table:table-row>
        <table:table-row table:style-name="ro3">
          <table:table-cell office:value-type="string" calcext:value-type="string">
            <text:p>/content/documentum/icons/format/f_filemakerpro3_16.gif</text:p>
          </table:table-cell>
          <table:table-cell table:formula="of:=+FIND(&quot;f_&quot;;[.A57])+2" office:value-type="float" office:value="36" calcext:value-type="float">
            <text:p>36</text:p>
          </table:table-cell>
          <table:table-cell table:formula="of:=+FIND(&quot;_16.gif&quot;;[.A57])" office:value-type="float" office:value="49" calcext:value-type="float">
            <text:p>49</text:p>
          </table:table-cell>
          <table:table-cell table:formula="of:=+CONCATENATE(&quot;@source&quot;;CHAR(10);CHAR(34);[.A57];CHAR(34);CHAR(10);&quot;ImageResource &quot;;MID([.A57];[.B57];[.C57]-[.B57]);&quot;()&quot;;CHAR(10))" office:value-type="string" office:string-value="@source&#10;&quot;/content/documentum/icons/format/f_filemakerpro3_16.gif&quot;&#10;ImageResource filemakerpro3()&#10;" calcext:value-type="string">
            <text:p>@source</text:p>
            <text:p>"/content/documentum/icons/format/f_filemakerpro3_16.gif"</text:p>
            <text:p>ImageResource filemakerpro3()</text:p>
            <text:p/>
          </table:table-cell>
        </table:table-row>
        <table:table-row table:style-name="ro3">
          <table:table-cell office:value-type="string" calcext:value-type="string">
            <text:p>/content/documentum/icons/format/f_filemakerpro4_16.gif</text:p>
          </table:table-cell>
          <table:table-cell table:formula="of:=+FIND(&quot;f_&quot;;[.A58])+2" office:value-type="float" office:value="36" calcext:value-type="float">
            <text:p>36</text:p>
          </table:table-cell>
          <table:table-cell table:formula="of:=+FIND(&quot;_16.gif&quot;;[.A58])" office:value-type="float" office:value="49" calcext:value-type="float">
            <text:p>49</text:p>
          </table:table-cell>
          <table:table-cell table:formula="of:=+CONCATENATE(&quot;@source&quot;;CHAR(10);CHAR(34);[.A58];CHAR(34);CHAR(10);&quot;ImageResource &quot;;MID([.A58];[.B58];[.C58]-[.B58]);&quot;()&quot;;CHAR(10))" office:value-type="string" office:string-value="@source&#10;&quot;/content/documentum/icons/format/f_filemakerpro4_16.gif&quot;&#10;ImageResource filemakerpro4()&#10;" calcext:value-type="string">
            <text:p>@source</text:p>
            <text:p>"/content/documentum/icons/format/f_filemakerpro4_16.gif"</text:p>
            <text:p>ImageResource filemakerpro4()</text:p>
            <text:p/>
          </table:table-cell>
        </table:table-row>
        <table:table-row table:style-name="ro3">
          <table:table-cell office:value-type="string" calcext:value-type="string">
            <text:p>/content/documentum/icons/format/f_flash_16.gif</text:p>
          </table:table-cell>
          <table:table-cell table:formula="of:=+FIND(&quot;f_&quot;;[.A59])+2" office:value-type="float" office:value="36" calcext:value-type="float">
            <text:p>36</text:p>
          </table:table-cell>
          <table:table-cell table:formula="of:=+FIND(&quot;_16.gif&quot;;[.A59])" office:value-type="float" office:value="41" calcext:value-type="float">
            <text:p>41</text:p>
          </table:table-cell>
          <table:table-cell table:formula="of:=+CONCATENATE(&quot;@source&quot;;CHAR(10);CHAR(34);[.A59];CHAR(34);CHAR(10);&quot;ImageResource &quot;;MID([.A59];[.B59];[.C59]-[.B59]);&quot;()&quot;;CHAR(10))" office:value-type="string" office:string-value="@source&#10;&quot;/content/documentum/icons/format/f_flash_16.gif&quot;&#10;ImageResource flash()&#10;" calcext:value-type="string">
            <text:p>@source</text:p>
            <text:p>"/content/documentum/icons/format/f_flash_16.gif"</text:p>
            <text:p>ImageResource flash()</text:p>
            <text:p/>
          </table:table-cell>
        </table:table-row>
        <table:table-row table:style-name="ro3">
          <table:table-cell office:value-type="string" calcext:value-type="string">
            <text:p>/content/documentum/icons/format/f_form_16.gif</text:p>
          </table:table-cell>
          <table:table-cell table:formula="of:=+FIND(&quot;f_&quot;;[.A60])+2" office:value-type="float" office:value="36" calcext:value-type="float">
            <text:p>36</text:p>
          </table:table-cell>
          <table:table-cell table:formula="of:=+FIND(&quot;_16.gif&quot;;[.A60])" office:value-type="float" office:value="40" calcext:value-type="float">
            <text:p>40</text:p>
          </table:table-cell>
          <table:table-cell table:formula="of:=+CONCATENATE(&quot;@source&quot;;CHAR(10);CHAR(34);[.A60];CHAR(34);CHAR(10);&quot;ImageResource &quot;;MID([.A60];[.B60];[.C60]-[.B60]);&quot;()&quot;;CHAR(10))" office:value-type="string" office:string-value="@source&#10;&quot;/content/documentum/icons/format/f_form_16.gif&quot;&#10;ImageResource form()&#10;" calcext:value-type="string">
            <text:p>@source</text:p>
            <text:p>"/content/documentum/icons/format/f_form_16.gif"</text:p>
            <text:p>ImageResource form()</text:p>
            <text:p/>
          </table:table-cell>
        </table:table-row>
        <table:table-row table:style-name="ro3">
          <table:table-cell office:value-type="string" calcext:value-type="string">
            <text:p>/content/documentum/icons/format/f_freelance_16.gif</text:p>
          </table:table-cell>
          <table:table-cell table:formula="of:=+FIND(&quot;f_&quot;;[.A61])+2" office:value-type="float" office:value="36" calcext:value-type="float">
            <text:p>36</text:p>
          </table:table-cell>
          <table:table-cell table:formula="of:=+FIND(&quot;_16.gif&quot;;[.A61])" office:value-type="float" office:value="45" calcext:value-type="float">
            <text:p>45</text:p>
          </table:table-cell>
          <table:table-cell table:formula="of:=+CONCATENATE(&quot;@source&quot;;CHAR(10);CHAR(34);[.A61];CHAR(34);CHAR(10);&quot;ImageResource &quot;;MID([.A61];[.B61];[.C61]-[.B61]);&quot;()&quot;;CHAR(10))" office:value-type="string" office:string-value="@source&#10;&quot;/content/documentum/icons/format/f_freelance_16.gif&quot;&#10;ImageResource freelance()&#10;" calcext:value-type="string">
            <text:p>@source</text:p>
            <text:p>"/content/documentum/icons/format/f_freelance_16.gif"</text:p>
            <text:p>ImageResource freelanc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fssd_16.gif</text:p>
          </table:table-cell>
          <table:table-cell table:formula="of:=+FIND(&quot;f_&quot;;[.A62])+2" office:value-type="float" office:value="36" calcext:value-type="float">
            <text:p>36</text:p>
          </table:table-cell>
          <table:table-cell table:formula="of:=+FIND(&quot;_16.gif&quot;;[.A62])" office:value-type="float" office:value="40" calcext:value-type="float">
            <text:p>40</text:p>
          </table:table-cell>
          <table:table-cell table:formula="of:=+CONCATENATE(&quot;@source&quot;;CHAR(10);CHAR(34);[.A62];CHAR(34);CHAR(10);&quot;ImageResource &quot;;MID([.A62];[.B62];[.C62]-[.B62]);&quot;()&quot;;CHAR(10))" office:value-type="string" office:string-value="@source&#10;&quot;/content/documentum/icons/format/f_fssd_16.gif&quot;&#10;ImageResource fssd()&#10;" calcext:value-type="string">
            <text:p>@source</text:p>
            <text:p>"/content/documentum/icons/format/f_fssd_16.gif"</text:p>
            <text:p>ImageResource fss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gif_16.gif</text:p>
          </table:table-cell>
          <table:table-cell table:formula="of:=+FIND(&quot;f_&quot;;[.A63])+2" office:value-type="float" office:value="36" calcext:value-type="float">
            <text:p>36</text:p>
          </table:table-cell>
          <table:table-cell table:formula="of:=+FIND(&quot;_16.gif&quot;;[.A63])" office:value-type="float" office:value="39" calcext:value-type="float">
            <text:p>39</text:p>
          </table:table-cell>
          <table:table-cell table:formula="of:=+CONCATENATE(&quot;@source&quot;;CHAR(10);CHAR(34);[.A63];CHAR(34);CHAR(10);&quot;ImageResource &quot;;MID([.A63];[.B63];[.C63]-[.B63]);&quot;()&quot;;CHAR(10))" office:value-type="string" office:string-value="@source&#10;&quot;/content/documentum/icons/format/f_gif_16.gif&quot;&#10;ImageResource gif()&#10;" calcext:value-type="string">
            <text:p>@source</text:p>
            <text:p>"/content/documentum/icons/format/f_gif_16.gif"</text:p>
            <text:p>ImageResource gi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hcom_16.gif</text:p>
          </table:table-cell>
          <table:table-cell table:formula="of:=+FIND(&quot;f_&quot;;[.A64])+2" office:value-type="float" office:value="36" calcext:value-type="float">
            <text:p>36</text:p>
          </table:table-cell>
          <table:table-cell table:formula="of:=+FIND(&quot;_16.gif&quot;;[.A64])" office:value-type="float" office:value="40" calcext:value-type="float">
            <text:p>40</text:p>
          </table:table-cell>
          <table:table-cell table:formula="of:=+CONCATENATE(&quot;@source&quot;;CHAR(10);CHAR(34);[.A64];CHAR(34);CHAR(10);&quot;ImageResource &quot;;MID([.A64];[.B64];[.C64]-[.B64]);&quot;()&quot;;CHAR(10))" office:value-type="string" office:string-value="@source&#10;&quot;/content/documentum/icons/format/f_hcom_16.gif&quot;&#10;ImageResource hcom()&#10;" calcext:value-type="string">
            <text:p>@source</text:p>
            <text:p>"/content/documentum/icons/format/f_hcom_16.gif"</text:p>
            <text:p>ImageResource hcom()</text:p>
            <text:p/>
          </table:table-cell>
        </table:table-row>
        <table:table-row table:style-name="ro3">
          <table:table-cell office:value-type="string" calcext:value-type="string">
            <text:p>/content/documentum/icons/format/f_html_16.gif</text:p>
          </table:table-cell>
          <table:table-cell table:formula="of:=+FIND(&quot;f_&quot;;[.A65])+2" office:value-type="float" office:value="36" calcext:value-type="float">
            <text:p>36</text:p>
          </table:table-cell>
          <table:table-cell table:formula="of:=+FIND(&quot;_16.gif&quot;;[.A65])" office:value-type="float" office:value="40" calcext:value-type="float">
            <text:p>40</text:p>
          </table:table-cell>
          <table:table-cell table:formula="of:=+CONCATENATE(&quot;@source&quot;;CHAR(10);CHAR(34);[.A65];CHAR(34);CHAR(10);&quot;ImageResource &quot;;MID([.A65];[.B65];[.C65]-[.B65]);&quot;()&quot;;CHAR(10))" office:value-type="string" office:string-value="@source&#10;&quot;/content/documentum/icons/format/f_html_16.gif&quot;&#10;ImageResource html()&#10;" calcext:value-type="string">
            <text:p>@source</text:p>
            <text:p>"/content/documentum/icons/format/f_html_16.gif"</text:p>
            <text:p>ImageResource htm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1_16.gif</text:p>
          </table:table-cell>
          <table:table-cell table:formula="of:=+FIND(&quot;f_&quot;;[.A66])+2" office:value-type="float" office:value="36" calcext:value-type="float">
            <text:p>36</text:p>
          </table:table-cell>
          <table:table-cell table:formula="of:=+FIND(&quot;_16.gif&quot;;[.A66])" office:value-type="float" office:value="38" calcext:value-type="float">
            <text:p>38</text:p>
          </table:table-cell>
          <table:table-cell table:formula="of:=+CONCATENATE(&quot;@source&quot;;CHAR(10);CHAR(34);[.A66];CHAR(34);CHAR(10);&quot;ImageResource &quot;;MID([.A66];[.B66];[.C66]-[.B66]);&quot;()&quot;;CHAR(10))" office:value-type="string" office:string-value="@source&#10;&quot;/content/documentum/icons/format/f_i1_16.gif&quot;&#10;ImageResource i1()&#10;" calcext:value-type="string">
            <text:p>@source</text:p>
            <text:p>"/content/documentum/icons/format/f_i1_16.gif"</text:p>
            <text:p>ImageResource i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5_16.gif</text:p>
          </table:table-cell>
          <table:table-cell table:formula="of:=+FIND(&quot;f_&quot;;[.A67])+2" office:value-type="float" office:value="36" calcext:value-type="float">
            <text:p>36</text:p>
          </table:table-cell>
          <table:table-cell table:formula="of:=+FIND(&quot;_16.gif&quot;;[.A67])" office:value-type="float" office:value="38" calcext:value-type="float">
            <text:p>38</text:p>
          </table:table-cell>
          <table:table-cell table:formula="of:=+CONCATENATE(&quot;@source&quot;;CHAR(10);CHAR(34);[.A67];CHAR(34);CHAR(10);&quot;ImageResource &quot;;MID([.A67];[.B67];[.C67]-[.B67]);&quot;()&quot;;CHAR(10))" office:value-type="string" office:string-value="@source&#10;&quot;/content/documentum/icons/format/f_i5_16.gif&quot;&#10;ImageResource i5()&#10;" calcext:value-type="string">
            <text:p>@source</text:p>
            <text:p>"/content/documentum/icons/format/f_i5_16.gif"</text:p>
            <text:p>ImageResource i5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af_16.gif</text:p>
          </table:table-cell>
          <table:table-cell table:formula="of:=+FIND(&quot;f_&quot;;[.A68])+2" office:value-type="float" office:value="36" calcext:value-type="float">
            <text:p>36</text:p>
          </table:table-cell>
          <table:table-cell table:formula="of:=+FIND(&quot;_16.gif&quot;;[.A68])" office:value-type="float" office:value="39" calcext:value-type="float">
            <text:p>39</text:p>
          </table:table-cell>
          <table:table-cell table:formula="of:=+CONCATENATE(&quot;@source&quot;;CHAR(10);CHAR(34);[.A68];CHAR(34);CHAR(10);&quot;ImageResource &quot;;MID([.A68];[.B68];[.C68]-[.B68]);&quot;()&quot;;CHAR(10))" office:value-type="string" office:string-value="@source&#10;&quot;/content/documentum/icons/format/f_iaf_16.gif&quot;&#10;ImageResource iaf()&#10;" calcext:value-type="string">
            <text:p>@source</text:p>
            <text:p>"/content/documentum/icons/format/f_iaf_16.gif"</text:p>
            <text:p>ImageResource ia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binder_16.gif</text:p>
          </table:table-cell>
          <table:table-cell table:formula="of:=+FIND(&quot;f_&quot;;[.A69])+2" office:value-type="float" office:value="36" calcext:value-type="float">
            <text:p>36</text:p>
          </table:table-cell>
          <table:table-cell table:formula="of:=+FIND(&quot;_16.gif&quot;;[.A69])" office:value-type="float" office:value="45" calcext:value-type="float">
            <text:p>45</text:p>
          </table:table-cell>
          <table:table-cell table:formula="of:=+CONCATENATE(&quot;@source&quot;;CHAR(10);CHAR(34);[.A69];CHAR(34);CHAR(10);&quot;ImageResource &quot;;MID([.A69];[.B69];[.C69]-[.B69]);&quot;()&quot;;CHAR(10))" office:value-type="string" office:string-value="@source&#10;&quot;/content/documentum/icons/format/f_il_binder_16.gif&quot;&#10;ImageResource il_binder()&#10;" calcext:value-type="string">
            <text:p>@source</text:p>
            <text:p>"/content/documentum/icons/format/f_il_binder_16.gif"</text:p>
            <text:p>ImageResource il_binder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book_16.gif</text:p>
          </table:table-cell>
          <table:table-cell table:formula="of:=+FIND(&quot;f_&quot;;[.A70])+2" office:value-type="float" office:value="36" calcext:value-type="float">
            <text:p>36</text:p>
          </table:table-cell>
          <table:table-cell table:formula="of:=+FIND(&quot;_16.gif&quot;;[.A70])" office:value-type="float" office:value="43" calcext:value-type="float">
            <text:p>43</text:p>
          </table:table-cell>
          <table:table-cell table:formula="of:=+CONCATENATE(&quot;@source&quot;;CHAR(10);CHAR(34);[.A70];CHAR(34);CHAR(10);&quot;ImageResource &quot;;MID([.A70];[.B70];[.C70]-[.B70]);&quot;()&quot;;CHAR(10))" office:value-type="string" office:string-value="@source&#10;&quot;/content/documentum/icons/format/f_il_book_16.gif&quot;&#10;ImageResource il_book()&#10;" calcext:value-type="string">
            <text:p>@source</text:p>
            <text:p>"/content/documentum/icons/format/f_il_book_16.gif"</text:p>
            <text:p>ImageResource il_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cab_16.gif</text:p>
          </table:table-cell>
          <table:table-cell table:formula="of:=+FIND(&quot;f_&quot;;[.A71])+2" office:value-type="float" office:value="36" calcext:value-type="float">
            <text:p>36</text:p>
          </table:table-cell>
          <table:table-cell table:formula="of:=+FIND(&quot;_16.gif&quot;;[.A71])" office:value-type="float" office:value="42" calcext:value-type="float">
            <text:p>42</text:p>
          </table:table-cell>
          <table:table-cell table:formula="of:=+CONCATENATE(&quot;@source&quot;;CHAR(10);CHAR(34);[.A71];CHAR(34);CHAR(10);&quot;ImageResource &quot;;MID([.A71];[.B71];[.C71]-[.B71]);&quot;()&quot;;CHAR(10))" office:value-type="string" office:string-value="@source&#10;&quot;/content/documentum/icons/format/f_il_cab_16.gif&quot;&#10;ImageResource il_cab()&#10;" calcext:value-type="string">
            <text:p>@source</text:p>
            <text:p>"/content/documentum/icons/format/f_il_cab_16.gif"</text:p>
            <text:p>ImageResource il_cab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cat_16.gif</text:p>
          </table:table-cell>
          <table:table-cell table:formula="of:=+FIND(&quot;f_&quot;;[.A72])+2" office:value-type="float" office:value="36" calcext:value-type="float">
            <text:p>36</text:p>
          </table:table-cell>
          <table:table-cell table:formula="of:=+FIND(&quot;_16.gif&quot;;[.A72])" office:value-type="float" office:value="42" calcext:value-type="float">
            <text:p>42</text:p>
          </table:table-cell>
          <table:table-cell table:formula="of:=+CONCATENATE(&quot;@source&quot;;CHAR(10);CHAR(34);[.A72];CHAR(34);CHAR(10);&quot;ImageResource &quot;;MID([.A72];[.B72];[.C72]-[.B72]);&quot;()&quot;;CHAR(10))" office:value-type="string" office:string-value="@source&#10;&quot;/content/documentum/icons/format/f_il_cat_16.gif&quot;&#10;ImageResource il_cat()&#10;" calcext:value-type="string">
            <text:p>@source</text:p>
            <text:p>"/content/documentum/icons/format/f_il_cat_16.gif"</text:p>
            <text:p>ImageResource il_ca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dict_16.gif</text:p>
          </table:table-cell>
          <table:table-cell table:formula="of:=+FIND(&quot;f_&quot;;[.A73])+2" office:value-type="float" office:value="36" calcext:value-type="float">
            <text:p>36</text:p>
          </table:table-cell>
          <table:table-cell table:formula="of:=+FIND(&quot;_16.gif&quot;;[.A73])" office:value-type="float" office:value="43" calcext:value-type="float">
            <text:p>43</text:p>
          </table:table-cell>
          <table:table-cell table:formula="of:=+CONCATENATE(&quot;@source&quot;;CHAR(10);CHAR(34);[.A73];CHAR(34);CHAR(10);&quot;ImageResource &quot;;MID([.A73];[.B73];[.C73]-[.B73]);&quot;()&quot;;CHAR(10))" office:value-type="string" office:string-value="@source&#10;&quot;/content/documentum/icons/format/f_il_dict_16.gif&quot;&#10;ImageResource il_dict()&#10;" calcext:value-type="string">
            <text:p>@source</text:p>
            <text:p>"/content/documentum/icons/format/f_il_dict_16.gif"</text:p>
            <text:p>ImageResource il_dic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doc_16.gif</text:p>
          </table:table-cell>
          <table:table-cell table:formula="of:=+FIND(&quot;f_&quot;;[.A74])+2" office:value-type="float" office:value="36" calcext:value-type="float">
            <text:p>36</text:p>
          </table:table-cell>
          <table:table-cell table:formula="of:=+FIND(&quot;_16.gif&quot;;[.A74])" office:value-type="float" office:value="42" calcext:value-type="float">
            <text:p>42</text:p>
          </table:table-cell>
          <table:table-cell table:formula="of:=+CONCATENATE(&quot;@source&quot;;CHAR(10);CHAR(34);[.A74];CHAR(34);CHAR(10);&quot;ImageResource &quot;;MID([.A74];[.B74];[.C74]-[.B74]);&quot;()&quot;;CHAR(10))" office:value-type="string" office:string-value="@source&#10;&quot;/content/documentum/icons/format/f_il_doc_16.gif&quot;&#10;ImageResource il_doc()&#10;" calcext:value-type="string">
            <text:p>@source</text:p>
            <text:p>"/content/documentum/icons/format/f_il_doc_16.gif"</text:p>
            <text:p>ImageResource il_doc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drawer_16.gif</text:p>
          </table:table-cell>
          <table:table-cell table:formula="of:=+FIND(&quot;f_&quot;;[.A75])+2" office:value-type="float" office:value="36" calcext:value-type="float">
            <text:p>36</text:p>
          </table:table-cell>
          <table:table-cell table:formula="of:=+FIND(&quot;_16.gif&quot;;[.A75])" office:value-type="float" office:value="45" calcext:value-type="float">
            <text:p>45</text:p>
          </table:table-cell>
          <table:table-cell table:formula="of:=+CONCATENATE(&quot;@source&quot;;CHAR(10);CHAR(34);[.A75];CHAR(34);CHAR(10);&quot;ImageResource &quot;;MID([.A75];[.B75];[.C75]-[.B75]);&quot;()&quot;;CHAR(10))" office:value-type="string" office:string-value="@source&#10;&quot;/content/documentum/icons/format/f_il_drawer_16.gif&quot;&#10;ImageResource il_drawer()&#10;" calcext:value-type="string">
            <text:p>@source</text:p>
            <text:p>"/content/documentum/icons/format/f_il_drawer_16.gif"</text:p>
            <text:p>ImageResource il_drawer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folder_16.gif</text:p>
          </table:table-cell>
          <table:table-cell table:formula="of:=+FIND(&quot;f_&quot;;[.A76])+2" office:value-type="float" office:value="36" calcext:value-type="float">
            <text:p>36</text:p>
          </table:table-cell>
          <table:table-cell table:formula="of:=+FIND(&quot;_16.gif&quot;;[.A76])" office:value-type="float" office:value="45" calcext:value-type="float">
            <text:p>45</text:p>
          </table:table-cell>
          <table:table-cell table:formula="of:=+CONCATENATE(&quot;@source&quot;;CHAR(10);CHAR(34);[.A76];CHAR(34);CHAR(10);&quot;ImageResource &quot;;MID([.A76];[.B76];[.C76]-[.B76]);&quot;()&quot;;CHAR(10))" office:value-type="string" office:string-value="@source&#10;&quot;/content/documentum/icons/format/f_il_folder_16.gif&quot;&#10;ImageResource il_folder()&#10;" calcext:value-type="string">
            <text:p>@source</text:p>
            <text:p>"/content/documentum/icons/format/f_il_folder_16.gif"</text:p>
            <text:p>ImageResource il_folder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hostdir_16.gif</text:p>
          </table:table-cell>
          <table:table-cell table:formula="of:=+FIND(&quot;f_&quot;;[.A77])+2" office:value-type="float" office:value="36" calcext:value-type="float">
            <text:p>36</text:p>
          </table:table-cell>
          <table:table-cell table:formula="of:=+FIND(&quot;_16.gif&quot;;[.A77])" office:value-type="float" office:value="46" calcext:value-type="float">
            <text:p>46</text:p>
          </table:table-cell>
          <table:table-cell table:formula="of:=+CONCATENATE(&quot;@source&quot;;CHAR(10);CHAR(34);[.A77];CHAR(34);CHAR(10);&quot;ImageResource &quot;;MID([.A77];[.B77];[.C77]-[.B77]);&quot;()&quot;;CHAR(10))" office:value-type="string" office:string-value="@source&#10;&quot;/content/documentum/icons/format/f_il_hostdir_16.gif&quot;&#10;ImageResource il_hostdir()&#10;" calcext:value-type="string">
            <text:p>@source</text:p>
            <text:p>"/content/documentum/icons/format/f_il_hostdir_16.gif"</text:p>
            <text:p>ImageResource il_hostdir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hostfile_16.gif</text:p>
          </table:table-cell>
          <table:table-cell table:formula="of:=+FIND(&quot;f_&quot;;[.A78])+2" office:value-type="float" office:value="36" calcext:value-type="float">
            <text:p>36</text:p>
          </table:table-cell>
          <table:table-cell table:formula="of:=+FIND(&quot;_16.gif&quot;;[.A78])" office:value-type="float" office:value="47" calcext:value-type="float">
            <text:p>47</text:p>
          </table:table-cell>
          <table:table-cell table:formula="of:=+CONCATENATE(&quot;@source&quot;;CHAR(10);CHAR(34);[.A78];CHAR(34);CHAR(10);&quot;ImageResource &quot;;MID([.A78];[.B78];[.C78]-[.B78]);&quot;()&quot;;CHAR(10))" office:value-type="string" office:string-value="@source&#10;&quot;/content/documentum/icons/format/f_il_hostfile_16.gif&quot;&#10;ImageResource il_hostfile()&#10;" calcext:value-type="string">
            <text:p>@source</text:p>
            <text:p>"/content/documentum/icons/format/f_il_hostfile_16.gif"</text:p>
            <text:p>ImageResource il_hostfil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lsp_16.gif</text:p>
          </table:table-cell>
          <table:table-cell table:formula="of:=+FIND(&quot;f_&quot;;[.A79])+2" office:value-type="float" office:value="36" calcext:value-type="float">
            <text:p>36</text:p>
          </table:table-cell>
          <table:table-cell table:formula="of:=+FIND(&quot;_16.gif&quot;;[.A79])" office:value-type="float" office:value="42" calcext:value-type="float">
            <text:p>42</text:p>
          </table:table-cell>
          <table:table-cell table:formula="of:=+CONCATENATE(&quot;@source&quot;;CHAR(10);CHAR(34);[.A79];CHAR(34);CHAR(10);&quot;ImageResource &quot;;MID([.A79];[.B79];[.C79]-[.B79]);&quot;()&quot;;CHAR(10))" office:value-type="string" office:string-value="@source&#10;&quot;/content/documentum/icons/format/f_il_lsp_16.gif&quot;&#10;ImageResource il_lsp()&#10;" calcext:value-type="string">
            <text:p>@source</text:p>
            <text:p>"/content/documentum/icons/format/f_il_lsp_16.gif"</text:p>
            <text:p>ImageResource il_ls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printerleaf_16.gif</text:p>
          </table:table-cell>
          <table:table-cell table:formula="of:=+FIND(&quot;f_&quot;;[.A80])+2" office:value-type="float" office:value="36" calcext:value-type="float">
            <text:p>36</text:p>
          </table:table-cell>
          <table:table-cell table:formula="of:=+FIND(&quot;_16.gif&quot;;[.A80])" office:value-type="float" office:value="50" calcext:value-type="float">
            <text:p>50</text:p>
          </table:table-cell>
          <table:table-cell table:formula="of:=+CONCATENATE(&quot;@source&quot;;CHAR(10);CHAR(34);[.A80];CHAR(34);CHAR(10);&quot;ImageResource &quot;;MID([.A80];[.B80];[.C80]-[.B80]);&quot;()&quot;;CHAR(10))" office:value-type="string" office:string-value="@source&#10;&quot;/content/documentum/icons/format/f_il_printerleaf_16.gif&quot;&#10;ImageResource il_printerleaf()&#10;" calcext:value-type="string">
            <text:p>@source</text:p>
            <text:p>"/content/documentum/icons/format/f_il_printerleaf_16.gif"</text:p>
            <text:p>ImageResource il_printerlea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syscab_16.gif</text:p>
          </table:table-cell>
          <table:table-cell table:formula="of:=+FIND(&quot;f_&quot;;[.A81])+2" office:value-type="float" office:value="36" calcext:value-type="float">
            <text:p>36</text:p>
          </table:table-cell>
          <table:table-cell table:formula="of:=+FIND(&quot;_16.gif&quot;;[.A81])" office:value-type="float" office:value="45" calcext:value-type="float">
            <text:p>45</text:p>
          </table:table-cell>
          <table:table-cell table:formula="of:=+CONCATENATE(&quot;@source&quot;;CHAR(10);CHAR(34);[.A81];CHAR(34);CHAR(10);&quot;ImageResource &quot;;MID([.A81];[.B81];[.C81]-[.B81]);&quot;()&quot;;CHAR(10))" office:value-type="string" office:string-value="@source&#10;&quot;/content/documentum/icons/format/f_il_syscab_16.gif&quot;&#10;ImageResource il_syscab()&#10;" calcext:value-type="string">
            <text:p>@source</text:p>
            <text:p>"/content/documentum/icons/format/f_il_syscab_16.gif"</text:p>
            <text:p>ImageResource il_syscab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_unknown_16.gif</text:p>
          </table:table-cell>
          <table:table-cell table:formula="of:=+FIND(&quot;f_&quot;;[.A82])+2" office:value-type="float" office:value="36" calcext:value-type="float">
            <text:p>36</text:p>
          </table:table-cell>
          <table:table-cell table:formula="of:=+FIND(&quot;_16.gif&quot;;[.A82])" office:value-type="float" office:value="46" calcext:value-type="float">
            <text:p>46</text:p>
          </table:table-cell>
          <table:table-cell table:formula="of:=+CONCATENATE(&quot;@source&quot;;CHAR(10);CHAR(34);[.A82];CHAR(34);CHAR(10);&quot;ImageResource &quot;;MID([.A82];[.B82];[.C82]-[.B82]);&quot;()&quot;;CHAR(10))" office:value-type="string" office:string-value="@source&#10;&quot;/content/documentum/icons/format/f_il_unknown_16.gif&quot;&#10;ImageResource il_unknown()&#10;" calcext:value-type="string">
            <text:p>@source</text:p>
            <text:p>"/content/documentum/icons/format/f_il_unknown_16.gif"</text:p>
            <text:p>ImageResource il_unknown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lustrator_16.gif</text:p>
          </table:table-cell>
          <table:table-cell table:formula="of:=+FIND(&quot;f_&quot;;[.A83])+2" office:value-type="float" office:value="36" calcext:value-type="float">
            <text:p>36</text:p>
          </table:table-cell>
          <table:table-cell table:formula="of:=+FIND(&quot;_16.gif&quot;;[.A83])" office:value-type="float" office:value="47" calcext:value-type="float">
            <text:p>47</text:p>
          </table:table-cell>
          <table:table-cell table:formula="of:=+CONCATENATE(&quot;@source&quot;;CHAR(10);CHAR(34);[.A83];CHAR(34);CHAR(10);&quot;ImageResource &quot;;MID([.A83];[.B83];[.C83]-[.B83]);&quot;()&quot;;CHAR(10))" office:value-type="string" office:string-value="@source&#10;&quot;/content/documentum/icons/format/f_illustrator_16.gif&quot;&#10;ImageResource illustrator()&#10;" calcext:value-type="string">
            <text:p>@source</text:p>
            <text:p>"/content/documentum/icons/format/f_illustrator_16.gif"</text:p>
            <text:p>ImageResource illustrator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lustrator1_16.gif</text:p>
          </table:table-cell>
          <table:table-cell table:formula="of:=+FIND(&quot;f_&quot;;[.A84])+2" office:value-type="float" office:value="36" calcext:value-type="float">
            <text:p>36</text:p>
          </table:table-cell>
          <table:table-cell table:formula="of:=+FIND(&quot;_16.gif&quot;;[.A84])" office:value-type="float" office:value="48" calcext:value-type="float">
            <text:p>48</text:p>
          </table:table-cell>
          <table:table-cell table:formula="of:=+CONCATENATE(&quot;@source&quot;;CHAR(10);CHAR(34);[.A84];CHAR(34);CHAR(10);&quot;ImageResource &quot;;MID([.A84];[.B84];[.C84]-[.B84]);&quot;()&quot;;CHAR(10))" office:value-type="string" office:string-value="@source&#10;&quot;/content/documentum/icons/format/f_illustrator1_16.gif&quot;&#10;ImageResource illustrator1()&#10;" calcext:value-type="string">
            <text:p>@source</text:p>
            <text:p>"/content/documentum/icons/format/f_illustrator1_16.gif"</text:p>
            <text:p>ImageResource illustrator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lustrator10_16.gif</text:p>
          </table:table-cell>
          <table:table-cell table:formula="of:=+FIND(&quot;f_&quot;;[.A85])+2" office:value-type="float" office:value="36" calcext:value-type="float">
            <text:p>36</text:p>
          </table:table-cell>
          <table:table-cell table:formula="of:=+FIND(&quot;_16.gif&quot;;[.A85])" office:value-type="float" office:value="49" calcext:value-type="float">
            <text:p>49</text:p>
          </table:table-cell>
          <table:table-cell table:formula="of:=+CONCATENATE(&quot;@source&quot;;CHAR(10);CHAR(34);[.A85];CHAR(34);CHAR(10);&quot;ImageResource &quot;;MID([.A85];[.B85];[.C85]-[.B85]);&quot;()&quot;;CHAR(10))" office:value-type="string" office:string-value="@source&#10;&quot;/content/documentum/icons/format/f_illustrator10_16.gif&quot;&#10;ImageResource illustrator10()&#10;" calcext:value-type="string">
            <text:p>@source</text:p>
            <text:p>"/content/documentum/icons/format/f_illustrator10_16.gif"</text:p>
            <text:p>ImageResource illustrator10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lustrator11_16.gif</text:p>
          </table:table-cell>
          <table:table-cell table:formula="of:=+FIND(&quot;f_&quot;;[.A86])+2" office:value-type="float" office:value="36" calcext:value-type="float">
            <text:p>36</text:p>
          </table:table-cell>
          <table:table-cell table:formula="of:=+FIND(&quot;_16.gif&quot;;[.A86])" office:value-type="float" office:value="49" calcext:value-type="float">
            <text:p>49</text:p>
          </table:table-cell>
          <table:table-cell table:formula="of:=+CONCATENATE(&quot;@source&quot;;CHAR(10);CHAR(34);[.A86];CHAR(34);CHAR(10);&quot;ImageResource &quot;;MID([.A86];[.B86];[.C86]-[.B86]);&quot;()&quot;;CHAR(10))" office:value-type="string" office:string-value="@source&#10;&quot;/content/documentum/icons/format/f_illustrator11_16.gif&quot;&#10;ImageResource illustrator11()&#10;" calcext:value-type="string">
            <text:p>@source</text:p>
            <text:p>"/content/documentum/icons/format/f_illustrator11_16.gif"</text:p>
            <text:p>ImageResource illustrator1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lustrator5_16.gif</text:p>
          </table:table-cell>
          <table:table-cell table:formula="of:=+FIND(&quot;f_&quot;;[.A87])+2" office:value-type="float" office:value="36" calcext:value-type="float">
            <text:p>36</text:p>
          </table:table-cell>
          <table:table-cell table:formula="of:=+FIND(&quot;_16.gif&quot;;[.A87])" office:value-type="float" office:value="48" calcext:value-type="float">
            <text:p>48</text:p>
          </table:table-cell>
          <table:table-cell table:formula="of:=+CONCATENATE(&quot;@source&quot;;CHAR(10);CHAR(34);[.A87];CHAR(34);CHAR(10);&quot;ImageResource &quot;;MID([.A87];[.B87];[.C87]-[.B87]);&quot;()&quot;;CHAR(10))" office:value-type="string" office:string-value="@source&#10;&quot;/content/documentum/icons/format/f_illustrator5_16.gif&quot;&#10;ImageResource illustrator5()&#10;" calcext:value-type="string">
            <text:p>@source</text:p>
            <text:p>"/content/documentum/icons/format/f_illustrator5_16.gif"</text:p>
            <text:p>ImageResource illustrator5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lustrator88_16.gif</text:p>
          </table:table-cell>
          <table:table-cell table:formula="of:=+FIND(&quot;f_&quot;;[.A88])+2" office:value-type="float" office:value="36" calcext:value-type="float">
            <text:p>36</text:p>
          </table:table-cell>
          <table:table-cell table:formula="of:=+FIND(&quot;_16.gif&quot;;[.A88])" office:value-type="float" office:value="49" calcext:value-type="float">
            <text:p>49</text:p>
          </table:table-cell>
          <table:table-cell table:formula="of:=+CONCATENATE(&quot;@source&quot;;CHAR(10);CHAR(34);[.A88];CHAR(34);CHAR(10);&quot;ImageResource &quot;;MID([.A88];[.B88];[.C88]-[.B88]);&quot;()&quot;;CHAR(10))" office:value-type="string" office:string-value="@source&#10;&quot;/content/documentum/icons/format/f_illustrator88_16.gif&quot;&#10;ImageResource illustrator88()&#10;" calcext:value-type="string">
            <text:p>@source</text:p>
            <text:p>"/content/documentum/icons/format/f_illustrator88_16.gif"</text:p>
            <text:p>ImageResource illustrator88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llustrator9_16.gif</text:p>
          </table:table-cell>
          <table:table-cell table:formula="of:=+FIND(&quot;f_&quot;;[.A89])+2" office:value-type="float" office:value="36" calcext:value-type="float">
            <text:p>36</text:p>
          </table:table-cell>
          <table:table-cell table:formula="of:=+FIND(&quot;_16.gif&quot;;[.A89])" office:value-type="float" office:value="48" calcext:value-type="float">
            <text:p>48</text:p>
          </table:table-cell>
          <table:table-cell table:formula="of:=+CONCATENATE(&quot;@source&quot;;CHAR(10);CHAR(34);[.A89];CHAR(34);CHAR(10);&quot;ImageResource &quot;;MID([.A89];[.B89];[.C89]-[.B89]);&quot;()&quot;;CHAR(10))" office:value-type="string" office:string-value="@source&#10;&quot;/content/documentum/icons/format/f_illustrator9_16.gif&quot;&#10;ImageResource illustrator9()&#10;" calcext:value-type="string">
            <text:p>@source</text:p>
            <text:p>"/content/documentum/icons/format/f_illustrator9_16.gif"</text:p>
            <text:p>ImageResource illustrator9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mage_16.gif</text:p>
          </table:table-cell>
          <table:table-cell table:formula="of:=+FIND(&quot;f_&quot;;[.A90])+2" office:value-type="float" office:value="36" calcext:value-type="float">
            <text:p>36</text:p>
          </table:table-cell>
          <table:table-cell table:formula="of:=+FIND(&quot;_16.gif&quot;;[.A90])" office:value-type="float" office:value="41" calcext:value-type="float">
            <text:p>41</text:p>
          </table:table-cell>
          <table:table-cell table:formula="of:=+CONCATENATE(&quot;@source&quot;;CHAR(10);CHAR(34);[.A90];CHAR(34);CHAR(10);&quot;ImageResource &quot;;MID([.A90];[.B90];[.C90]-[.B90]);&quot;()&quot;;CHAR(10))" office:value-type="string" office:string-value="@source&#10;&quot;/content/documentum/icons/format/f_image_16.gif&quot;&#10;ImageResource image()&#10;" calcext:value-type="string">
            <text:p>@source</text:p>
            <text:p>"/content/documentum/icons/format/f_image_16.gif"</text:p>
            <text:p>ImageResource imag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magemap_16.gif</text:p>
          </table:table-cell>
          <table:table-cell table:formula="of:=+FIND(&quot;f_&quot;;[.A91])+2" office:value-type="float" office:value="36" calcext:value-type="float">
            <text:p>36</text:p>
          </table:table-cell>
          <table:table-cell table:formula="of:=+FIND(&quot;_16.gif&quot;;[.A91])" office:value-type="float" office:value="44" calcext:value-type="float">
            <text:p>44</text:p>
          </table:table-cell>
          <table:table-cell table:formula="of:=+CONCATENATE(&quot;@source&quot;;CHAR(10);CHAR(34);[.A91];CHAR(34);CHAR(10);&quot;ImageResource &quot;;MID([.A91];[.B91];[.C91]-[.B91]);&quot;()&quot;;CHAR(10))" office:value-type="string" office:string-value="@source&#10;&quot;/content/documentum/icons/format/f_imagemap_16.gif&quot;&#10;ImageResource imagemap()&#10;" calcext:value-type="string">
            <text:p>@source</text:p>
            <text:p>"/content/documentum/icons/format/f_imagemap_16.gif"</text:p>
            <text:p>ImageResource imagema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ncopy3_16.gif</text:p>
          </table:table-cell>
          <table:table-cell table:formula="of:=+FIND(&quot;f_&quot;;[.A92])+2" office:value-type="float" office:value="36" calcext:value-type="float">
            <text:p>36</text:p>
          </table:table-cell>
          <table:table-cell table:formula="of:=+FIND(&quot;_16.gif&quot;;[.A92])" office:value-type="float" office:value="43" calcext:value-type="float">
            <text:p>43</text:p>
          </table:table-cell>
          <table:table-cell table:formula="of:=+CONCATENATE(&quot;@source&quot;;CHAR(10);CHAR(34);[.A92];CHAR(34);CHAR(10);&quot;ImageResource &quot;;MID([.A92];[.B92];[.C92]-[.B92]);&quot;()&quot;;CHAR(10))" office:value-type="string" office:string-value="@source&#10;&quot;/content/documentum/icons/format/f_incopy3_16.gif&quot;&#10;ImageResource incopy3()&#10;" calcext:value-type="string">
            <text:p>@source</text:p>
            <text:p>"/content/documentum/icons/format/f_incopy3_16.gif"</text:p>
            <text:p>ImageResource incopy3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ncopy4_16.gif</text:p>
          </table:table-cell>
          <table:table-cell table:formula="of:=+FIND(&quot;f_&quot;;[.A93])+2" office:value-type="float" office:value="36" calcext:value-type="float">
            <text:p>36</text:p>
          </table:table-cell>
          <table:table-cell table:formula="of:=+FIND(&quot;_16.gif&quot;;[.A93])" office:value-type="float" office:value="43" calcext:value-type="float">
            <text:p>43</text:p>
          </table:table-cell>
          <table:table-cell table:formula="of:=+CONCATENATE(&quot;@source&quot;;CHAR(10);CHAR(34);[.A93];CHAR(34);CHAR(10);&quot;ImageResource &quot;;MID([.A93];[.B93];[.C93]-[.B93]);&quot;()&quot;;CHAR(10))" office:value-type="string" office:string-value="@source&#10;&quot;/content/documentum/icons/format/f_incopy4_16.gif&quot;&#10;ImageResource incopy4()&#10;" calcext:value-type="string">
            <text:p>@source</text:p>
            <text:p>"/content/documentum/icons/format/f_incopy4_16.gif"</text:p>
            <text:p>ImageResource incopy4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ndesign2_16.gif</text:p>
          </table:table-cell>
          <table:table-cell table:formula="of:=+FIND(&quot;f_&quot;;[.A94])+2" office:value-type="float" office:value="36" calcext:value-type="float">
            <text:p>36</text:p>
          </table:table-cell>
          <table:table-cell table:formula="of:=+FIND(&quot;_16.gif&quot;;[.A94])" office:value-type="float" office:value="45" calcext:value-type="float">
            <text:p>45</text:p>
          </table:table-cell>
          <table:table-cell table:formula="of:=+CONCATENATE(&quot;@source&quot;;CHAR(10);CHAR(34);[.A94];CHAR(34);CHAR(10);&quot;ImageResource &quot;;MID([.A94];[.B94];[.C94]-[.B94]);&quot;()&quot;;CHAR(10))" office:value-type="string" office:string-value="@source&#10;&quot;/content/documentum/icons/format/f_indesign2_16.gif&quot;&#10;ImageResource indesign2()&#10;" calcext:value-type="string">
            <text:p>@source</text:p>
            <text:p>"/content/documentum/icons/format/f_indesign2_16.gif"</text:p>
            <text:p>ImageResource indesign2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ndesign3_16.gif</text:p>
          </table:table-cell>
          <table:table-cell table:formula="of:=+FIND(&quot;f_&quot;;[.A95])+2" office:value-type="float" office:value="36" calcext:value-type="float">
            <text:p>36</text:p>
          </table:table-cell>
          <table:table-cell table:formula="of:=+FIND(&quot;_16.gif&quot;;[.A95])" office:value-type="float" office:value="45" calcext:value-type="float">
            <text:p>45</text:p>
          </table:table-cell>
          <table:table-cell table:formula="of:=+CONCATENATE(&quot;@source&quot;;CHAR(10);CHAR(34);[.A95];CHAR(34);CHAR(10);&quot;ImageResource &quot;;MID([.A95];[.B95];[.C95]-[.B95]);&quot;()&quot;;CHAR(10))" office:value-type="string" office:string-value="@source&#10;&quot;/content/documentum/icons/format/f_indesign3_16.gif&quot;&#10;ImageResource indesign3()&#10;" calcext:value-type="string">
            <text:p>@source</text:p>
            <text:p>"/content/documentum/icons/format/f_indesign3_16.gif"</text:p>
            <text:p>ImageResource indesign3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ndesign4_16.gif</text:p>
          </table:table-cell>
          <table:table-cell table:formula="of:=+FIND(&quot;f_&quot;;[.A96])+2" office:value-type="float" office:value="36" calcext:value-type="float">
            <text:p>36</text:p>
          </table:table-cell>
          <table:table-cell table:formula="of:=+FIND(&quot;_16.gif&quot;;[.A96])" office:value-type="float" office:value="45" calcext:value-type="float">
            <text:p>45</text:p>
          </table:table-cell>
          <table:table-cell table:formula="of:=+CONCATENATE(&quot;@source&quot;;CHAR(10);CHAR(34);[.A96];CHAR(34);CHAR(10);&quot;ImageResource &quot;;MID([.A96];[.B96];[.C96]-[.B96]);&quot;()&quot;;CHAR(10))" office:value-type="string" office:string-value="@source&#10;&quot;/content/documentum/icons/format/f_indesign4_16.gif&quot;&#10;ImageResource indesign4()&#10;" calcext:value-type="string">
            <text:p>@source</text:p>
            <text:p>"/content/documentum/icons/format/f_indesign4_16.gif"</text:p>
            <text:p>ImageResource indesign4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docx_16.gif</text:p>
          </table:table-cell>
          <table:table-cell table:formula="of:=+FIND(&quot;f_&quot;;[.A97])+2" office:value-type="float" office:value="36" calcext:value-type="float">
            <text:p>36</text:p>
          </table:table-cell>
          <table:table-cell table:formula="of:=+FIND(&quot;_16.gif&quot;;[.A97])" office:value-type="float" office:value="44" calcext:value-type="float">
            <text:p>44</text:p>
          </table:table-cell>
          <table:table-cell table:formula="of:=+CONCATENATE(&quot;@source&quot;;CHAR(10);CHAR(34);[.A97];CHAR(34);CHAR(10);&quot;ImageResource &quot;;MID([.A97];[.B97];[.C97]-[.B97]);&quot;()&quot;;CHAR(10))" office:value-type="string" office:string-value="@source&#10;&quot;/content/documentum/icons/format/f_irm-docx_16.gif&quot;&#10;ImageResource irm-docx()&#10;" calcext:value-type="string">
            <text:p>@source</text:p>
            <text:p>"/content/documentum/icons/format/f_irm-docx_16.gif"</text:p>
            <text:p>ImageResource irm-docx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excel12book_16.gif</text:p>
          </table:table-cell>
          <table:table-cell table:formula="of:=+FIND(&quot;f_&quot;;[.A98])+2" office:value-type="float" office:value="36" calcext:value-type="float">
            <text:p>36</text:p>
          </table:table-cell>
          <table:table-cell table:formula="of:=+FIND(&quot;_16.gif&quot;;[.A98])" office:value-type="float" office:value="51" calcext:value-type="float">
            <text:p>51</text:p>
          </table:table-cell>
          <table:table-cell table:formula="of:=+CONCATENATE(&quot;@source&quot;;CHAR(10);CHAR(34);[.A98];CHAR(34);CHAR(10);&quot;ImageResource &quot;;MID([.A98];[.B98];[.C98]-[.B98]);&quot;()&quot;;CHAR(10))" office:value-type="string" office:string-value="@source&#10;&quot;/content/documentum/icons/format/f_irm-excel12book_16.gif&quot;&#10;ImageResource irm-excel12book()&#10;" calcext:value-type="string">
            <text:p>@source</text:p>
            <text:p>"/content/documentum/icons/format/f_irm-excel12book_16.gif"</text:p>
            <text:p>ImageResource irm-excel12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excel12mebook_16.gif</text:p>
          </table:table-cell>
          <table:table-cell table:formula="of:=+FIND(&quot;f_&quot;;[.A99])+2" office:value-type="float" office:value="36" calcext:value-type="float">
            <text:p>36</text:p>
          </table:table-cell>
          <table:table-cell table:formula="of:=+FIND(&quot;_16.gif&quot;;[.A99])" office:value-type="float" office:value="53" calcext:value-type="float">
            <text:p>53</text:p>
          </table:table-cell>
          <table:table-cell table:formula="of:=+CONCATENATE(&quot;@source&quot;;CHAR(10);CHAR(34);[.A99];CHAR(34);CHAR(10);&quot;ImageResource &quot;;MID([.A99];[.B99];[.C99]-[.B99]);&quot;()&quot;;CHAR(10))" office:value-type="string" office:string-value="@source&#10;&quot;/content/documentum/icons/format/f_irm-excel12mebook_16.gif&quot;&#10;ImageResource irm-excel12mebook()&#10;" calcext:value-type="string">
            <text:p>@source</text:p>
            <text:p>"/content/documentum/icons/format/f_irm-excel12mebook_16.gif"</text:p>
            <text:p>ImageResource irm-excel12me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excel14book_16.gif</text:p>
          </table:table-cell>
          <table:table-cell table:formula="of:=+FIND(&quot;f_&quot;;[.A100])+2" office:value-type="float" office:value="36" calcext:value-type="float">
            <text:p>36</text:p>
          </table:table-cell>
          <table:table-cell table:formula="of:=+FIND(&quot;_16.gif&quot;;[.A100])" office:value-type="float" office:value="51" calcext:value-type="float">
            <text:p>51</text:p>
          </table:table-cell>
          <table:table-cell table:formula="of:=+CONCATENATE(&quot;@source&quot;;CHAR(10);CHAR(34);[.A100];CHAR(34);CHAR(10);&quot;ImageResource &quot;;MID([.A100];[.B100];[.C100]-[.B100]);&quot;()&quot;;CHAR(10))" office:value-type="string" office:string-value="@source&#10;&quot;/content/documentum/icons/format/f_irm-excel14book_16.gif&quot;&#10;ImageResource irm-excel14book()&#10;" calcext:value-type="string">
            <text:p>@source</text:p>
            <text:p>"/content/documentum/icons/format/f_irm-excel14book_16.gif"</text:p>
            <text:p>ImageResource irm-excel14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excel2007_16.gif</text:p>
          </table:table-cell>
          <table:table-cell table:formula="of:=+FIND(&quot;f_&quot;;[.A101])+2" office:value-type="float" office:value="36" calcext:value-type="float">
            <text:p>36</text:p>
          </table:table-cell>
          <table:table-cell table:formula="of:=+FIND(&quot;_16.gif&quot;;[.A101])" office:value-type="float" office:value="49" calcext:value-type="float">
            <text:p>49</text:p>
          </table:table-cell>
          <table:table-cell table:formula="of:=+CONCATENATE(&quot;@source&quot;;CHAR(10);CHAR(34);[.A101];CHAR(34);CHAR(10);&quot;ImageResource &quot;;MID([.A101];[.B101];[.C101]-[.B101]);&quot;()&quot;;CHAR(10))" office:value-type="string" office:string-value="@source&#10;&quot;/content/documentum/icons/format/f_irm-excel2007_16.gif&quot;&#10;ImageResource irm-excel2007()&#10;" calcext:value-type="string">
            <text:p>@source</text:p>
            <text:p>"/content/documentum/icons/format/f_irm-excel2007_16.gif"</text:p>
            <text:p>ImageResource irm-excel2007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excel8book_16.gif</text:p>
          </table:table-cell>
          <table:table-cell table:formula="of:=+FIND(&quot;f_&quot;;[.A102])+2" office:value-type="float" office:value="36" calcext:value-type="float">
            <text:p>36</text:p>
          </table:table-cell>
          <table:table-cell table:formula="of:=+FIND(&quot;_16.gif&quot;;[.A102])" office:value-type="float" office:value="50" calcext:value-type="float">
            <text:p>50</text:p>
          </table:table-cell>
          <table:table-cell table:formula="of:=+CONCATENATE(&quot;@source&quot;;CHAR(10);CHAR(34);[.A102];CHAR(34);CHAR(10);&quot;ImageResource &quot;;MID([.A102];[.B102];[.C102]-[.B102]);&quot;()&quot;;CHAR(10))" office:value-type="string" office:string-value="@source&#10;&quot;/content/documentum/icons/format/f_irm-excel8book_16.gif&quot;&#10;ImageResource irm-excel8book()&#10;" calcext:value-type="string">
            <text:p>@source</text:p>
            <text:p>"/content/documentum/icons/format/f_irm-excel8book_16.gif"</text:p>
            <text:p>ImageResource irm-excel8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msw12_16.gif</text:p>
          </table:table-cell>
          <table:table-cell table:formula="of:=+FIND(&quot;f_&quot;;[.A103])+2" office:value-type="float" office:value="36" calcext:value-type="float">
            <text:p>36</text:p>
          </table:table-cell>
          <table:table-cell table:formula="of:=+FIND(&quot;_16.gif&quot;;[.A103])" office:value-type="float" office:value="45" calcext:value-type="float">
            <text:p>45</text:p>
          </table:table-cell>
          <table:table-cell table:formula="of:=+CONCATENATE(&quot;@source&quot;;CHAR(10);CHAR(34);[.A103];CHAR(34);CHAR(10);&quot;ImageResource &quot;;MID([.A103];[.B103];[.C103]-[.B103]);&quot;()&quot;;CHAR(10))" office:value-type="string" office:string-value="@source&#10;&quot;/content/documentum/icons/format/f_irm-msw12_16.gif&quot;&#10;ImageResource irm-msw12()&#10;" calcext:value-type="string">
            <text:p>@source</text:p>
            <text:p>"/content/documentum/icons/format/f_irm-msw12_16.gif"</text:p>
            <text:p>ImageResource irm-msw12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msw12me_16.gif</text:p>
          </table:table-cell>
          <table:table-cell table:formula="of:=+FIND(&quot;f_&quot;;[.A104])+2" office:value-type="float" office:value="36" calcext:value-type="float">
            <text:p>36</text:p>
          </table:table-cell>
          <table:table-cell table:formula="of:=+FIND(&quot;_16.gif&quot;;[.A104])" office:value-type="float" office:value="47" calcext:value-type="float">
            <text:p>47</text:p>
          </table:table-cell>
          <table:table-cell table:formula="of:=+CONCATENATE(&quot;@source&quot;;CHAR(10);CHAR(34);[.A104];CHAR(34);CHAR(10);&quot;ImageResource &quot;;MID([.A104];[.B104];[.C104]-[.B104]);&quot;()&quot;;CHAR(10))" office:value-type="string" office:string-value="@source&#10;&quot;/content/documentum/icons/format/f_irm-msw12me_16.gif&quot;&#10;ImageResource irm-msw12me()&#10;" calcext:value-type="string">
            <text:p>@source</text:p>
            <text:p>"/content/documentum/icons/format/f_irm-msw12me_16.gif"</text:p>
            <text:p>ImageResource irm-msw12m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msw14_16.gif</text:p>
          </table:table-cell>
          <table:table-cell table:formula="of:=+FIND(&quot;f_&quot;;[.A105])+2" office:value-type="float" office:value="36" calcext:value-type="float">
            <text:p>36</text:p>
          </table:table-cell>
          <table:table-cell table:formula="of:=+FIND(&quot;_16.gif&quot;;[.A105])" office:value-type="float" office:value="45" calcext:value-type="float">
            <text:p>45</text:p>
          </table:table-cell>
          <table:table-cell table:formula="of:=+CONCATENATE(&quot;@source&quot;;CHAR(10);CHAR(34);[.A105];CHAR(34);CHAR(10);&quot;ImageResource &quot;;MID([.A105];[.B105];[.C105]-[.B105]);&quot;()&quot;;CHAR(10))" office:value-type="string" office:string-value="@source&#10;&quot;/content/documentum/icons/format/f_irm-msw14_16.gif&quot;&#10;ImageResource irm-msw14()&#10;" calcext:value-type="string">
            <text:p>@source</text:p>
            <text:p>"/content/documentum/icons/format/f_irm-msw14_16.gif"</text:p>
            <text:p>ImageResource irm-msw14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msw2007_16.gif</text:p>
          </table:table-cell>
          <table:table-cell table:formula="of:=+FIND(&quot;f_&quot;;[.A106])+2" office:value-type="float" office:value="36" calcext:value-type="float">
            <text:p>36</text:p>
          </table:table-cell>
          <table:table-cell table:formula="of:=+FIND(&quot;_16.gif&quot;;[.A106])" office:value-type="float" office:value="47" calcext:value-type="float">
            <text:p>47</text:p>
          </table:table-cell>
          <table:table-cell table:formula="of:=+CONCATENATE(&quot;@source&quot;;CHAR(10);CHAR(34);[.A106];CHAR(34);CHAR(10);&quot;ImageResource &quot;;MID([.A106];[.B106];[.C106]-[.B106]);&quot;()&quot;;CHAR(10))" office:value-type="string" office:string-value="@source&#10;&quot;/content/documentum/icons/format/f_irm-msw2007_16.gif&quot;&#10;ImageResource irm-msw2007()&#10;" calcext:value-type="string">
            <text:p>@source</text:p>
            <text:p>"/content/documentum/icons/format/f_irm-msw2007_16.gif"</text:p>
            <text:p>ImageResource irm-msw2007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msw8_16.gif</text:p>
          </table:table-cell>
          <table:table-cell table:formula="of:=+FIND(&quot;f_&quot;;[.A107])+2" office:value-type="float" office:value="36" calcext:value-type="float">
            <text:p>36</text:p>
          </table:table-cell>
          <table:table-cell table:formula="of:=+FIND(&quot;_16.gif&quot;;[.A107])" office:value-type="float" office:value="44" calcext:value-type="float">
            <text:p>44</text:p>
          </table:table-cell>
          <table:table-cell table:formula="of:=+CONCATENATE(&quot;@source&quot;;CHAR(10);CHAR(34);[.A107];CHAR(34);CHAR(10);&quot;ImageResource &quot;;MID([.A107];[.B107];[.C107]-[.B107]);&quot;()&quot;;CHAR(10))" office:value-type="string" office:string-value="@source&#10;&quot;/content/documentum/icons/format/f_irm-msw8_16.gif&quot;&#10;ImageResource irm-msw8()&#10;" calcext:value-type="string">
            <text:p>@source</text:p>
            <text:p>"/content/documentum/icons/format/f_irm-msw8_16.gif"</text:p>
            <text:p>ImageResource irm-msw8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pdf_16.gif</text:p>
          </table:table-cell>
          <table:table-cell table:formula="of:=+FIND(&quot;f_&quot;;[.A108])+2" office:value-type="float" office:value="36" calcext:value-type="float">
            <text:p>36</text:p>
          </table:table-cell>
          <table:table-cell table:formula="of:=+FIND(&quot;_16.gif&quot;;[.A108])" office:value-type="float" office:value="43" calcext:value-type="float">
            <text:p>43</text:p>
          </table:table-cell>
          <table:table-cell table:formula="of:=+CONCATENATE(&quot;@source&quot;;CHAR(10);CHAR(34);[.A108];CHAR(34);CHAR(10);&quot;ImageResource &quot;;MID([.A108];[.B108];[.C108]-[.B108]);&quot;()&quot;;CHAR(10))" office:value-type="string" office:string-value="@source&#10;&quot;/content/documentum/icons/format/f_irm-pdf_16.gif&quot;&#10;ImageResource irm-pdf()&#10;" calcext:value-type="string">
            <text:p>@source</text:p>
            <text:p>"/content/documentum/icons/format/f_irm-pdf_16.gif"</text:p>
            <text:p>ImageResource irm-pd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ppt12_16.gif</text:p>
          </table:table-cell>
          <table:table-cell table:formula="of:=+FIND(&quot;f_&quot;;[.A109])+2" office:value-type="float" office:value="36" calcext:value-type="float">
            <text:p>36</text:p>
          </table:table-cell>
          <table:table-cell table:formula="of:=+FIND(&quot;_16.gif&quot;;[.A109])" office:value-type="float" office:value="45" calcext:value-type="float">
            <text:p>45</text:p>
          </table:table-cell>
          <table:table-cell table:formula="of:=+CONCATENATE(&quot;@source&quot;;CHAR(10);CHAR(34);[.A109];CHAR(34);CHAR(10);&quot;ImageResource &quot;;MID([.A109];[.B109];[.C109]-[.B109]);&quot;()&quot;;CHAR(10))" office:value-type="string" office:string-value="@source&#10;&quot;/content/documentum/icons/format/f_irm-ppt12_16.gif&quot;&#10;ImageResource irm-ppt12()&#10;" calcext:value-type="string">
            <text:p>@source</text:p>
            <text:p>"/content/documentum/icons/format/f_irm-ppt12_16.gif"</text:p>
            <text:p>ImageResource irm-ppt12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ppt12me_16.gif</text:p>
          </table:table-cell>
          <table:table-cell table:formula="of:=+FIND(&quot;f_&quot;;[.A110])+2" office:value-type="float" office:value="36" calcext:value-type="float">
            <text:p>36</text:p>
          </table:table-cell>
          <table:table-cell table:formula="of:=+FIND(&quot;_16.gif&quot;;[.A110])" office:value-type="float" office:value="47" calcext:value-type="float">
            <text:p>47</text:p>
          </table:table-cell>
          <table:table-cell table:formula="of:=+CONCATENATE(&quot;@source&quot;;CHAR(10);CHAR(34);[.A110];CHAR(34);CHAR(10);&quot;ImageResource &quot;;MID([.A110];[.B110];[.C110]-[.B110]);&quot;()&quot;;CHAR(10))" office:value-type="string" office:string-value="@source&#10;&quot;/content/documentum/icons/format/f_irm-ppt12me_16.gif&quot;&#10;ImageResource irm-ppt12me()&#10;" calcext:value-type="string">
            <text:p>@source</text:p>
            <text:p>"/content/documentum/icons/format/f_irm-ppt12me_16.gif"</text:p>
            <text:p>ImageResource irm-ppt12m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ppt14_16.gif</text:p>
          </table:table-cell>
          <table:table-cell table:formula="of:=+FIND(&quot;f_&quot;;[.A111])+2" office:value-type="float" office:value="36" calcext:value-type="float">
            <text:p>36</text:p>
          </table:table-cell>
          <table:table-cell table:formula="of:=+FIND(&quot;_16.gif&quot;;[.A111])" office:value-type="float" office:value="45" calcext:value-type="float">
            <text:p>45</text:p>
          </table:table-cell>
          <table:table-cell table:formula="of:=+CONCATENATE(&quot;@source&quot;;CHAR(10);CHAR(34);[.A111];CHAR(34);CHAR(10);&quot;ImageResource &quot;;MID([.A111];[.B111];[.C111]-[.B111]);&quot;()&quot;;CHAR(10))" office:value-type="string" office:string-value="@source&#10;&quot;/content/documentum/icons/format/f_irm-ppt14_16.gif&quot;&#10;ImageResource irm-ppt14()&#10;" calcext:value-type="string">
            <text:p>@source</text:p>
            <text:p>"/content/documentum/icons/format/f_irm-ppt14_16.gif"</text:p>
            <text:p>ImageResource irm-ppt14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ppt2007_16.gif</text:p>
          </table:table-cell>
          <table:table-cell table:formula="of:=+FIND(&quot;f_&quot;;[.A112])+2" office:value-type="float" office:value="36" calcext:value-type="float">
            <text:p>36</text:p>
          </table:table-cell>
          <table:table-cell table:formula="of:=+FIND(&quot;_16.gif&quot;;[.A112])" office:value-type="float" office:value="47" calcext:value-type="float">
            <text:p>47</text:p>
          </table:table-cell>
          <table:table-cell table:formula="of:=+CONCATENATE(&quot;@source&quot;;CHAR(10);CHAR(34);[.A112];CHAR(34);CHAR(10);&quot;ImageResource &quot;;MID([.A112];[.B112];[.C112]-[.B112]);&quot;()&quot;;CHAR(10))" office:value-type="string" office:string-value="@source&#10;&quot;/content/documentum/icons/format/f_irm-ppt2007_16.gif&quot;&#10;ImageResource irm-ppt2007()&#10;" calcext:value-type="string">
            <text:p>@source</text:p>
            <text:p>"/content/documentum/icons/format/f_irm-ppt2007_16.gif"</text:p>
            <text:p>ImageResource irm-ppt2007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ppt8_16.gif</text:p>
          </table:table-cell>
          <table:table-cell table:formula="of:=+FIND(&quot;f_&quot;;[.A113])+2" office:value-type="float" office:value="36" calcext:value-type="float">
            <text:p>36</text:p>
          </table:table-cell>
          <table:table-cell table:formula="of:=+FIND(&quot;_16.gif&quot;;[.A113])" office:value-type="float" office:value="44" calcext:value-type="float">
            <text:p>44</text:p>
          </table:table-cell>
          <table:table-cell table:formula="of:=+CONCATENATE(&quot;@source&quot;;CHAR(10);CHAR(34);[.A113];CHAR(34);CHAR(10);&quot;ImageResource &quot;;MID([.A113];[.B113];[.C113]-[.B113]);&quot;()&quot;;CHAR(10))" office:value-type="string" office:string-value="@source&#10;&quot;/content/documentum/icons/format/f_irm-ppt8_16.gif&quot;&#10;ImageResource irm-ppt8()&#10;" calcext:value-type="string">
            <text:p>@source</text:p>
            <text:p>"/content/documentum/icons/format/f_irm-ppt8_16.gif"</text:p>
            <text:p>ImageResource irm-ppt8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pptx_16.gif</text:p>
          </table:table-cell>
          <table:table-cell table:formula="of:=+FIND(&quot;f_&quot;;[.A114])+2" office:value-type="float" office:value="36" calcext:value-type="float">
            <text:p>36</text:p>
          </table:table-cell>
          <table:table-cell table:formula="of:=+FIND(&quot;_16.gif&quot;;[.A114])" office:value-type="float" office:value="44" calcext:value-type="float">
            <text:p>44</text:p>
          </table:table-cell>
          <table:table-cell table:formula="of:=+CONCATENATE(&quot;@source&quot;;CHAR(10);CHAR(34);[.A114];CHAR(34);CHAR(10);&quot;ImageResource &quot;;MID([.A114];[.B114];[.C114]-[.B114]);&quot;()&quot;;CHAR(10))" office:value-type="string" office:string-value="@source&#10;&quot;/content/documentum/icons/format/f_irm-pptx_16.gif&quot;&#10;ImageResource irm-pptx()&#10;" calcext:value-type="string">
            <text:p>@source</text:p>
            <text:p>"/content/documentum/icons/format/f_irm-pptx_16.gif"</text:p>
            <text:p>ImageResource irm-pptx()</text:p>
            <text:p/>
          </table:table-cell>
        </table:table-row>
        <table:table-row table:style-name="ro3">
          <table:table-cell office:value-type="string" calcext:value-type="string">
            <text:p>/content/documentum/icons/format/f_irm-xlsx_16.gif</text:p>
          </table:table-cell>
          <table:table-cell table:formula="of:=+FIND(&quot;f_&quot;;[.A115])+2" office:value-type="float" office:value="36" calcext:value-type="float">
            <text:p>36</text:p>
          </table:table-cell>
          <table:table-cell table:formula="of:=+FIND(&quot;_16.gif&quot;;[.A115])" office:value-type="float" office:value="44" calcext:value-type="float">
            <text:p>44</text:p>
          </table:table-cell>
          <table:table-cell table:formula="of:=+CONCATENATE(&quot;@source&quot;;CHAR(10);CHAR(34);[.A115];CHAR(34);CHAR(10);&quot;ImageResource &quot;;MID([.A115];[.B115];[.C115]-[.B115]);&quot;()&quot;;CHAR(10))" office:value-type="string" office:string-value="@source&#10;&quot;/content/documentum/icons/format/f_irm-xlsx_16.gif&quot;&#10;ImageResource irm-xlsx()&#10;" calcext:value-type="string">
            <text:p>@source</text:p>
            <text:p>"/content/documentum/icons/format/f_irm-xlsx_16.gif"</text:p>
            <text:p>ImageResource irm-xlsx()</text:p>
            <text:p/>
          </table:table-cell>
        </table:table-row>
        <table:table-row table:style-name="ro3">
          <table:table-cell office:value-type="string" calcext:value-type="string">
            <text:p>/content/documentum/icons/format/f_jar_16.gif</text:p>
          </table:table-cell>
          <table:table-cell table:formula="of:=+FIND(&quot;f_&quot;;[.A116])+2" office:value-type="float" office:value="36" calcext:value-type="float">
            <text:p>36</text:p>
          </table:table-cell>
          <table:table-cell table:formula="of:=+FIND(&quot;_16.gif&quot;;[.A116])" office:value-type="float" office:value="39" calcext:value-type="float">
            <text:p>39</text:p>
          </table:table-cell>
          <table:table-cell table:formula="of:=+CONCATENATE(&quot;@source&quot;;CHAR(10);CHAR(34);[.A116];CHAR(34);CHAR(10);&quot;ImageResource &quot;;MID([.A116];[.B116];[.C116]-[.B116]);&quot;()&quot;;CHAR(10))" office:value-type="string" office:string-value="@source&#10;&quot;/content/documentum/icons/format/f_jar_16.gif&quot;&#10;ImageResource jar()&#10;" calcext:value-type="string">
            <text:p>@source</text:p>
            <text:p>"/content/documentum/icons/format/f_jar_16.gif"</text:p>
            <text:p>ImageResource jar()</text:p>
            <text:p/>
          </table:table-cell>
        </table:table-row>
        <table:table-row table:style-name="ro3">
          <table:table-cell office:value-type="string" calcext:value-type="string">
            <text:p>/content/documentum/icons/format/f_java_16.gif</text:p>
          </table:table-cell>
          <table:table-cell table:formula="of:=+FIND(&quot;f_&quot;;[.A117])+2" office:value-type="float" office:value="36" calcext:value-type="float">
            <text:p>36</text:p>
          </table:table-cell>
          <table:table-cell table:formula="of:=+FIND(&quot;_16.gif&quot;;[.A117])" office:value-type="float" office:value="40" calcext:value-type="float">
            <text:p>40</text:p>
          </table:table-cell>
          <table:table-cell table:formula="of:=+CONCATENATE(&quot;@source&quot;;CHAR(10);CHAR(34);[.A117];CHAR(34);CHAR(10);&quot;ImageResource &quot;;MID([.A117];[.B117];[.C117]-[.B117]);&quot;()&quot;;CHAR(10))" office:value-type="string" office:string-value="@source&#10;&quot;/content/documentum/icons/format/f_java_16.gif&quot;&#10;ImageResource java()&#10;" calcext:value-type="string">
            <text:p>@source</text:p>
            <text:p>"/content/documentum/icons/format/f_java_16.gif"</text:p>
            <text:p>ImageResource java()</text:p>
            <text:p/>
          </table:table-cell>
        </table:table-row>
        <table:table-row table:style-name="ro3">
          <table:table-cell office:value-type="string" calcext:value-type="string">
            <text:p>/content/documentum/icons/format/f_jhtml_16.gif</text:p>
          </table:table-cell>
          <table:table-cell table:formula="of:=+FIND(&quot;f_&quot;;[.A118])+2" office:value-type="float" office:value="36" calcext:value-type="float">
            <text:p>36</text:p>
          </table:table-cell>
          <table:table-cell table:formula="of:=+FIND(&quot;_16.gif&quot;;[.A118])" office:value-type="float" office:value="41" calcext:value-type="float">
            <text:p>41</text:p>
          </table:table-cell>
          <table:table-cell table:formula="of:=+CONCATENATE(&quot;@source&quot;;CHAR(10);CHAR(34);[.A118];CHAR(34);CHAR(10);&quot;ImageResource &quot;;MID([.A118];[.B118];[.C118]-[.B118]);&quot;()&quot;;CHAR(10))" office:value-type="string" office:string-value="@source&#10;&quot;/content/documentum/icons/format/f_jhtml_16.gif&quot;&#10;ImageResource jhtml()&#10;" calcext:value-type="string">
            <text:p>@source</text:p>
            <text:p>"/content/documentum/icons/format/f_jhtml_16.gif"</text:p>
            <text:p>ImageResource jhtm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jpeg_16.gif</text:p>
          </table:table-cell>
          <table:table-cell table:formula="of:=+FIND(&quot;f_&quot;;[.A119])+2" office:value-type="float" office:value="36" calcext:value-type="float">
            <text:p>36</text:p>
          </table:table-cell>
          <table:table-cell table:formula="of:=+FIND(&quot;_16.gif&quot;;[.A119])" office:value-type="float" office:value="40" calcext:value-type="float">
            <text:p>40</text:p>
          </table:table-cell>
          <table:table-cell table:formula="of:=+CONCATENATE(&quot;@source&quot;;CHAR(10);CHAR(34);[.A119];CHAR(34);CHAR(10);&quot;ImageResource &quot;;MID([.A119];[.B119];[.C119]-[.B119]);&quot;()&quot;;CHAR(10))" office:value-type="string" office:string-value="@source&#10;&quot;/content/documentum/icons/format/f_jpeg_16.gif&quot;&#10;ImageResource jpeg()&#10;" calcext:value-type="string">
            <text:p>@source</text:p>
            <text:p>"/content/documentum/icons/format/f_jpeg_16.gif"</text:p>
            <text:p>ImageResource jpeg()</text:p>
            <text:p/>
          </table:table-cell>
        </table:table-row>
        <table:table-row table:style-name="ro3">
          <table:table-cell office:value-type="string" calcext:value-type="string">
            <text:p>/content/documentum/icons/format/f_jpeg_lres_16.gif</text:p>
          </table:table-cell>
          <table:table-cell table:formula="of:=+FIND(&quot;f_&quot;;[.A120])+2" office:value-type="float" office:value="36" calcext:value-type="float">
            <text:p>36</text:p>
          </table:table-cell>
          <table:table-cell table:formula="of:=+FIND(&quot;_16.gif&quot;;[.A120])" office:value-type="float" office:value="45" calcext:value-type="float">
            <text:p>45</text:p>
          </table:table-cell>
          <table:table-cell table:formula="of:=+CONCATENATE(&quot;@source&quot;;CHAR(10);CHAR(34);[.A120];CHAR(34);CHAR(10);&quot;ImageResource &quot;;MID([.A120];[.B120];[.C120]-[.B120]);&quot;()&quot;;CHAR(10))" office:value-type="string" office:string-value="@source&#10;&quot;/content/documentum/icons/format/f_jpeg_lres_16.gif&quot;&#10;ImageResource jpeg_lres()&#10;" calcext:value-type="string">
            <text:p>@source</text:p>
            <text:p>"/content/documentum/icons/format/f_jpeg_lres_16.gif"</text:p>
            <text:p>ImageResource jpeg_lre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jpeg_story_16.gif</text:p>
          </table:table-cell>
          <table:table-cell table:formula="of:=+FIND(&quot;f_&quot;;[.A121])+2" office:value-type="float" office:value="36" calcext:value-type="float">
            <text:p>36</text:p>
          </table:table-cell>
          <table:table-cell table:formula="of:=+FIND(&quot;_16.gif&quot;;[.A121])" office:value-type="float" office:value="46" calcext:value-type="float">
            <text:p>46</text:p>
          </table:table-cell>
          <table:table-cell table:formula="of:=+CONCATENATE(&quot;@source&quot;;CHAR(10);CHAR(34);[.A121];CHAR(34);CHAR(10);&quot;ImageResource &quot;;MID([.A121];[.B121];[.C121]-[.B121]);&quot;()&quot;;CHAR(10))" office:value-type="string" office:string-value="@source&#10;&quot;/content/documentum/icons/format/f_jpeg_story_16.gif&quot;&#10;ImageResource jpeg_story()&#10;" calcext:value-type="string">
            <text:p>@source</text:p>
            <text:p>"/content/documentum/icons/format/f_jpeg_story_16.gif"</text:p>
            <text:p>ImageResource jpeg_story()</text:p>
            <text:p/>
          </table:table-cell>
        </table:table-row>
        <table:table-row table:style-name="ro3">
          <table:table-cell office:value-type="string" calcext:value-type="string">
            <text:p>/content/documentum/icons/format/f_jpeg_th_16.gif</text:p>
          </table:table-cell>
          <table:table-cell table:formula="of:=+FIND(&quot;f_&quot;;[.A122])+2" office:value-type="float" office:value="36" calcext:value-type="float">
            <text:p>36</text:p>
          </table:table-cell>
          <table:table-cell table:formula="of:=+FIND(&quot;_16.gif&quot;;[.A122])" office:value-type="float" office:value="43" calcext:value-type="float">
            <text:p>43</text:p>
          </table:table-cell>
          <table:table-cell table:formula="of:=+CONCATENATE(&quot;@source&quot;;CHAR(10);CHAR(34);[.A122];CHAR(34);CHAR(10);&quot;ImageResource &quot;;MID([.A122];[.B122];[.C122]-[.B122]);&quot;()&quot;;CHAR(10))" office:value-type="string" office:string-value="@source&#10;&quot;/content/documentum/icons/format/f_jpeg_th_16.gif&quot;&#10;ImageResource jpeg_th()&#10;" calcext:value-type="string">
            <text:p>@source</text:p>
            <text:p>"/content/documentum/icons/format/f_jpeg_th_16.gif"</text:p>
            <text:p>ImageResource jpeg_th()</text:p>
            <text:p/>
          </table:table-cell>
        </table:table-row>
        <table:table-row table:style-name="ro3">
          <table:table-cell office:value-type="string" calcext:value-type="string">
            <text:p>/content/documentum/icons/format/f_js_16.gif</text:p>
          </table:table-cell>
          <table:table-cell table:formula="of:=+FIND(&quot;f_&quot;;[.A123])+2" office:value-type="float" office:value="36" calcext:value-type="float">
            <text:p>36</text:p>
          </table:table-cell>
          <table:table-cell table:formula="of:=+FIND(&quot;_16.gif&quot;;[.A123])" office:value-type="float" office:value="38" calcext:value-type="float">
            <text:p>38</text:p>
          </table:table-cell>
          <table:table-cell table:formula="of:=+CONCATENATE(&quot;@source&quot;;CHAR(10);CHAR(34);[.A123];CHAR(34);CHAR(10);&quot;ImageResource &quot;;MID([.A123];[.B123];[.C123]-[.B123]);&quot;()&quot;;CHAR(10))" office:value-type="string" office:string-value="@source&#10;&quot;/content/documentum/icons/format/f_js_16.gif&quot;&#10;ImageResource js()&#10;" calcext:value-type="string">
            <text:p>@source</text:p>
            <text:p>"/content/documentum/icons/format/f_js_16.gif"</text:p>
            <text:p>ImageResource j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jsp_16.gif</text:p>
          </table:table-cell>
          <table:table-cell table:formula="of:=+FIND(&quot;f_&quot;;[.A124])+2" office:value-type="float" office:value="36" calcext:value-type="float">
            <text:p>36</text:p>
          </table:table-cell>
          <table:table-cell table:formula="of:=+FIND(&quot;_16.gif&quot;;[.A124])" office:value-type="float" office:value="39" calcext:value-type="float">
            <text:p>39</text:p>
          </table:table-cell>
          <table:table-cell table:formula="of:=+CONCATENATE(&quot;@source&quot;;CHAR(10);CHAR(34);[.A124];CHAR(34);CHAR(10);&quot;ImageResource &quot;;MID([.A124];[.B124];[.C124]-[.B124]);&quot;()&quot;;CHAR(10))" office:value-type="string" office:string-value="@source&#10;&quot;/content/documentum/icons/format/f_jsp_16.gif&quot;&#10;ImageResource jsp()&#10;" calcext:value-type="string">
            <text:p>@source</text:p>
            <text:p>"/content/documentum/icons/format/f_jsp_16.gif"</text:p>
            <text:p>ImageResource js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l_lo_16.gif</text:p>
          </table:table-cell>
          <table:table-cell table:formula="of:=+FIND(&quot;f_&quot;;[.A125])+2" office:value-type="float" office:value="36" calcext:value-type="float">
            <text:p>36</text:p>
          </table:table-cell>
          <table:table-cell table:formula="of:=+FIND(&quot;_16.gif&quot;;[.A125])" office:value-type="float" office:value="40" calcext:value-type="float">
            <text:p>40</text:p>
          </table:table-cell>
          <table:table-cell table:formula="of:=+CONCATENATE(&quot;@source&quot;;CHAR(10);CHAR(34);[.A125];CHAR(34);CHAR(10);&quot;ImageResource &quot;;MID([.A125];[.B125];[.C125]-[.B125]);&quot;()&quot;;CHAR(10))" office:value-type="string" office:string-value="@source&#10;&quot;/content/documentum/icons/format/f_l_lo_16.gif&quot;&#10;ImageResource l_lo()&#10;" calcext:value-type="string">
            <text:p>@source</text:p>
            <text:p>"/content/documentum/icons/format/f_l_lo_16.gif"</text:p>
            <text:p>ImageResource l_lo()</text:p>
            <text:p/>
          </table:table-cell>
        </table:table-row>
        <table:table-row table:style-name="ro3">
          <table:table-cell office:value-type="string" calcext:value-type="string">
            <text:p>/content/documentum/icons/format/f_lotus_16.gif</text:p>
          </table:table-cell>
          <table:table-cell table:formula="of:=+FIND(&quot;f_&quot;;[.A126])+2" office:value-type="float" office:value="36" calcext:value-type="float">
            <text:p>36</text:p>
          </table:table-cell>
          <table:table-cell table:formula="of:=+FIND(&quot;_16.gif&quot;;[.A126])" office:value-type="float" office:value="41" calcext:value-type="float">
            <text:p>41</text:p>
          </table:table-cell>
          <table:table-cell table:formula="of:=+CONCATENATE(&quot;@source&quot;;CHAR(10);CHAR(34);[.A126];CHAR(34);CHAR(10);&quot;ImageResource &quot;;MID([.A126];[.B126];[.C126]-[.B126]);&quot;()&quot;;CHAR(10))" office:value-type="string" office:string-value="@source&#10;&quot;/content/documentum/icons/format/f_lotus_16.gif&quot;&#10;ImageResource lotus()&#10;" calcext:value-type="string">
            <text:p>@source</text:p>
            <text:p>"/content/documentum/icons/format/f_lotus_16.gif"</text:p>
            <text:p>ImageResource lotu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acdraw_16.gif</text:p>
          </table:table-cell>
          <table:table-cell table:formula="of:=+FIND(&quot;f_&quot;;[.A127])+2" office:value-type="float" office:value="36" calcext:value-type="float">
            <text:p>36</text:p>
          </table:table-cell>
          <table:table-cell table:formula="of:=+FIND(&quot;_16.gif&quot;;[.A127])" office:value-type="float" office:value="43" calcext:value-type="float">
            <text:p>43</text:p>
          </table:table-cell>
          <table:table-cell table:formula="of:=+CONCATENATE(&quot;@source&quot;;CHAR(10);CHAR(34);[.A127];CHAR(34);CHAR(10);&quot;ImageResource &quot;;MID([.A127];[.B127];[.C127]-[.B127]);&quot;()&quot;;CHAR(10))" office:value-type="string" office:string-value="@source&#10;&quot;/content/documentum/icons/format/f_macdraw_16.gif&quot;&#10;ImageResource macdraw()&#10;" calcext:value-type="string">
            <text:p>@source</text:p>
            <text:p>"/content/documentum/icons/format/f_macdraw_16.gif"</text:p>
            <text:p>ImageResource macdra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acdrawp_16.gif</text:p>
          </table:table-cell>
          <table:table-cell table:formula="of:=+FIND(&quot;f_&quot;;[.A128])+2" office:value-type="float" office:value="36" calcext:value-type="float">
            <text:p>36</text:p>
          </table:table-cell>
          <table:table-cell table:formula="of:=+FIND(&quot;_16.gif&quot;;[.A128])" office:value-type="float" office:value="44" calcext:value-type="float">
            <text:p>44</text:p>
          </table:table-cell>
          <table:table-cell table:formula="of:=+CONCATENATE(&quot;@source&quot;;CHAR(10);CHAR(34);[.A128];CHAR(34);CHAR(10);&quot;ImageResource &quot;;MID([.A128];[.B128];[.C128]-[.B128]);&quot;()&quot;;CHAR(10))" office:value-type="string" office:string-value="@source&#10;&quot;/content/documentum/icons/format/f_macdrawp_16.gif&quot;&#10;ImageResource macdrawp()&#10;" calcext:value-type="string">
            <text:p>@source</text:p>
            <text:p>"/content/documentum/icons/format/f_macdrawp_16.gif"</text:p>
            <text:p>ImageResource macdraw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acp_16.gif</text:p>
          </table:table-cell>
          <table:table-cell table:formula="of:=+FIND(&quot;f_&quot;;[.A129])+2" office:value-type="float" office:value="36" calcext:value-type="float">
            <text:p>36</text:p>
          </table:table-cell>
          <table:table-cell table:formula="of:=+FIND(&quot;_16.gif&quot;;[.A129])" office:value-type="float" office:value="40" calcext:value-type="float">
            <text:p>40</text:p>
          </table:table-cell>
          <table:table-cell table:formula="of:=+CONCATENATE(&quot;@source&quot;;CHAR(10);CHAR(34);[.A129];CHAR(34);CHAR(10);&quot;ImageResource &quot;;MID([.A129];[.B129];[.C129]-[.B129]);&quot;()&quot;;CHAR(10))" office:value-type="string" office:string-value="@source&#10;&quot;/content/documentum/icons/format/f_macp_16.gif&quot;&#10;ImageResource macp()&#10;" calcext:value-type="string">
            <text:p>@source</text:p>
            <text:p>"/content/documentum/icons/format/f_macp_16.gif"</text:p>
            <text:p>ImageResource mac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actext_16.gif</text:p>
          </table:table-cell>
          <table:table-cell table:formula="of:=+FIND(&quot;f_&quot;;[.A130])+2" office:value-type="float" office:value="36" calcext:value-type="float">
            <text:p>36</text:p>
          </table:table-cell>
          <table:table-cell table:formula="of:=+FIND(&quot;_16.gif&quot;;[.A130])" office:value-type="float" office:value="43" calcext:value-type="float">
            <text:p>43</text:p>
          </table:table-cell>
          <table:table-cell table:formula="of:=+CONCATENATE(&quot;@source&quot;;CHAR(10);CHAR(34);[.A130];CHAR(34);CHAR(10);&quot;ImageResource &quot;;MID([.A130];[.B130];[.C130]-[.B130]);&quot;()&quot;;CHAR(10))" office:value-type="string" office:string-value="@source&#10;&quot;/content/documentum/icons/format/f_mactext_16.gif&quot;&#10;ImageResource mactext()&#10;" calcext:value-type="string">
            <text:p>@source</text:p>
            <text:p>"/content/documentum/icons/format/f_mactext_16.gif"</text:p>
            <text:p>ImageResource mactex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acwrite_16.gif</text:p>
          </table:table-cell>
          <table:table-cell table:formula="of:=+FIND(&quot;f_&quot;;[.A131])+2" office:value-type="float" office:value="36" calcext:value-type="float">
            <text:p>36</text:p>
          </table:table-cell>
          <table:table-cell table:formula="of:=+FIND(&quot;_16.gif&quot;;[.A131])" office:value-type="float" office:value="44" calcext:value-type="float">
            <text:p>44</text:p>
          </table:table-cell>
          <table:table-cell table:formula="of:=+CONCATENATE(&quot;@source&quot;;CHAR(10);CHAR(34);[.A131];CHAR(34);CHAR(10);&quot;ImageResource &quot;;MID([.A131];[.B131];[.C131]-[.B131]);&quot;()&quot;;CHAR(10))" office:value-type="string" office:string-value="@source&#10;&quot;/content/documentum/icons/format/f_macwrite_16.gif&quot;&#10;ImageResource macwrite()&#10;" calcext:value-type="string">
            <text:p>@source</text:p>
            <text:p>"/content/documentum/icons/format/f_macwrite_16.gif"</text:p>
            <text:p>ImageResource macwri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acwrite2_16.gif</text:p>
          </table:table-cell>
          <table:table-cell table:formula="of:=+FIND(&quot;f_&quot;;[.A132])+2" office:value-type="float" office:value="36" calcext:value-type="float">
            <text:p>36</text:p>
          </table:table-cell>
          <table:table-cell table:formula="of:=+FIND(&quot;_16.gif&quot;;[.A132])" office:value-type="float" office:value="45" calcext:value-type="float">
            <text:p>45</text:p>
          </table:table-cell>
          <table:table-cell table:formula="of:=+CONCATENATE(&quot;@source&quot;;CHAR(10);CHAR(34);[.A132];CHAR(34);CHAR(10);&quot;ImageResource &quot;;MID([.A132];[.B132];[.C132]-[.B132]);&quot;()&quot;;CHAR(10))" office:value-type="string" office:string-value="@source&#10;&quot;/content/documentum/icons/format/f_macwrite2_16.gif&quot;&#10;ImageResource macwrite2()&#10;" calcext:value-type="string">
            <text:p>@source</text:p>
            <text:p>"/content/documentum/icons/format/f_macwrite2_16.gif"</text:p>
            <text:p>ImageResource macwrite2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acwritepro_16.gif</text:p>
          </table:table-cell>
          <table:table-cell table:formula="of:=+FIND(&quot;f_&quot;;[.A133])+2" office:value-type="float" office:value="36" calcext:value-type="float">
            <text:p>36</text:p>
          </table:table-cell>
          <table:table-cell table:formula="of:=+FIND(&quot;_16.gif&quot;;[.A133])" office:value-type="float" office:value="47" calcext:value-type="float">
            <text:p>47</text:p>
          </table:table-cell>
          <table:table-cell table:formula="of:=+CONCATENATE(&quot;@source&quot;;CHAR(10);CHAR(34);[.A133];CHAR(34);CHAR(10);&quot;ImageResource &quot;;MID([.A133];[.B133];[.C133]-[.B133]);&quot;()&quot;;CHAR(10))" office:value-type="string" office:string-value="@source&#10;&quot;/content/documentum/icons/format/f_macwritepro_16.gif&quot;&#10;ImageResource macwritepro()&#10;" calcext:value-type="string">
            <text:p>@source</text:p>
            <text:p>"/content/documentum/icons/format/f_macwritepro_16.gif"</text:p>
            <text:p>ImageResource macwritepro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aker_16.gif</text:p>
          </table:table-cell>
          <table:table-cell table:formula="of:=+FIND(&quot;f_&quot;;[.A134])+2" office:value-type="float" office:value="36" calcext:value-type="float">
            <text:p>36</text:p>
          </table:table-cell>
          <table:table-cell table:formula="of:=+FIND(&quot;_16.gif&quot;;[.A134])" office:value-type="float" office:value="41" calcext:value-type="float">
            <text:p>41</text:p>
          </table:table-cell>
          <table:table-cell table:formula="of:=+CONCATENATE(&quot;@source&quot;;CHAR(10);CHAR(34);[.A134];CHAR(34);CHAR(10);&quot;ImageResource &quot;;MID([.A134];[.B134];[.C134]-[.B134]);&quot;()&quot;;CHAR(10))" office:value-type="string" office:string-value="@source&#10;&quot;/content/documentum/icons/format/f_maker_16.gif&quot;&#10;ImageResource maker()&#10;" calcext:value-type="string">
            <text:p>@source</text:p>
            <text:p>"/content/documentum/icons/format/f_maker_16.gif"</text:p>
            <text:p>ImageResource maker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aker51_16.gif</text:p>
          </table:table-cell>
          <table:table-cell table:formula="of:=+FIND(&quot;f_&quot;;[.A135])+2" office:value-type="float" office:value="36" calcext:value-type="float">
            <text:p>36</text:p>
          </table:table-cell>
          <table:table-cell table:formula="of:=+FIND(&quot;_16.gif&quot;;[.A135])" office:value-type="float" office:value="43" calcext:value-type="float">
            <text:p>43</text:p>
          </table:table-cell>
          <table:table-cell table:formula="of:=+CONCATENATE(&quot;@source&quot;;CHAR(10);CHAR(34);[.A135];CHAR(34);CHAR(10);&quot;ImageResource &quot;;MID([.A135];[.B135];[.C135]-[.B135]);&quot;()&quot;;CHAR(10))" office:value-type="string" office:string-value="@source&#10;&quot;/content/documentum/icons/format/f_maker51_16.gif&quot;&#10;ImageResource maker51()&#10;" calcext:value-type="string">
            <text:p>@source</text:p>
            <text:p>"/content/documentum/icons/format/f_maker51_16.gif"</text:p>
            <text:p>ImageResource maker5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aker55_16.gif</text:p>
          </table:table-cell>
          <table:table-cell table:formula="of:=+FIND(&quot;f_&quot;;[.A136])+2" office:value-type="float" office:value="36" calcext:value-type="float">
            <text:p>36</text:p>
          </table:table-cell>
          <table:table-cell table:formula="of:=+FIND(&quot;_16.gif&quot;;[.A136])" office:value-type="float" office:value="43" calcext:value-type="float">
            <text:p>43</text:p>
          </table:table-cell>
          <table:table-cell table:formula="of:=+CONCATENATE(&quot;@source&quot;;CHAR(10);CHAR(34);[.A136];CHAR(34);CHAR(10);&quot;ImageResource &quot;;MID([.A136];[.B136];[.C136]-[.B136]);&quot;()&quot;;CHAR(10))" office:value-type="string" office:string-value="@source&#10;&quot;/content/documentum/icons/format/f_maker55_16.gif&quot;&#10;ImageResource maker55()&#10;" calcext:value-type="string">
            <text:p>@source</text:p>
            <text:p>"/content/documentum/icons/format/f_maker55_16.gif"</text:p>
            <text:p>ImageResource maker55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book_16.gif</text:p>
          </table:table-cell>
          <table:table-cell table:formula="of:=+FIND(&quot;f_&quot;;[.A137])+2" office:value-type="float" office:value="36" calcext:value-type="float">
            <text:p>36</text:p>
          </table:table-cell>
          <table:table-cell table:formula="of:=+FIND(&quot;_16.gif&quot;;[.A137])" office:value-type="float" office:value="41" calcext:value-type="float">
            <text:p>41</text:p>
          </table:table-cell>
          <table:table-cell table:formula="of:=+CONCATENATE(&quot;@source&quot;;CHAR(10);CHAR(34);[.A137];CHAR(34);CHAR(10);&quot;ImageResource &quot;;MID([.A137];[.B137];[.C137]-[.B137]);&quot;()&quot;;CHAR(10))" office:value-type="string" office:string-value="@source&#10;&quot;/content/documentum/icons/format/f_mbook_16.gif&quot;&#10;ImageResource mbook()&#10;" calcext:value-type="string">
            <text:p>@source</text:p>
            <text:p>"/content/documentum/icons/format/f_mbook_16.gif"</text:p>
            <text:p>ImageResource mboo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book51_16.gif</text:p>
          </table:table-cell>
          <table:table-cell table:formula="of:=+FIND(&quot;f_&quot;;[.A138])+2" office:value-type="float" office:value="36" calcext:value-type="float">
            <text:p>36</text:p>
          </table:table-cell>
          <table:table-cell table:formula="of:=+FIND(&quot;_16.gif&quot;;[.A138])" office:value-type="float" office:value="43" calcext:value-type="float">
            <text:p>43</text:p>
          </table:table-cell>
          <table:table-cell table:formula="of:=+CONCATENATE(&quot;@source&quot;;CHAR(10);CHAR(34);[.A138];CHAR(34);CHAR(10);&quot;ImageResource &quot;;MID([.A138];[.B138];[.C138]-[.B138]);&quot;()&quot;;CHAR(10))" office:value-type="string" office:string-value="@source&#10;&quot;/content/documentum/icons/format/f_mbook51_16.gif&quot;&#10;ImageResource mbook51()&#10;" calcext:value-type="string">
            <text:p>@source</text:p>
            <text:p>"/content/documentum/icons/format/f_mbook51_16.gif"</text:p>
            <text:p>ImageResource mbook5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book55_16.gif</text:p>
          </table:table-cell>
          <table:table-cell table:formula="of:=+FIND(&quot;f_&quot;;[.A139])+2" office:value-type="float" office:value="36" calcext:value-type="float">
            <text:p>36</text:p>
          </table:table-cell>
          <table:table-cell table:formula="of:=+FIND(&quot;_16.gif&quot;;[.A139])" office:value-type="float" office:value="43" calcext:value-type="float">
            <text:p>43</text:p>
          </table:table-cell>
          <table:table-cell table:formula="of:=+CONCATENATE(&quot;@source&quot;;CHAR(10);CHAR(34);[.A139];CHAR(34);CHAR(10);&quot;ImageResource &quot;;MID([.A139];[.B139];[.C139]-[.B139]);&quot;()&quot;;CHAR(10))" office:value-type="string" office:string-value="@source&#10;&quot;/content/documentum/icons/format/f_mbook55_16.gif&quot;&#10;ImageResource mbook55()&#10;" calcext:value-type="string">
            <text:p>@source</text:p>
            <text:p>"/content/documentum/icons/format/f_mbook55_16.gif"</text:p>
            <text:p>ImageResource mbook55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doc_16.gif</text:p>
          </table:table-cell>
          <table:table-cell table:formula="of:=+FIND(&quot;f_&quot;;[.A140])+2" office:value-type="float" office:value="36" calcext:value-type="float">
            <text:p>36</text:p>
          </table:table-cell>
          <table:table-cell table:formula="of:=+FIND(&quot;_16.gif&quot;;[.A140])" office:value-type="float" office:value="40" calcext:value-type="float">
            <text:p>40</text:p>
          </table:table-cell>
          <table:table-cell table:formula="of:=+CONCATENATE(&quot;@source&quot;;CHAR(10);CHAR(34);[.A140];CHAR(34);CHAR(10);&quot;ImageResource &quot;;MID([.A140];[.B140];[.C140]-[.B140]);&quot;()&quot;;CHAR(10))" office:value-type="string" office:string-value="@source&#10;&quot;/content/documentum/icons/format/f_mdoc_16.gif&quot;&#10;ImageResource mdoc()&#10;" calcext:value-type="string">
            <text:p>@source</text:p>
            <text:p>"/content/documentum/icons/format/f_mdoc_16.gif"</text:p>
            <text:p>ImageResource mdoc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doc51_16.gif</text:p>
          </table:table-cell>
          <table:table-cell table:formula="of:=+FIND(&quot;f_&quot;;[.A141])+2" office:value-type="float" office:value="36" calcext:value-type="float">
            <text:p>36</text:p>
          </table:table-cell>
          <table:table-cell table:formula="of:=+FIND(&quot;_16.gif&quot;;[.A141])" office:value-type="float" office:value="42" calcext:value-type="float">
            <text:p>42</text:p>
          </table:table-cell>
          <table:table-cell table:formula="of:=+CONCATENATE(&quot;@source&quot;;CHAR(10);CHAR(34);[.A141];CHAR(34);CHAR(10);&quot;ImageResource &quot;;MID([.A141];[.B141];[.C141]-[.B141]);&quot;()&quot;;CHAR(10))" office:value-type="string" office:string-value="@source&#10;&quot;/content/documentum/icons/format/f_mdoc51_16.gif&quot;&#10;ImageResource mdoc51()&#10;" calcext:value-type="string">
            <text:p>@source</text:p>
            <text:p>"/content/documentum/icons/format/f_mdoc51_16.gif"</text:p>
            <text:p>ImageResource mdoc5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doc55_16.gif</text:p>
          </table:table-cell>
          <table:table-cell table:formula="of:=+FIND(&quot;f_&quot;;[.A142])+2" office:value-type="float" office:value="36" calcext:value-type="float">
            <text:p>36</text:p>
          </table:table-cell>
          <table:table-cell table:formula="of:=+FIND(&quot;_16.gif&quot;;[.A142])" office:value-type="float" office:value="42" calcext:value-type="float">
            <text:p>42</text:p>
          </table:table-cell>
          <table:table-cell table:formula="of:=+CONCATENATE(&quot;@source&quot;;CHAR(10);CHAR(34);[.A142];CHAR(34);CHAR(10);&quot;ImageResource &quot;;MID([.A142];[.B142];[.C142]-[.B142]);&quot;()&quot;;CHAR(10))" office:value-type="string" office:string-value="@source&#10;&quot;/content/documentum/icons/format/f_mdoc55_16.gif&quot;&#10;ImageResource mdoc55()&#10;" calcext:value-type="string">
            <text:p>@source</text:p>
            <text:p>"/content/documentum/icons/format/f_mdoc55_16.gif"</text:p>
            <text:p>ImageResource mdoc55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if_16.gif</text:p>
          </table:table-cell>
          <table:table-cell table:formula="of:=+FIND(&quot;f_&quot;;[.A143])+2" office:value-type="float" office:value="36" calcext:value-type="float">
            <text:p>36</text:p>
          </table:table-cell>
          <table:table-cell table:formula="of:=+FIND(&quot;_16.gif&quot;;[.A143])" office:value-type="float" office:value="39" calcext:value-type="float">
            <text:p>39</text:p>
          </table:table-cell>
          <table:table-cell table:formula="of:=+CONCATENATE(&quot;@source&quot;;CHAR(10);CHAR(34);[.A143];CHAR(34);CHAR(10);&quot;ImageResource &quot;;MID([.A143];[.B143];[.C143]-[.B143]);&quot;()&quot;;CHAR(10))" office:value-type="string" office:string-value="@source&#10;&quot;/content/documentum/icons/format/f_mif_16.gif&quot;&#10;ImageResource mif()&#10;" calcext:value-type="string">
            <text:p>@source</text:p>
            <text:p>"/content/documentum/icons/format/f_mif_16.gif"</text:p>
            <text:p>ImageResource mi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if51_16.gif</text:p>
          </table:table-cell>
          <table:table-cell table:formula="of:=+FIND(&quot;f_&quot;;[.A144])+2" office:value-type="float" office:value="36" calcext:value-type="float">
            <text:p>36</text:p>
          </table:table-cell>
          <table:table-cell table:formula="of:=+FIND(&quot;_16.gif&quot;;[.A144])" office:value-type="float" office:value="41" calcext:value-type="float">
            <text:p>41</text:p>
          </table:table-cell>
          <table:table-cell table:formula="of:=+CONCATENATE(&quot;@source&quot;;CHAR(10);CHAR(34);[.A144];CHAR(34);CHAR(10);&quot;ImageResource &quot;;MID([.A144];[.B144];[.C144]-[.B144]);&quot;()&quot;;CHAR(10))" office:value-type="string" office:string-value="@source&#10;&quot;/content/documentum/icons/format/f_mif51_16.gif&quot;&#10;ImageResource mif51()&#10;" calcext:value-type="string">
            <text:p>@source</text:p>
            <text:p>"/content/documentum/icons/format/f_mif51_16.gif"</text:p>
            <text:p>ImageResource mif5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if55_16.gif</text:p>
          </table:table-cell>
          <table:table-cell table:formula="of:=+FIND(&quot;f_&quot;;[.A145])+2" office:value-type="float" office:value="36" calcext:value-type="float">
            <text:p>36</text:p>
          </table:table-cell>
          <table:table-cell table:formula="of:=+FIND(&quot;_16.gif&quot;;[.A145])" office:value-type="float" office:value="41" calcext:value-type="float">
            <text:p>41</text:p>
          </table:table-cell>
          <table:table-cell table:formula="of:=+CONCATENATE(&quot;@source&quot;;CHAR(10);CHAR(34);[.A145];CHAR(34);CHAR(10);&quot;ImageResource &quot;;MID([.A145];[.B145];[.C145]-[.B145]);&quot;()&quot;;CHAR(10))" office:value-type="string" office:string-value="@source&#10;&quot;/content/documentum/icons/format/f_mif55_16.gif&quot;&#10;ImageResource mif55()&#10;" calcext:value-type="string">
            <text:p>@source</text:p>
            <text:p>"/content/documentum/icons/format/f_mif55_16.gif"</text:p>
            <text:p>ImageResource mif55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ml_16.gif</text:p>
          </table:table-cell>
          <table:table-cell table:formula="of:=+FIND(&quot;f_&quot;;[.A146])+2" office:value-type="float" office:value="36" calcext:value-type="float">
            <text:p>36</text:p>
          </table:table-cell>
          <table:table-cell table:formula="of:=+FIND(&quot;_16.gif&quot;;[.A146])" office:value-type="float" office:value="39" calcext:value-type="float">
            <text:p>39</text:p>
          </table:table-cell>
          <table:table-cell table:formula="of:=+CONCATENATE(&quot;@source&quot;;CHAR(10);CHAR(34);[.A146];CHAR(34);CHAR(10);&quot;ImageResource &quot;;MID([.A146];[.B146];[.C146]-[.B146]);&quot;()&quot;;CHAR(10))" office:value-type="string" office:string-value="@source&#10;&quot;/content/documentum/icons/format/f_mml_16.gif&quot;&#10;ImageResource mml()&#10;" calcext:value-type="string">
            <text:p>@source</text:p>
            <text:p>"/content/documentum/icons/format/f_mml_16.gif"</text:p>
            <text:p>ImageResource mm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ml51_16.gif</text:p>
          </table:table-cell>
          <table:table-cell table:formula="of:=+FIND(&quot;f_&quot;;[.A147])+2" office:value-type="float" office:value="36" calcext:value-type="float">
            <text:p>36</text:p>
          </table:table-cell>
          <table:table-cell table:formula="of:=+FIND(&quot;_16.gif&quot;;[.A147])" office:value-type="float" office:value="41" calcext:value-type="float">
            <text:p>41</text:p>
          </table:table-cell>
          <table:table-cell table:formula="of:=+CONCATENATE(&quot;@source&quot;;CHAR(10);CHAR(34);[.A147];CHAR(34);CHAR(10);&quot;ImageResource &quot;;MID([.A147];[.B147];[.C147]-[.B147]);&quot;()&quot;;CHAR(10))" office:value-type="string" office:string-value="@source&#10;&quot;/content/documentum/icons/format/f_mml51_16.gif&quot;&#10;ImageResource mml51()&#10;" calcext:value-type="string">
            <text:p>@source</text:p>
            <text:p>"/content/documentum/icons/format/f_mml51_16.gif"</text:p>
            <text:p>ImageResource mml5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ml55_16.gif</text:p>
          </table:table-cell>
          <table:table-cell table:formula="of:=+FIND(&quot;f_&quot;;[.A148])+2" office:value-type="float" office:value="36" calcext:value-type="float">
            <text:p>36</text:p>
          </table:table-cell>
          <table:table-cell table:formula="of:=+FIND(&quot;_16.gif&quot;;[.A148])" office:value-type="float" office:value="41" calcext:value-type="float">
            <text:p>41</text:p>
          </table:table-cell>
          <table:table-cell table:formula="of:=+CONCATENATE(&quot;@source&quot;;CHAR(10);CHAR(34);[.A148];CHAR(34);CHAR(10);&quot;ImageResource &quot;;MID([.A148];[.B148];[.C148]-[.B148]);&quot;()&quot;;CHAR(10))" office:value-type="string" office:string-value="@source&#10;&quot;/content/documentum/icons/format/f_mml55_16.gif&quot;&#10;ImageResource mml55()&#10;" calcext:value-type="string">
            <text:p>@source</text:p>
            <text:p>"/content/documentum/icons/format/f_mml55_16.gif"</text:p>
            <text:p>ImageResource mml55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od_16.gif</text:p>
          </table:table-cell>
          <table:table-cell table:formula="of:=+FIND(&quot;f_&quot;;[.A149])+2" office:value-type="float" office:value="36" calcext:value-type="float">
            <text:p>36</text:p>
          </table:table-cell>
          <table:table-cell table:formula="of:=+FIND(&quot;_16.gif&quot;;[.A149])" office:value-type="float" office:value="39" calcext:value-type="float">
            <text:p>39</text:p>
          </table:table-cell>
          <table:table-cell table:formula="of:=+CONCATENATE(&quot;@source&quot;;CHAR(10);CHAR(34);[.A149];CHAR(34);CHAR(10);&quot;ImageResource &quot;;MID([.A149];[.B149];[.C149]-[.B149]);&quot;()&quot;;CHAR(10))" office:value-type="string" office:string-value="@source&#10;&quot;/content/documentum/icons/format/f_mod_16.gif&quot;&#10;ImageResource mod()&#10;" calcext:value-type="string">
            <text:p>@source</text:p>
            <text:p>"/content/documentum/icons/format/f_mod_16.gif"</text:p>
            <text:p>ImageResource mo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p3_16.gif</text:p>
          </table:table-cell>
          <table:table-cell table:formula="of:=+FIND(&quot;f_&quot;;[.A150])+2" office:value-type="float" office:value="36" calcext:value-type="float">
            <text:p>36</text:p>
          </table:table-cell>
          <table:table-cell table:formula="of:=+FIND(&quot;_16.gif&quot;;[.A150])" office:value-type="float" office:value="39" calcext:value-type="float">
            <text:p>39</text:p>
          </table:table-cell>
          <table:table-cell table:formula="of:=+CONCATENATE(&quot;@source&quot;;CHAR(10);CHAR(34);[.A150];CHAR(34);CHAR(10);&quot;ImageResource &quot;;MID([.A150];[.B150];[.C150]-[.B150]);&quot;()&quot;;CHAR(10))" office:value-type="string" office:string-value="@source&#10;&quot;/content/documentum/icons/format/f_mp3_16.gif&quot;&#10;ImageResource mp3()&#10;" calcext:value-type="string">
            <text:p>@source</text:p>
            <text:p>"/content/documentum/icons/format/f_mp3_16.gif"</text:p>
            <text:p>ImageResource mp3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peg_16.gif</text:p>
          </table:table-cell>
          <table:table-cell table:formula="of:=+FIND(&quot;f_&quot;;[.A151])+2" office:value-type="float" office:value="36" calcext:value-type="float">
            <text:p>36</text:p>
          </table:table-cell>
          <table:table-cell table:formula="of:=+FIND(&quot;_16.gif&quot;;[.A151])" office:value-type="float" office:value="40" calcext:value-type="float">
            <text:p>40</text:p>
          </table:table-cell>
          <table:table-cell table:formula="of:=+CONCATENATE(&quot;@source&quot;;CHAR(10);CHAR(34);[.A151];CHAR(34);CHAR(10);&quot;ImageResource &quot;;MID([.A151];[.B151];[.C151]-[.B151]);&quot;()&quot;;CHAR(10))" office:value-type="string" office:string-value="@source&#10;&quot;/content/documentum/icons/format/f_mpeg_16.gif&quot;&#10;ImageResource mpeg()&#10;" calcext:value-type="string">
            <text:p>@source</text:p>
            <text:p>"/content/documentum/icons/format/f_mpeg_16.gif"</text:p>
            <text:p>ImageResource mpeg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peg-4a_16.gif</text:p>
          </table:table-cell>
          <table:table-cell table:formula="of:=+FIND(&quot;f_&quot;;[.A152])+2" office:value-type="float" office:value="36" calcext:value-type="float">
            <text:p>36</text:p>
          </table:table-cell>
          <table:table-cell table:formula="of:=+FIND(&quot;_16.gif&quot;;[.A152])" office:value-type="float" office:value="43" calcext:value-type="float">
            <text:p>43</text:p>
          </table:table-cell>
          <table:table-cell table:formula="of:=+CONCATENATE(&quot;@source&quot;;CHAR(10);CHAR(34);[.A152];CHAR(34);CHAR(10);&quot;ImageResource &quot;;MID([.A152];[.B152];[.C152]-[.B152]);&quot;()&quot;;CHAR(10))" office:value-type="string" office:string-value="@source&#10;&quot;/content/documentum/icons/format/f_mpeg-4a_16.gif&quot;&#10;ImageResource mpeg-4a()&#10;" calcext:value-type="string">
            <text:p>@source</text:p>
            <text:p>"/content/documentum/icons/format/f_mpeg-4a_16.gif"</text:p>
            <text:p>ImageResource mpeg-4a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peg-4v_16.gif</text:p>
          </table:table-cell>
          <table:table-cell table:formula="of:=+FIND(&quot;f_&quot;;[.A153])+2" office:value-type="float" office:value="36" calcext:value-type="float">
            <text:p>36</text:p>
          </table:table-cell>
          <table:table-cell table:formula="of:=+FIND(&quot;_16.gif&quot;;[.A153])" office:value-type="float" office:value="43" calcext:value-type="float">
            <text:p>43</text:p>
          </table:table-cell>
          <table:table-cell table:formula="of:=+CONCATENATE(&quot;@source&quot;;CHAR(10);CHAR(34);[.A153];CHAR(34);CHAR(10);&quot;ImageResource &quot;;MID([.A153];[.B153];[.C153]-[.B153]);&quot;()&quot;;CHAR(10))" office:value-type="string" office:string-value="@source&#10;&quot;/content/documentum/icons/format/f_mpeg-4v_16.gif&quot;&#10;ImageResource mpeg-4v()&#10;" calcext:value-type="string">
            <text:p>@source</text:p>
            <text:p>"/content/documentum/icons/format/f_mpeg-4v_16.gif"</text:p>
            <text:p>ImageResource mpeg-4v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peg2_16.gif</text:p>
          </table:table-cell>
          <table:table-cell table:formula="of:=+FIND(&quot;f_&quot;;[.A154])+2" office:value-type="float" office:value="36" calcext:value-type="float">
            <text:p>36</text:p>
          </table:table-cell>
          <table:table-cell table:formula="of:=+FIND(&quot;_16.gif&quot;;[.A154])" office:value-type="float" office:value="41" calcext:value-type="float">
            <text:p>41</text:p>
          </table:table-cell>
          <table:table-cell table:formula="of:=+CONCATENATE(&quot;@source&quot;;CHAR(10);CHAR(34);[.A154];CHAR(34);CHAR(10);&quot;ImageResource &quot;;MID([.A154];[.B154];[.C154]-[.B154]);&quot;()&quot;;CHAR(10))" office:value-type="string" office:string-value="@source&#10;&quot;/content/documentum/icons/format/f_mpeg2_16.gif&quot;&#10;ImageResource mpeg2()&#10;" calcext:value-type="string">
            <text:p>@source</text:p>
            <text:p>"/content/documentum/icons/format/f_mpeg2_16.gif"</text:p>
            <text:p>ImageResource mpeg2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pp_16.gif</text:p>
          </table:table-cell>
          <table:table-cell table:formula="of:=+FIND(&quot;f_&quot;;[.A155])+2" office:value-type="float" office:value="36" calcext:value-type="float">
            <text:p>36</text:p>
          </table:table-cell>
          <table:table-cell table:formula="of:=+FIND(&quot;_16.gif&quot;;[.A155])" office:value-type="float" office:value="39" calcext:value-type="float">
            <text:p>39</text:p>
          </table:table-cell>
          <table:table-cell table:formula="of:=+CONCATENATE(&quot;@source&quot;;CHAR(10);CHAR(34);[.A155];CHAR(34);CHAR(10);&quot;ImageResource &quot;;MID([.A155];[.B155];[.C155]-[.B155]);&quot;()&quot;;CHAR(10))" office:value-type="string" office:string-value="@source&#10;&quot;/content/documentum/icons/format/f_mpp_16.gif&quot;&#10;ImageResource mpp()&#10;" calcext:value-type="string">
            <text:p>@source</text:p>
            <text:p>"/content/documentum/icons/format/f_mpp_16.gif"</text:p>
            <text:p>ImageResource mp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ps_16.gif</text:p>
          </table:table-cell>
          <table:table-cell table:formula="of:=+FIND(&quot;f_&quot;;[.A156])+2" office:value-type="float" office:value="36" calcext:value-type="float">
            <text:p>36</text:p>
          </table:table-cell>
          <table:table-cell table:formula="of:=+FIND(&quot;_16.gif&quot;;[.A156])" office:value-type="float" office:value="39" calcext:value-type="float">
            <text:p>39</text:p>
          </table:table-cell>
          <table:table-cell table:formula="of:=+CONCATENATE(&quot;@source&quot;;CHAR(10);CHAR(34);[.A156];CHAR(34);CHAR(10);&quot;ImageResource &quot;;MID([.A156];[.B156];[.C156]-[.B156]);&quot;()&quot;;CHAR(10))" office:value-type="string" office:string-value="@source&#10;&quot;/content/documentum/icons/format/f_mps_16.gif&quot;&#10;ImageResource mps()&#10;" calcext:value-type="string">
            <text:p>@source</text:p>
            <text:p>"/content/documentum/icons/format/f_mps_16.gif"</text:p>
            <text:p>ImageResource mp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pt_16.gif</text:p>
          </table:table-cell>
          <table:table-cell table:formula="of:=+FIND(&quot;f_&quot;;[.A157])+2" office:value-type="float" office:value="36" calcext:value-type="float">
            <text:p>36</text:p>
          </table:table-cell>
          <table:table-cell table:formula="of:=+FIND(&quot;_16.gif&quot;;[.A157])" office:value-type="float" office:value="39" calcext:value-type="float">
            <text:p>39</text:p>
          </table:table-cell>
          <table:table-cell table:formula="of:=+CONCATENATE(&quot;@source&quot;;CHAR(10);CHAR(34);[.A157];CHAR(34);CHAR(10);&quot;ImageResource &quot;;MID([.A157];[.B157];[.C157]-[.B157]);&quot;()&quot;;CHAR(10))" office:value-type="string" office:string-value="@source&#10;&quot;/content/documentum/icons/format/f_mpt_16.gif&quot;&#10;ImageResource mpt()&#10;" calcext:value-type="string">
            <text:p>@source</text:p>
            <text:p>"/content/documentum/icons/format/f_mpt_16.gif"</text:p>
            <text:p>ImageResource mp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pw_16.gif</text:p>
          </table:table-cell>
          <table:table-cell table:formula="of:=+FIND(&quot;f_&quot;;[.A158])+2" office:value-type="float" office:value="36" calcext:value-type="float">
            <text:p>36</text:p>
          </table:table-cell>
          <table:table-cell table:formula="of:=+FIND(&quot;_16.gif&quot;;[.A158])" office:value-type="float" office:value="39" calcext:value-type="float">
            <text:p>39</text:p>
          </table:table-cell>
          <table:table-cell table:formula="of:=+CONCATENATE(&quot;@source&quot;;CHAR(10);CHAR(34);[.A158];CHAR(34);CHAR(10);&quot;ImageResource &quot;;MID([.A158];[.B158];[.C158]-[.B158]);&quot;()&quot;;CHAR(10))" office:value-type="string" office:string-value="@source&#10;&quot;/content/documentum/icons/format/f_mpw_16.gif&quot;&#10;ImageResource mpw()&#10;" calcext:value-type="string">
            <text:p>@source</text:p>
            <text:p>"/content/documentum/icons/format/f_mpw_16.gif"</text:p>
            <text:p>ImageResource mp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_access_16.gif</text:p>
          </table:table-cell>
          <table:table-cell table:formula="of:=+FIND(&quot;f_&quot;;[.A159])+2" office:value-type="float" office:value="36" calcext:value-type="float">
            <text:p>36</text:p>
          </table:table-cell>
          <table:table-cell table:formula="of:=+FIND(&quot;_16.gif&quot;;[.A159])" office:value-type="float" office:value="45" calcext:value-type="float">
            <text:p>45</text:p>
          </table:table-cell>
          <table:table-cell table:formula="of:=+CONCATENATE(&quot;@source&quot;;CHAR(10);CHAR(34);[.A159];CHAR(34);CHAR(10);&quot;ImageResource &quot;;MID([.A159];[.B159];[.C159]-[.B159]);&quot;()&quot;;CHAR(10))" office:value-type="string" office:string-value="@source&#10;&quot;/content/documentum/icons/format/f_ms_access_16.gif&quot;&#10;ImageResource ms_access()&#10;" calcext:value-type="string">
            <text:p>@source</text:p>
            <text:p>"/content/documentum/icons/format/f_ms_access_16.gif"</text:p>
            <text:p>ImageResource ms_acces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_access7_16.gif</text:p>
          </table:table-cell>
          <table:table-cell table:formula="of:=+FIND(&quot;f_&quot;;[.A160])+2" office:value-type="float" office:value="36" calcext:value-type="float">
            <text:p>36</text:p>
          </table:table-cell>
          <table:table-cell table:formula="of:=+FIND(&quot;_16.gif&quot;;[.A160])" office:value-type="float" office:value="46" calcext:value-type="float">
            <text:p>46</text:p>
          </table:table-cell>
          <table:table-cell table:formula="of:=+CONCATENATE(&quot;@source&quot;;CHAR(10);CHAR(34);[.A160];CHAR(34);CHAR(10);&quot;ImageResource &quot;;MID([.A160];[.B160];[.C160]-[.B160]);&quot;()&quot;;CHAR(10))" office:value-type="string" office:string-value="@source&#10;&quot;/content/documentum/icons/format/f_ms_access7_16.gif&quot;&#10;ImageResource ms_access7()&#10;" calcext:value-type="string">
            <text:p>@source</text:p>
            <text:p>"/content/documentum/icons/format/f_ms_access7_16.gif"</text:p>
            <text:p>ImageResource ms_access7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_access8_16.gif</text:p>
          </table:table-cell>
          <table:table-cell table:formula="of:=+FIND(&quot;f_&quot;;[.A161])+2" office:value-type="float" office:value="36" calcext:value-type="float">
            <text:p>36</text:p>
          </table:table-cell>
          <table:table-cell table:formula="of:=+FIND(&quot;_16.gif&quot;;[.A161])" office:value-type="float" office:value="46" calcext:value-type="float">
            <text:p>46</text:p>
          </table:table-cell>
          <table:table-cell table:formula="of:=+CONCATENATE(&quot;@source&quot;;CHAR(10);CHAR(34);[.A161];CHAR(34);CHAR(10);&quot;ImageResource &quot;;MID([.A161];[.B161];[.C161]-[.B161]);&quot;()&quot;;CHAR(10))" office:value-type="string" office:string-value="@source&#10;&quot;/content/documentum/icons/format/f_ms_access8_16.gif&quot;&#10;ImageResource ms_access8()&#10;" calcext:value-type="string">
            <text:p>@source</text:p>
            <text:p>"/content/documentum/icons/format/f_ms_access8_16.gif"</text:p>
            <text:p>ImageResource ms_access8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_access8_mde_16.gif</text:p>
          </table:table-cell>
          <table:table-cell table:formula="of:=+FIND(&quot;f_&quot;;[.A162])+2" office:value-type="float" office:value="36" calcext:value-type="float">
            <text:p>36</text:p>
          </table:table-cell>
          <table:table-cell table:formula="of:=+FIND(&quot;_16.gif&quot;;[.A162])" office:value-type="float" office:value="50" calcext:value-type="float">
            <text:p>50</text:p>
          </table:table-cell>
          <table:table-cell table:formula="of:=+CONCATENATE(&quot;@source&quot;;CHAR(10);CHAR(34);[.A162];CHAR(34);CHAR(10);&quot;ImageResource &quot;;MID([.A162];[.B162];[.C162]-[.B162]);&quot;()&quot;;CHAR(10))" office:value-type="string" office:string-value="@source&#10;&quot;/content/documentum/icons/format/f_ms_access8_mde_16.gif&quot;&#10;ImageResource ms_access8_mde()&#10;" calcext:value-type="string">
            <text:p>@source</text:p>
            <text:p>"/content/documentum/icons/format/f_ms_access8_mde_16.gif"</text:p>
            <text:p>ImageResource ms_access8_md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access8_16.gif</text:p>
          </table:table-cell>
          <table:table-cell table:formula="of:=+FIND(&quot;f_&quot;;[.A163])+2" office:value-type="float" office:value="36" calcext:value-type="float">
            <text:p>36</text:p>
          </table:table-cell>
          <table:table-cell table:formula="of:=+FIND(&quot;_16.gif&quot;;[.A163])" office:value-type="float" office:value="45" calcext:value-type="float">
            <text:p>45</text:p>
          </table:table-cell>
          <table:table-cell table:formula="of:=+CONCATENATE(&quot;@source&quot;;CHAR(10);CHAR(34);[.A163];CHAR(34);CHAR(10);&quot;ImageResource &quot;;MID([.A163];[.B163];[.C163]-[.B163]);&quot;()&quot;;CHAR(10))" office:value-type="string" office:string-value="@source&#10;&quot;/content/documentum/icons/format/f_msaccess8_16.gif&quot;&#10;ImageResource msaccess8()&#10;" calcext:value-type="string">
            <text:p>@source</text:p>
            <text:p>"/content/documentum/icons/format/f_msaccess8_16.gif"</text:p>
            <text:p>ImageResource msaccess8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access8_mde_16.gif</text:p>
          </table:table-cell>
          <table:table-cell table:formula="of:=+FIND(&quot;f_&quot;;[.A164])+2" office:value-type="float" office:value="36" calcext:value-type="float">
            <text:p>36</text:p>
          </table:table-cell>
          <table:table-cell table:formula="of:=+FIND(&quot;_16.gif&quot;;[.A164])" office:value-type="float" office:value="49" calcext:value-type="float">
            <text:p>49</text:p>
          </table:table-cell>
          <table:table-cell table:formula="of:=+CONCATENATE(&quot;@source&quot;;CHAR(10);CHAR(34);[.A164];CHAR(34);CHAR(10);&quot;ImageResource &quot;;MID([.A164];[.B164];[.C164]-[.B164]);&quot;()&quot;;CHAR(10))" office:value-type="string" office:string-value="@source&#10;&quot;/content/documentum/icons/format/f_msaccess8_mde_16.gif&quot;&#10;ImageResource msaccess8_mde()&#10;" calcext:value-type="string">
            <text:p>@source</text:p>
            <text:p>"/content/documentum/icons/format/f_msaccess8_mde_16.gif"</text:p>
            <text:p>ImageResource msaccess8_md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g_16.gif</text:p>
          </table:table-cell>
          <table:table-cell table:formula="of:=+FIND(&quot;f_&quot;;[.A165])+2" office:value-type="float" office:value="36" calcext:value-type="float">
            <text:p>36</text:p>
          </table:table-cell>
          <table:table-cell table:formula="of:=+FIND(&quot;_16.gif&quot;;[.A165])" office:value-type="float" office:value="39" calcext:value-type="float">
            <text:p>39</text:p>
          </table:table-cell>
          <table:table-cell table:formula="of:=+CONCATENATE(&quot;@source&quot;;CHAR(10);CHAR(34);[.A165];CHAR(34);CHAR(10);&quot;ImageResource &quot;;MID([.A165];[.B165];[.C165]-[.B165]);&quot;()&quot;;CHAR(10))" office:value-type="string" office:string-value="@source&#10;&quot;/content/documentum/icons/format/f_msg_16.gif&quot;&#10;ImageResource msg()&#10;" calcext:value-type="string">
            <text:p>@source</text:p>
            <text:p>"/content/documentum/icons/format/f_msg_16.gif"</text:p>
            <text:p>ImageResource msg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project_16.gif</text:p>
          </table:table-cell>
          <table:table-cell table:formula="of:=+FIND(&quot;f_&quot;;[.A166])+2" office:value-type="float" office:value="36" calcext:value-type="float">
            <text:p>36</text:p>
          </table:table-cell>
          <table:table-cell table:formula="of:=+FIND(&quot;_16.gif&quot;;[.A166])" office:value-type="float" office:value="45" calcext:value-type="float">
            <text:p>45</text:p>
          </table:table-cell>
          <table:table-cell table:formula="of:=+CONCATENATE(&quot;@source&quot;;CHAR(10);CHAR(34);[.A166];CHAR(34);CHAR(10);&quot;ImageResource &quot;;MID([.A166];[.B166];[.C166]-[.B166]);&quot;()&quot;;CHAR(10))" office:value-type="string" office:string-value="@source&#10;&quot;/content/documentum/icons/format/f_msproject_16.gif&quot;&#10;ImageResource msproject()&#10;" calcext:value-type="string">
            <text:p>@source</text:p>
            <text:p>"/content/documentum/icons/format/f_msproject_16.gif"</text:p>
            <text:p>ImageResource msprojec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project_calendar_16.gif</text:p>
          </table:table-cell>
          <table:table-cell table:formula="of:=+FIND(&quot;f_&quot;;[.A167])+2" office:value-type="float" office:value="36" calcext:value-type="float">
            <text:p>36</text:p>
          </table:table-cell>
          <table:table-cell table:formula="of:=+FIND(&quot;_16.gif&quot;;[.A167])" office:value-type="float" office:value="54" calcext:value-type="float">
            <text:p>54</text:p>
          </table:table-cell>
          <table:table-cell table:formula="of:=+CONCATENATE(&quot;@source&quot;;CHAR(10);CHAR(34);[.A167];CHAR(34);CHAR(10);&quot;ImageResource &quot;;MID([.A167];[.B167];[.C167]-[.B167]);&quot;()&quot;;CHAR(10))" office:value-type="string" office:string-value="@source&#10;&quot;/content/documentum/icons/format/f_msproject_calendar_16.gif&quot;&#10;ImageResource msproject_calendar()&#10;" calcext:value-type="string">
            <text:p>@source</text:p>
            <text:p>"/content/documentum/icons/format/f_msproject_calendar_16.gif"</text:p>
            <text:p>ImageResource msproject_calendar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project_view_16.gif</text:p>
          </table:table-cell>
          <table:table-cell table:formula="of:=+FIND(&quot;f_&quot;;[.A168])+2" office:value-type="float" office:value="36" calcext:value-type="float">
            <text:p>36</text:p>
          </table:table-cell>
          <table:table-cell table:formula="of:=+FIND(&quot;_16.gif&quot;;[.A168])" office:value-type="float" office:value="50" calcext:value-type="float">
            <text:p>50</text:p>
          </table:table-cell>
          <table:table-cell table:formula="of:=+CONCATENATE(&quot;@source&quot;;CHAR(10);CHAR(34);[.A168];CHAR(34);CHAR(10);&quot;ImageResource &quot;;MID([.A168];[.B168];[.C168]-[.B168]);&quot;()&quot;;CHAR(10))" office:value-type="string" office:string-value="@source&#10;&quot;/content/documentum/icons/format/f_msproject_view_16.gif&quot;&#10;ImageResource msproject_view()&#10;" calcext:value-type="string">
            <text:p>@source</text:p>
            <text:p>"/content/documentum/icons/format/f_msproject_view_16.gif"</text:p>
            <text:p>ImageResource msproject_vie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_16.gif</text:p>
          </table:table-cell>
          <table:table-cell table:formula="of:=+FIND(&quot;f_&quot;;[.A169])+2" office:value-type="float" office:value="36" calcext:value-type="float">
            <text:p>36</text:p>
          </table:table-cell>
          <table:table-cell table:formula="of:=+FIND(&quot;_16.gif&quot;;[.A169])" office:value-type="float" office:value="39" calcext:value-type="float">
            <text:p>39</text:p>
          </table:table-cell>
          <table:table-cell table:formula="of:=+CONCATENATE(&quot;@source&quot;;CHAR(10);CHAR(34);[.A169];CHAR(34);CHAR(10);&quot;ImageResource &quot;;MID([.A169];[.B169];[.C169]-[.B169]);&quot;()&quot;;CHAR(10))" office:value-type="string" office:string-value="@source&#10;&quot;/content/documentum/icons/format/f_msw_16.gif&quot;&#10;ImageResource msw()&#10;" calcext:value-type="string">
            <text:p>@source</text:p>
            <text:p>"/content/documentum/icons/format/f_msw_16.gif"</text:p>
            <text:p>ImageResource ms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12_16.gif</text:p>
          </table:table-cell>
          <table:table-cell table:formula="of:=+FIND(&quot;f_&quot;;[.A170])+2" office:value-type="float" office:value="36" calcext:value-type="float">
            <text:p>36</text:p>
          </table:table-cell>
          <table:table-cell table:formula="of:=+FIND(&quot;_16.gif&quot;;[.A170])" office:value-type="float" office:value="41" calcext:value-type="float">
            <text:p>41</text:p>
          </table:table-cell>
          <table:table-cell table:formula="of:=+CONCATENATE(&quot;@source&quot;;CHAR(10);CHAR(34);[.A170];CHAR(34);CHAR(10);&quot;ImageResource &quot;;MID([.A170];[.B170];[.C170]-[.B170]);&quot;()&quot;;CHAR(10))" office:value-type="string" office:string-value="@source&#10;&quot;/content/documentum/icons/format/f_msw12_16.gif&quot;&#10;ImageResource msw12()&#10;" calcext:value-type="string">
            <text:p>@source</text:p>
            <text:p>"/content/documentum/icons/format/f_msw12_16.gif"</text:p>
            <text:p>ImageResource msw12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12me_16.gif</text:p>
          </table:table-cell>
          <table:table-cell table:formula="of:=+FIND(&quot;f_&quot;;[.A171])+2" office:value-type="float" office:value="36" calcext:value-type="float">
            <text:p>36</text:p>
          </table:table-cell>
          <table:table-cell table:formula="of:=+FIND(&quot;_16.gif&quot;;[.A171])" office:value-type="float" office:value="43" calcext:value-type="float">
            <text:p>43</text:p>
          </table:table-cell>
          <table:table-cell table:formula="of:=+CONCATENATE(&quot;@source&quot;;CHAR(10);CHAR(34);[.A171];CHAR(34);CHAR(10);&quot;ImageResource &quot;;MID([.A171];[.B171];[.C171]-[.B171]);&quot;()&quot;;CHAR(10))" office:value-type="string" office:string-value="@source&#10;&quot;/content/documentum/icons/format/f_msw12me_16.gif&quot;&#10;ImageResource msw12me()&#10;" calcext:value-type="string">
            <text:p>@source</text:p>
            <text:p>"/content/documentum/icons/format/f_msw12me_16.gif"</text:p>
            <text:p>ImageResource msw12m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12metemplate_16.gif</text:p>
          </table:table-cell>
          <table:table-cell table:formula="of:=+FIND(&quot;f_&quot;;[.A172])+2" office:value-type="float" office:value="36" calcext:value-type="float">
            <text:p>36</text:p>
          </table:table-cell>
          <table:table-cell table:formula="of:=+FIND(&quot;_16.gif&quot;;[.A172])" office:value-type="float" office:value="51" calcext:value-type="float">
            <text:p>51</text:p>
          </table:table-cell>
          <table:table-cell table:formula="of:=+CONCATENATE(&quot;@source&quot;;CHAR(10);CHAR(34);[.A172];CHAR(34);CHAR(10);&quot;ImageResource &quot;;MID([.A172];[.B172];[.C172]-[.B172]);&quot;()&quot;;CHAR(10))" office:value-type="string" office:string-value="@source&#10;&quot;/content/documentum/icons/format/f_msw12metemplate_16.gif&quot;&#10;ImageResource msw12metemplate()&#10;" calcext:value-type="string">
            <text:p>@source</text:p>
            <text:p>"/content/documentum/icons/format/f_msw12metemplate_16.gif"</text:p>
            <text:p>ImageResource msw12me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12template_16.gif</text:p>
          </table:table-cell>
          <table:table-cell table:formula="of:=+FIND(&quot;f_&quot;;[.A173])+2" office:value-type="float" office:value="36" calcext:value-type="float">
            <text:p>36</text:p>
          </table:table-cell>
          <table:table-cell table:formula="of:=+FIND(&quot;_16.gif&quot;;[.A173])" office:value-type="float" office:value="49" calcext:value-type="float">
            <text:p>49</text:p>
          </table:table-cell>
          <table:table-cell table:formula="of:=+CONCATENATE(&quot;@source&quot;;CHAR(10);CHAR(34);[.A173];CHAR(34);CHAR(10);&quot;ImageResource &quot;;MID([.A173];[.B173];[.C173]-[.B173]);&quot;()&quot;;CHAR(10))" office:value-type="string" office:string-value="@source&#10;&quot;/content/documentum/icons/format/f_msw12template_16.gif&quot;&#10;ImageResource msw12template()&#10;" calcext:value-type="string">
            <text:p>@source</text:p>
            <text:p>"/content/documentum/icons/format/f_msw12template_16.gif"</text:p>
            <text:p>ImageResource msw12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14_16.gif</text:p>
          </table:table-cell>
          <table:table-cell table:formula="of:=+FIND(&quot;f_&quot;;[.A174])+2" office:value-type="float" office:value="36" calcext:value-type="float">
            <text:p>36</text:p>
          </table:table-cell>
          <table:table-cell table:formula="of:=+FIND(&quot;_16.gif&quot;;[.A174])" office:value-type="float" office:value="41" calcext:value-type="float">
            <text:p>41</text:p>
          </table:table-cell>
          <table:table-cell table:formula="of:=+CONCATENATE(&quot;@source&quot;;CHAR(10);CHAR(34);[.A174];CHAR(34);CHAR(10);&quot;ImageResource &quot;;MID([.A174];[.B174];[.C174]-[.B174]);&quot;()&quot;;CHAR(10))" office:value-type="string" office:string-value="@source&#10;&quot;/content/documentum/icons/format/f_msw14_16.gif&quot;&#10;ImageResource msw14()&#10;" calcext:value-type="string">
            <text:p>@source</text:p>
            <text:p>"/content/documentum/icons/format/f_msw14_16.gif"</text:p>
            <text:p>ImageResource msw14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14me_16.gif</text:p>
          </table:table-cell>
          <table:table-cell table:formula="of:=+FIND(&quot;f_&quot;;[.A175])+2" office:value-type="float" office:value="36" calcext:value-type="float">
            <text:p>36</text:p>
          </table:table-cell>
          <table:table-cell table:formula="of:=+FIND(&quot;_16.gif&quot;;[.A175])" office:value-type="float" office:value="43" calcext:value-type="float">
            <text:p>43</text:p>
          </table:table-cell>
          <table:table-cell table:formula="of:=+CONCATENATE(&quot;@source&quot;;CHAR(10);CHAR(34);[.A175];CHAR(34);CHAR(10);&quot;ImageResource &quot;;MID([.A175];[.B175];[.C175]-[.B175]);&quot;()&quot;;CHAR(10))" office:value-type="string" office:string-value="@source&#10;&quot;/content/documentum/icons/format/f_msw14me_16.gif&quot;&#10;ImageResource msw14me()&#10;" calcext:value-type="string">
            <text:p>@source</text:p>
            <text:p>"/content/documentum/icons/format/f_msw14me_16.gif"</text:p>
            <text:p>ImageResource msw14m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14metemplate_16.gif</text:p>
          </table:table-cell>
          <table:table-cell table:formula="of:=+FIND(&quot;f_&quot;;[.A176])+2" office:value-type="float" office:value="36" calcext:value-type="float">
            <text:p>36</text:p>
          </table:table-cell>
          <table:table-cell table:formula="of:=+FIND(&quot;_16.gif&quot;;[.A176])" office:value-type="float" office:value="51" calcext:value-type="float">
            <text:p>51</text:p>
          </table:table-cell>
          <table:table-cell table:formula="of:=+CONCATENATE(&quot;@source&quot;;CHAR(10);CHAR(34);[.A176];CHAR(34);CHAR(10);&quot;ImageResource &quot;;MID([.A176];[.B176];[.C176]-[.B176]);&quot;()&quot;;CHAR(10))" office:value-type="string" office:string-value="@source&#10;&quot;/content/documentum/icons/format/f_msw14metemplate_16.gif&quot;&#10;ImageResource msw14metemplate()&#10;" calcext:value-type="string">
            <text:p>@source</text:p>
            <text:p>"/content/documentum/icons/format/f_msw14metemplate_16.gif"</text:p>
            <text:p>ImageResource msw14me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14template_16.gif</text:p>
          </table:table-cell>
          <table:table-cell table:formula="of:=+FIND(&quot;f_&quot;;[.A177])+2" office:value-type="float" office:value="36" calcext:value-type="float">
            <text:p>36</text:p>
          </table:table-cell>
          <table:table-cell table:formula="of:=+FIND(&quot;_16.gif&quot;;[.A177])" office:value-type="float" office:value="49" calcext:value-type="float">
            <text:p>49</text:p>
          </table:table-cell>
          <table:table-cell table:formula="of:=+CONCATENATE(&quot;@source&quot;;CHAR(10);CHAR(34);[.A177];CHAR(34);CHAR(10);&quot;ImageResource &quot;;MID([.A177];[.B177];[.C177]-[.B177]);&quot;()&quot;;CHAR(10))" office:value-type="string" office:string-value="@source&#10;&quot;/content/documentum/icons/format/f_msw14template_16.gif&quot;&#10;ImageResource msw14template()&#10;" calcext:value-type="string">
            <text:p>@source</text:p>
            <text:p>"/content/documentum/icons/format/f_msw14template_16.gif"</text:p>
            <text:p>ImageResource msw14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2007_16.gif</text:p>
          </table:table-cell>
          <table:table-cell table:formula="of:=+FIND(&quot;f_&quot;;[.A178])+2" office:value-type="float" office:value="36" calcext:value-type="float">
            <text:p>36</text:p>
          </table:table-cell>
          <table:table-cell table:formula="of:=+FIND(&quot;_16.gif&quot;;[.A178])" office:value-type="float" office:value="43" calcext:value-type="float">
            <text:p>43</text:p>
          </table:table-cell>
          <table:table-cell table:formula="of:=+CONCATENATE(&quot;@source&quot;;CHAR(10);CHAR(34);[.A178];CHAR(34);CHAR(10);&quot;ImageResource &quot;;MID([.A178];[.B178];[.C178]-[.B178]);&quot;()&quot;;CHAR(10))" office:value-type="string" office:string-value="@source&#10;&quot;/content/documentum/icons/format/f_msw2007_16.gif&quot;&#10;ImageResource msw2007()&#10;" calcext:value-type="string">
            <text:p>@source</text:p>
            <text:p>"/content/documentum/icons/format/f_msw2007_16.gif"</text:p>
            <text:p>ImageResource msw2007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2007_template_16.gif</text:p>
          </table:table-cell>
          <table:table-cell table:formula="of:=+FIND(&quot;f_&quot;;[.A179])+2" office:value-type="float" office:value="36" calcext:value-type="float">
            <text:p>36</text:p>
          </table:table-cell>
          <table:table-cell table:formula="of:=+FIND(&quot;_16.gif&quot;;[.A179])" office:value-type="float" office:value="52" calcext:value-type="float">
            <text:p>52</text:p>
          </table:table-cell>
          <table:table-cell table:formula="of:=+CONCATENATE(&quot;@source&quot;;CHAR(10);CHAR(34);[.A179];CHAR(34);CHAR(10);&quot;ImageResource &quot;;MID([.A179];[.B179];[.C179]-[.B179]);&quot;()&quot;;CHAR(10))" office:value-type="string" office:string-value="@source&#10;&quot;/content/documentum/icons/format/f_msw2007_template_16.gif&quot;&#10;ImageResource msw2007_template()&#10;" calcext:value-type="string">
            <text:p>@source</text:p>
            <text:p>"/content/documentum/icons/format/f_msw2007_template_16.gif"</text:p>
            <text:p>ImageResource msw2007_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3_16.gif</text:p>
          </table:table-cell>
          <table:table-cell table:formula="of:=+FIND(&quot;f_&quot;;[.A180])+2" office:value-type="float" office:value="36" calcext:value-type="float">
            <text:p>36</text:p>
          </table:table-cell>
          <table:table-cell table:formula="of:=+FIND(&quot;_16.gif&quot;;[.A180])" office:value-type="float" office:value="40" calcext:value-type="float">
            <text:p>40</text:p>
          </table:table-cell>
          <table:table-cell table:formula="of:=+CONCATENATE(&quot;@source&quot;;CHAR(10);CHAR(34);[.A180];CHAR(34);CHAR(10);&quot;ImageResource &quot;;MID([.A180];[.B180];[.C180]-[.B180]);&quot;()&quot;;CHAR(10))" office:value-type="string" office:string-value="@source&#10;&quot;/content/documentum/icons/format/f_msw3_16.gif&quot;&#10;ImageResource msw3()&#10;" calcext:value-type="string">
            <text:p>@source</text:p>
            <text:p>"/content/documentum/icons/format/f_msw3_16.gif"</text:p>
            <text:p>ImageResource msw3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6_16.gif</text:p>
          </table:table-cell>
          <table:table-cell table:formula="of:=+FIND(&quot;f_&quot;;[.A181])+2" office:value-type="float" office:value="36" calcext:value-type="float">
            <text:p>36</text:p>
          </table:table-cell>
          <table:table-cell table:formula="of:=+FIND(&quot;_16.gif&quot;;[.A181])" office:value-type="float" office:value="40" calcext:value-type="float">
            <text:p>40</text:p>
          </table:table-cell>
          <table:table-cell table:formula="of:=+CONCATENATE(&quot;@source&quot;;CHAR(10);CHAR(34);[.A181];CHAR(34);CHAR(10);&quot;ImageResource &quot;;MID([.A181];[.B181];[.C181]-[.B181]);&quot;()&quot;;CHAR(10))" office:value-type="string" office:string-value="@source&#10;&quot;/content/documentum/icons/format/f_msw6_16.gif&quot;&#10;ImageResource msw6()&#10;" calcext:value-type="string">
            <text:p>@source</text:p>
            <text:p>"/content/documentum/icons/format/f_msw6_16.gif"</text:p>
            <text:p>ImageResource msw6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6template_16.gif</text:p>
          </table:table-cell>
          <table:table-cell table:formula="of:=+FIND(&quot;f_&quot;;[.A182])+2" office:value-type="float" office:value="36" calcext:value-type="float">
            <text:p>36</text:p>
          </table:table-cell>
          <table:table-cell table:formula="of:=+FIND(&quot;_16.gif&quot;;[.A182])" office:value-type="float" office:value="48" calcext:value-type="float">
            <text:p>48</text:p>
          </table:table-cell>
          <table:table-cell table:formula="of:=+CONCATENATE(&quot;@source&quot;;CHAR(10);CHAR(34);[.A182];CHAR(34);CHAR(10);&quot;ImageResource &quot;;MID([.A182];[.B182];[.C182]-[.B182]);&quot;()&quot;;CHAR(10))" office:value-type="string" office:string-value="@source&#10;&quot;/content/documentum/icons/format/f_msw6template_16.gif&quot;&#10;ImageResource msw6template()&#10;" calcext:value-type="string">
            <text:p>@source</text:p>
            <text:p>"/content/documentum/icons/format/f_msw6template_16.gif"</text:p>
            <text:p>ImageResource msw6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8_16.gif</text:p>
          </table:table-cell>
          <table:table-cell table:formula="of:=+FIND(&quot;f_&quot;;[.A183])+2" office:value-type="float" office:value="36" calcext:value-type="float">
            <text:p>36</text:p>
          </table:table-cell>
          <table:table-cell table:formula="of:=+FIND(&quot;_16.gif&quot;;[.A183])" office:value-type="float" office:value="40" calcext:value-type="float">
            <text:p>40</text:p>
          </table:table-cell>
          <table:table-cell table:formula="of:=+CONCATENATE(&quot;@source&quot;;CHAR(10);CHAR(34);[.A183];CHAR(34);CHAR(10);&quot;ImageResource &quot;;MID([.A183];[.B183];[.C183]-[.B183]);&quot;()&quot;;CHAR(10))" office:value-type="string" office:string-value="@source&#10;&quot;/content/documentum/icons/format/f_msw8_16.gif&quot;&#10;ImageResource msw8()&#10;" calcext:value-type="string">
            <text:p>@source</text:p>
            <text:p>"/content/documentum/icons/format/f_msw8_16.gif"</text:p>
            <text:p>ImageResource msw8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8template_16.gif</text:p>
          </table:table-cell>
          <table:table-cell table:formula="of:=+FIND(&quot;f_&quot;;[.A184])+2" office:value-type="float" office:value="36" calcext:value-type="float">
            <text:p>36</text:p>
          </table:table-cell>
          <table:table-cell table:formula="of:=+FIND(&quot;_16.gif&quot;;[.A184])" office:value-type="float" office:value="48" calcext:value-type="float">
            <text:p>48</text:p>
          </table:table-cell>
          <table:table-cell table:formula="of:=+CONCATENATE(&quot;@source&quot;;CHAR(10);CHAR(34);[.A184];CHAR(34);CHAR(10);&quot;ImageResource &quot;;MID([.A184];[.B184];[.C184]-[.B184]);&quot;()&quot;;CHAR(10))" office:value-type="string" office:string-value="@source&#10;&quot;/content/documentum/icons/format/f_msw8template_16.gif&quot;&#10;ImageResource msw8template()&#10;" calcext:value-type="string">
            <text:p>@source</text:p>
            <text:p>"/content/documentum/icons/format/f_msw8template_16.gif"</text:p>
            <text:p>ImageResource msw8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m_16.gif</text:p>
          </table:table-cell>
          <table:table-cell table:formula="of:=+FIND(&quot;f_&quot;;[.A185])+2" office:value-type="float" office:value="36" calcext:value-type="float">
            <text:p>36</text:p>
          </table:table-cell>
          <table:table-cell table:formula="of:=+FIND(&quot;_16.gif&quot;;[.A185])" office:value-type="float" office:value="40" calcext:value-type="float">
            <text:p>40</text:p>
          </table:table-cell>
          <table:table-cell table:formula="of:=+CONCATENATE(&quot;@source&quot;;CHAR(10);CHAR(34);[.A185];CHAR(34);CHAR(10);&quot;ImageResource &quot;;MID([.A185];[.B185];[.C185]-[.B185]);&quot;()&quot;;CHAR(10))" office:value-type="string" office:string-value="@source&#10;&quot;/content/documentum/icons/format/f_mswm_16.gif&quot;&#10;ImageResource mswm()&#10;" calcext:value-type="string">
            <text:p>@source</text:p>
            <text:p>"/content/documentum/icons/format/f_mswm_16.gif"</text:p>
            <text:p>ImageResource mswm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m1_16.gif</text:p>
          </table:table-cell>
          <table:table-cell table:formula="of:=+FIND(&quot;f_&quot;;[.A186])+2" office:value-type="float" office:value="36" calcext:value-type="float">
            <text:p>36</text:p>
          </table:table-cell>
          <table:table-cell table:formula="of:=+FIND(&quot;_16.gif&quot;;[.A186])" office:value-type="float" office:value="41" calcext:value-type="float">
            <text:p>41</text:p>
          </table:table-cell>
          <table:table-cell table:formula="of:=+CONCATENATE(&quot;@source&quot;;CHAR(10);CHAR(34);[.A186];CHAR(34);CHAR(10);&quot;ImageResource &quot;;MID([.A186];[.B186];[.C186]-[.B186]);&quot;()&quot;;CHAR(10))" office:value-type="string" office:string-value="@source&#10;&quot;/content/documentum/icons/format/f_mswm1_16.gif&quot;&#10;ImageResource mswm1()&#10;" calcext:value-type="string">
            <text:p>@source</text:p>
            <text:p>"/content/documentum/icons/format/f_mswm1_16.gif"</text:p>
            <text:p>ImageResource mswm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msww_16.gif</text:p>
          </table:table-cell>
          <table:table-cell table:formula="of:=+FIND(&quot;f_&quot;;[.A187])+2" office:value-type="float" office:value="36" calcext:value-type="float">
            <text:p>36</text:p>
          </table:table-cell>
          <table:table-cell table:formula="of:=+FIND(&quot;_16.gif&quot;;[.A187])" office:value-type="float" office:value="40" calcext:value-type="float">
            <text:p>40</text:p>
          </table:table-cell>
          <table:table-cell table:formula="of:=+CONCATENATE(&quot;@source&quot;;CHAR(10);CHAR(34);[.A187];CHAR(34);CHAR(10);&quot;ImageResource &quot;;MID([.A187];[.B187];[.C187]-[.B187]);&quot;()&quot;;CHAR(10))" office:value-type="string" office:string-value="@source&#10;&quot;/content/documentum/icons/format/f_msww_16.gif&quot;&#10;ImageResource msww()&#10;" calcext:value-type="string">
            <text:p>@source</text:p>
            <text:p>"/content/documentum/icons/format/f_msww_16.gif"</text:p>
            <text:p>ImageResource msw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nicelabelv5_16.gif</text:p>
          </table:table-cell>
          <table:table-cell table:formula="of:=+FIND(&quot;f_&quot;;[.A188])+2" office:value-type="float" office:value="36" calcext:value-type="float">
            <text:p>36</text:p>
          </table:table-cell>
          <table:table-cell table:formula="of:=+FIND(&quot;_16.gif&quot;;[.A188])" office:value-type="float" office:value="47" calcext:value-type="float">
            <text:p>47</text:p>
          </table:table-cell>
          <table:table-cell table:formula="of:=+CONCATENATE(&quot;@source&quot;;CHAR(10);CHAR(34);[.A188];CHAR(34);CHAR(10);&quot;ImageResource &quot;;MID([.A188];[.B188];[.C188]-[.B188]);&quot;()&quot;;CHAR(10))" office:value-type="string" office:string-value="@source&#10;&quot;/content/documentum/icons/format/f_nicelabelv5_16.gif&quot;&#10;ImageResource nicelabelv5()&#10;" calcext:value-type="string">
            <text:p>@source</text:p>
            <text:p>"/content/documentum/icons/format/f_nicelabelv5_16.gif"</text:p>
            <text:p>ImageResource nicelabelv5()</text:p>
            <text:p/>
          </table:table-cell>
        </table:table-row>
        <table:table-row table:style-name="ro3">
          <table:table-cell office:value-type="string" calcext:value-type="string">
            <text:p>/content/documentum/icons/format/f_odt_16.gif</text:p>
          </table:table-cell>
          <table:table-cell table:formula="of:=+FIND(&quot;f_&quot;;[.A189])+2" office:value-type="float" office:value="36" calcext:value-type="float">
            <text:p>36</text:p>
          </table:table-cell>
          <table:table-cell table:formula="of:=+FIND(&quot;_16.gif&quot;;[.A189])" office:value-type="float" office:value="39" calcext:value-type="float">
            <text:p>39</text:p>
          </table:table-cell>
          <table:table-cell table:formula="of:=+CONCATENATE(&quot;@source&quot;;CHAR(10);CHAR(34);[.A189];CHAR(34);CHAR(10);&quot;ImageResource &quot;;MID([.A189];[.B189];[.C189]-[.B189]);&quot;()&quot;;CHAR(10))" office:value-type="string" office:string-value="@source&#10;&quot;/content/documentum/icons/format/f_odt_16.gif&quot;&#10;ImageResource odt()&#10;" calcext:value-type="string">
            <text:p>@source</text:p>
            <text:p>"/content/documentum/icons/format/f_odt_16.gif"</text:p>
            <text:p>ImageResource od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officewrite_16.gif</text:p>
          </table:table-cell>
          <table:table-cell table:formula="of:=+FIND(&quot;f_&quot;;[.A190])+2" office:value-type="float" office:value="36" calcext:value-type="float">
            <text:p>36</text:p>
          </table:table-cell>
          <table:table-cell table:formula="of:=+FIND(&quot;_16.gif&quot;;[.A190])" office:value-type="float" office:value="47" calcext:value-type="float">
            <text:p>47</text:p>
          </table:table-cell>
          <table:table-cell table:formula="of:=+CONCATENATE(&quot;@source&quot;;CHAR(10);CHAR(34);[.A190];CHAR(34);CHAR(10);&quot;ImageResource &quot;;MID([.A190];[.B190];[.C190]-[.B190]);&quot;()&quot;;CHAR(10))" office:value-type="string" office:string-value="@source&#10;&quot;/content/documentum/icons/format/f_officewrite_16.gif&quot;&#10;ImageResource officewrite()&#10;" calcext:value-type="string">
            <text:p>@source</text:p>
            <text:p>"/content/documentum/icons/format/f_officewrite_16.gif"</text:p>
            <text:p>ImageResource officewri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one_16.gif</text:p>
          </table:table-cell>
          <table:table-cell table:formula="of:=+FIND(&quot;f_&quot;;[.A191])+2" office:value-type="float" office:value="36" calcext:value-type="float">
            <text:p>36</text:p>
          </table:table-cell>
          <table:table-cell table:formula="of:=+FIND(&quot;_16.gif&quot;;[.A191])" office:value-type="float" office:value="39" calcext:value-type="float">
            <text:p>39</text:p>
          </table:table-cell>
          <table:table-cell table:formula="of:=+CONCATENATE(&quot;@source&quot;;CHAR(10);CHAR(34);[.A191];CHAR(34);CHAR(10);&quot;ImageResource &quot;;MID([.A191];[.B191];[.C191]-[.B191]);&quot;()&quot;;CHAR(10))" office:value-type="string" office:string-value="@source&#10;&quot;/content/documentum/icons/format/f_one_16.gif&quot;&#10;ImageResource one()&#10;" calcext:value-type="string">
            <text:p>@source</text:p>
            <text:p>"/content/documentum/icons/format/f_one_16.gif"</text:p>
            <text:p>ImageResource on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onetoc_16.gif</text:p>
          </table:table-cell>
          <table:table-cell table:formula="of:=+FIND(&quot;f_&quot;;[.A192])+2" office:value-type="float" office:value="36" calcext:value-type="float">
            <text:p>36</text:p>
          </table:table-cell>
          <table:table-cell table:formula="of:=+FIND(&quot;_16.gif&quot;;[.A192])" office:value-type="float" office:value="42" calcext:value-type="float">
            <text:p>42</text:p>
          </table:table-cell>
          <table:table-cell table:formula="of:=+CONCATENATE(&quot;@source&quot;;CHAR(10);CHAR(34);[.A192];CHAR(34);CHAR(10);&quot;ImageResource &quot;;MID([.A192];[.B192];[.C192]-[.B192]);&quot;()&quot;;CHAR(10))" office:value-type="string" office:string-value="@source&#10;&quot;/content/documentum/icons/format/f_onetoc_16.gif&quot;&#10;ImageResource onetoc()&#10;" calcext:value-type="string">
            <text:p>@source</text:p>
            <text:p>"/content/documentum/icons/format/f_onetoc_16.gif"</text:p>
            <text:p>ImageResource onetoc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bm_16.gif</text:p>
          </table:table-cell>
          <table:table-cell table:formula="of:=+FIND(&quot;f_&quot;;[.A193])+2" office:value-type="float" office:value="36" calcext:value-type="float">
            <text:p>36</text:p>
          </table:table-cell>
          <table:table-cell table:formula="of:=+FIND(&quot;_16.gif&quot;;[.A193])" office:value-type="float" office:value="39" calcext:value-type="float">
            <text:p>39</text:p>
          </table:table-cell>
          <table:table-cell table:formula="of:=+CONCATENATE(&quot;@source&quot;;CHAR(10);CHAR(34);[.A193];CHAR(34);CHAR(10);&quot;ImageResource &quot;;MID([.A193];[.B193];[.C193]-[.B193]);&quot;()&quot;;CHAR(10))" office:value-type="string" office:string-value="@source&#10;&quot;/content/documentum/icons/format/f_pbm_16.gif&quot;&#10;ImageResource pbm()&#10;" calcext:value-type="string">
            <text:p>@source</text:p>
            <text:p>"/content/documentum/icons/format/f_pbm_16.gif"</text:p>
            <text:p>ImageResource pbm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cx_16.gif</text:p>
          </table:table-cell>
          <table:table-cell table:formula="of:=+FIND(&quot;f_&quot;;[.A194])+2" office:value-type="float" office:value="36" calcext:value-type="float">
            <text:p>36</text:p>
          </table:table-cell>
          <table:table-cell table:formula="of:=+FIND(&quot;_16.gif&quot;;[.A194])" office:value-type="float" office:value="39" calcext:value-type="float">
            <text:p>39</text:p>
          </table:table-cell>
          <table:table-cell table:formula="of:=+CONCATENATE(&quot;@source&quot;;CHAR(10);CHAR(34);[.A194];CHAR(34);CHAR(10);&quot;ImageResource &quot;;MID([.A194];[.B194];[.C194]-[.B194]);&quot;()&quot;;CHAR(10))" office:value-type="string" office:string-value="@source&#10;&quot;/content/documentum/icons/format/f_pcx_16.gif&quot;&#10;ImageResource pcx()&#10;" calcext:value-type="string">
            <text:p>@source</text:p>
            <text:p>"/content/documentum/icons/format/f_pcx_16.gif"</text:p>
            <text:p>ImageResource pcx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df_16.gif</text:p>
          </table:table-cell>
          <table:table-cell table:formula="of:=+FIND(&quot;f_&quot;;[.A195])+2" office:value-type="float" office:value="36" calcext:value-type="float">
            <text:p>36</text:p>
          </table:table-cell>
          <table:table-cell table:formula="of:=+FIND(&quot;_16.gif&quot;;[.A195])" office:value-type="float" office:value="39" calcext:value-type="float">
            <text:p>39</text:p>
          </table:table-cell>
          <table:table-cell table:formula="of:=+CONCATENATE(&quot;@source&quot;;CHAR(10);CHAR(34);[.A195];CHAR(34);CHAR(10);&quot;ImageResource &quot;;MID([.A195];[.B195];[.C195]-[.B195]);&quot;()&quot;;CHAR(10))" office:value-type="string" office:string-value="@source&#10;&quot;/content/documentum/icons/format/f_pdf_16.gif&quot;&#10;ImageResource pdf()&#10;" calcext:value-type="string">
            <text:p>@source</text:p>
            <text:p>"/content/documentum/icons/format/f_pdf_16.gif"</text:p>
            <text:p>ImageResource pd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dftext_16.gif</text:p>
          </table:table-cell>
          <table:table-cell table:formula="of:=+FIND(&quot;f_&quot;;[.A196])+2" office:value-type="float" office:value="36" calcext:value-type="float">
            <text:p>36</text:p>
          </table:table-cell>
          <table:table-cell table:formula="of:=+FIND(&quot;_16.gif&quot;;[.A196])" office:value-type="float" office:value="43" calcext:value-type="float">
            <text:p>43</text:p>
          </table:table-cell>
          <table:table-cell table:formula="of:=+CONCATENATE(&quot;@source&quot;;CHAR(10);CHAR(34);[.A196];CHAR(34);CHAR(10);&quot;ImageResource &quot;;MID([.A196];[.B196];[.C196]-[.B196]);&quot;()&quot;;CHAR(10))" office:value-type="string" office:string-value="@source&#10;&quot;/content/documentum/icons/format/f_pdftext_16.gif&quot;&#10;ImageResource pdftext()&#10;" calcext:value-type="string">
            <text:p>@source</text:p>
            <text:p>"/content/documentum/icons/format/f_pdftext_16.gif"</text:p>
            <text:p>ImageResource pdftex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en_16.gif</text:p>
          </table:table-cell>
          <table:table-cell table:formula="of:=+FIND(&quot;f_&quot;;[.A197])+2" office:value-type="float" office:value="36" calcext:value-type="float">
            <text:p>36</text:p>
          </table:table-cell>
          <table:table-cell table:formula="of:=+FIND(&quot;_16.gif&quot;;[.A197])" office:value-type="float" office:value="39" calcext:value-type="float">
            <text:p>39</text:p>
          </table:table-cell>
          <table:table-cell table:formula="of:=+CONCATENATE(&quot;@source&quot;;CHAR(10);CHAR(34);[.A197];CHAR(34);CHAR(10);&quot;ImageResource &quot;;MID([.A197];[.B197];[.C197]-[.B197]);&quot;()&quot;;CHAR(10))" office:value-type="string" office:string-value="@source&#10;&quot;/content/documentum/icons/format/f_pen_16.gif&quot;&#10;ImageResource pen()&#10;" calcext:value-type="string">
            <text:p>@source</text:p>
            <text:p>"/content/documentum/icons/format/f_pen_16.gif"</text:p>
            <text:p>ImageResource pen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hotoshop_16.gif</text:p>
          </table:table-cell>
          <table:table-cell table:formula="of:=+FIND(&quot;f_&quot;;[.A198])+2" office:value-type="float" office:value="36" calcext:value-type="float">
            <text:p>36</text:p>
          </table:table-cell>
          <table:table-cell table:formula="of:=+FIND(&quot;_16.gif&quot;;[.A198])" office:value-type="float" office:value="45" calcext:value-type="float">
            <text:p>45</text:p>
          </table:table-cell>
          <table:table-cell table:formula="of:=+CONCATENATE(&quot;@source&quot;;CHAR(10);CHAR(34);[.A198];CHAR(34);CHAR(10);&quot;ImageResource &quot;;MID([.A198];[.B198];[.C198]-[.B198]);&quot;()&quot;;CHAR(10))" office:value-type="string" office:string-value="@source&#10;&quot;/content/documentum/icons/format/f_photoshop_16.gif&quot;&#10;ImageResource photoshop()&#10;" calcext:value-type="string">
            <text:p>@source</text:p>
            <text:p>"/content/documentum/icons/format/f_photoshop_16.gif"</text:p>
            <text:p>ImageResource photosho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hotoshop3_16.gif</text:p>
          </table:table-cell>
          <table:table-cell table:formula="of:=+FIND(&quot;f_&quot;;[.A199])+2" office:value-type="float" office:value="36" calcext:value-type="float">
            <text:p>36</text:p>
          </table:table-cell>
          <table:table-cell table:formula="of:=+FIND(&quot;_16.gif&quot;;[.A199])" office:value-type="float" office:value="46" calcext:value-type="float">
            <text:p>46</text:p>
          </table:table-cell>
          <table:table-cell table:formula="of:=+CONCATENATE(&quot;@source&quot;;CHAR(10);CHAR(34);[.A199];CHAR(34);CHAR(10);&quot;ImageResource &quot;;MID([.A199];[.B199];[.C199]-[.B199]);&quot;()&quot;;CHAR(10))" office:value-type="string" office:string-value="@source&#10;&quot;/content/documentum/icons/format/f_photoshop3_16.gif&quot;&#10;ImageResource photoshop3()&#10;" calcext:value-type="string">
            <text:p>@source</text:p>
            <text:p>"/content/documentum/icons/format/f_photoshop3_16.gif"</text:p>
            <text:p>ImageResource photoshop3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hotoshop5_16.gif</text:p>
          </table:table-cell>
          <table:table-cell table:formula="of:=+FIND(&quot;f_&quot;;[.A200])+2" office:value-type="float" office:value="36" calcext:value-type="float">
            <text:p>36</text:p>
          </table:table-cell>
          <table:table-cell table:formula="of:=+FIND(&quot;_16.gif&quot;;[.A200])" office:value-type="float" office:value="46" calcext:value-type="float">
            <text:p>46</text:p>
          </table:table-cell>
          <table:table-cell table:formula="of:=+CONCATENATE(&quot;@source&quot;;CHAR(10);CHAR(34);[.A200];CHAR(34);CHAR(10);&quot;ImageResource &quot;;MID([.A200];[.B200];[.C200]-[.B200]);&quot;()&quot;;CHAR(10))" office:value-type="string" office:string-value="@source&#10;&quot;/content/documentum/icons/format/f_photoshop5_16.gif&quot;&#10;ImageResource photoshop5()&#10;" calcext:value-type="string">
            <text:p>@source</text:p>
            <text:p>"/content/documentum/icons/format/f_photoshop5_16.gif"</text:p>
            <text:p>ImageResource photoshop5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hotoshop6_16.gif</text:p>
          </table:table-cell>
          <table:table-cell table:formula="of:=+FIND(&quot;f_&quot;;[.A201])+2" office:value-type="float" office:value="36" calcext:value-type="float">
            <text:p>36</text:p>
          </table:table-cell>
          <table:table-cell table:formula="of:=+FIND(&quot;_16.gif&quot;;[.A201])" office:value-type="float" office:value="46" calcext:value-type="float">
            <text:p>46</text:p>
          </table:table-cell>
          <table:table-cell table:formula="of:=+CONCATENATE(&quot;@source&quot;;CHAR(10);CHAR(34);[.A201];CHAR(34);CHAR(10);&quot;ImageResource &quot;;MID([.A201];[.B201];[.C201]-[.B201]);&quot;()&quot;;CHAR(10))" office:value-type="string" office:string-value="@source&#10;&quot;/content/documentum/icons/format/f_photoshop6_16.gif&quot;&#10;ImageResource photoshop6()&#10;" calcext:value-type="string">
            <text:p>@source</text:p>
            <text:p>"/content/documentum/icons/format/f_photoshop6_16.gif"</text:p>
            <text:p>ImageResource photoshop6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hotoshop7_16.gif</text:p>
          </table:table-cell>
          <table:table-cell table:formula="of:=+FIND(&quot;f_&quot;;[.A202])+2" office:value-type="float" office:value="36" calcext:value-type="float">
            <text:p>36</text:p>
          </table:table-cell>
          <table:table-cell table:formula="of:=+FIND(&quot;_16.gif&quot;;[.A202])" office:value-type="float" office:value="46" calcext:value-type="float">
            <text:p>46</text:p>
          </table:table-cell>
          <table:table-cell table:formula="of:=+CONCATENATE(&quot;@source&quot;;CHAR(10);CHAR(34);[.A202];CHAR(34);CHAR(10);&quot;ImageResource &quot;;MID([.A202];[.B202];[.C202]-[.B202]);&quot;()&quot;;CHAR(10))" office:value-type="string" office:string-value="@source&#10;&quot;/content/documentum/icons/format/f_photoshop7_16.gif&quot;&#10;ImageResource photoshop7()&#10;" calcext:value-type="string">
            <text:p>@source</text:p>
            <text:p>"/content/documentum/icons/format/f_photoshop7_16.gif"</text:p>
            <text:p>ImageResource photoshop7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hotoshop8_16.gif</text:p>
          </table:table-cell>
          <table:table-cell table:formula="of:=+FIND(&quot;f_&quot;;[.A203])+2" office:value-type="float" office:value="36" calcext:value-type="float">
            <text:p>36</text:p>
          </table:table-cell>
          <table:table-cell table:formula="of:=+FIND(&quot;_16.gif&quot;;[.A203])" office:value-type="float" office:value="46" calcext:value-type="float">
            <text:p>46</text:p>
          </table:table-cell>
          <table:table-cell table:formula="of:=+CONCATENATE(&quot;@source&quot;;CHAR(10);CHAR(34);[.A203];CHAR(34);CHAR(10);&quot;ImageResource &quot;;MID([.A203];[.B203];[.C203]-[.B203]);&quot;()&quot;;CHAR(10))" office:value-type="string" office:string-value="@source&#10;&quot;/content/documentum/icons/format/f_photoshop8_16.gif&quot;&#10;ImageResource photoshop8()&#10;" calcext:value-type="string">
            <text:p>@source</text:p>
            <text:p>"/content/documentum/icons/format/f_photoshop8_16.gif"</text:p>
            <text:p>ImageResource photoshop8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hp_16.gif</text:p>
          </table:table-cell>
          <table:table-cell table:formula="of:=+FIND(&quot;f_&quot;;[.A204])+2" office:value-type="float" office:value="36" calcext:value-type="float">
            <text:p>36</text:p>
          </table:table-cell>
          <table:table-cell table:formula="of:=+FIND(&quot;_16.gif&quot;;[.A204])" office:value-type="float" office:value="39" calcext:value-type="float">
            <text:p>39</text:p>
          </table:table-cell>
          <table:table-cell table:formula="of:=+CONCATENATE(&quot;@source&quot;;CHAR(10);CHAR(34);[.A204];CHAR(34);CHAR(10);&quot;ImageResource &quot;;MID([.A204];[.B204];[.C204]-[.B204]);&quot;()&quot;;CHAR(10))" office:value-type="string" office:string-value="@source&#10;&quot;/content/documentum/icons/format/f_php_16.gif&quot;&#10;ImageResource php()&#10;" calcext:value-type="string">
            <text:p>@source</text:p>
            <text:p>"/content/documentum/icons/format/f_php_16.gif"</text:p>
            <text:p>ImageResource ph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hp3_16.gif</text:p>
          </table:table-cell>
          <table:table-cell table:formula="of:=+FIND(&quot;f_&quot;;[.A205])+2" office:value-type="float" office:value="36" calcext:value-type="float">
            <text:p>36</text:p>
          </table:table-cell>
          <table:table-cell table:formula="of:=+FIND(&quot;_16.gif&quot;;[.A205])" office:value-type="float" office:value="40" calcext:value-type="float">
            <text:p>40</text:p>
          </table:table-cell>
          <table:table-cell table:formula="of:=+CONCATENATE(&quot;@source&quot;;CHAR(10);CHAR(34);[.A205];CHAR(34);CHAR(10);&quot;ImageResource &quot;;MID([.A205];[.B205];[.C205]-[.B205]);&quot;()&quot;;CHAR(10))" office:value-type="string" office:string-value="@source&#10;&quot;/content/documentum/icons/format/f_php3_16.gif&quot;&#10;ImageResource php3()&#10;" calcext:value-type="string">
            <text:p>@source</text:p>
            <text:p>"/content/documentum/icons/format/f_php3_16.gif"</text:p>
            <text:p>ImageResource php3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html_16.gif</text:p>
          </table:table-cell>
          <table:table-cell table:formula="of:=+FIND(&quot;f_&quot;;[.A206])+2" office:value-type="float" office:value="36" calcext:value-type="float">
            <text:p>36</text:p>
          </table:table-cell>
          <table:table-cell table:formula="of:=+FIND(&quot;_16.gif&quot;;[.A206])" office:value-type="float" office:value="41" calcext:value-type="float">
            <text:p>41</text:p>
          </table:table-cell>
          <table:table-cell table:formula="of:=+CONCATENATE(&quot;@source&quot;;CHAR(10);CHAR(34);[.A206];CHAR(34);CHAR(10);&quot;ImageResource &quot;;MID([.A206];[.B206];[.C206]-[.B206]);&quot;()&quot;;CHAR(10))" office:value-type="string" office:string-value="@source&#10;&quot;/content/documentum/icons/format/f_phtml_16.gif&quot;&#10;ImageResource phtml()&#10;" calcext:value-type="string">
            <text:p>@source</text:p>
            <text:p>"/content/documentum/icons/format/f_phtml_16.gif"</text:p>
            <text:p>ImageResource phtm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ict_16.gif</text:p>
          </table:table-cell>
          <table:table-cell table:formula="of:=+FIND(&quot;f_&quot;;[.A207])+2" office:value-type="float" office:value="36" calcext:value-type="float">
            <text:p>36</text:p>
          </table:table-cell>
          <table:table-cell table:formula="of:=+FIND(&quot;_16.gif&quot;;[.A207])" office:value-type="float" office:value="40" calcext:value-type="float">
            <text:p>40</text:p>
          </table:table-cell>
          <table:table-cell table:formula="of:=+CONCATENATE(&quot;@source&quot;;CHAR(10);CHAR(34);[.A207];CHAR(34);CHAR(10);&quot;ImageResource &quot;;MID([.A207];[.B207];[.C207]-[.B207]);&quot;()&quot;;CHAR(10))" office:value-type="string" office:string-value="@source&#10;&quot;/content/documentum/icons/format/f_pict_16.gif&quot;&#10;ImageResource pict()&#10;" calcext:value-type="string">
            <text:p>@source</text:p>
            <text:p>"/content/documentum/icons/format/f_pict_16.gif"</text:p>
            <text:p>ImageResource pic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ng_16.gif</text:p>
          </table:table-cell>
          <table:table-cell table:formula="of:=+FIND(&quot;f_&quot;;[.A208])+2" office:value-type="float" office:value="36" calcext:value-type="float">
            <text:p>36</text:p>
          </table:table-cell>
          <table:table-cell table:formula="of:=+FIND(&quot;_16.gif&quot;;[.A208])" office:value-type="float" office:value="39" calcext:value-type="float">
            <text:p>39</text:p>
          </table:table-cell>
          <table:table-cell table:formula="of:=+CONCATENATE(&quot;@source&quot;;CHAR(10);CHAR(34);[.A208];CHAR(34);CHAR(10);&quot;ImageResource &quot;;MID([.A208];[.B208];[.C208]-[.B208]);&quot;()&quot;;CHAR(10))" office:value-type="string" office:string-value="@source&#10;&quot;/content/documentum/icons/format/f_png_16.gif&quot;&#10;ImageResource png()&#10;" calcext:value-type="string">
            <text:p>@source</text:p>
            <text:p>"/content/documentum/icons/format/f_png_16.gif"</text:p>
            <text:p>ImageResource png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owerpoint_16.gif</text:p>
          </table:table-cell>
          <table:table-cell table:formula="of:=+FIND(&quot;f_&quot;;[.A209])+2" office:value-type="float" office:value="36" calcext:value-type="float">
            <text:p>36</text:p>
          </table:table-cell>
          <table:table-cell table:formula="of:=+FIND(&quot;_16.gif&quot;;[.A209])" office:value-type="float" office:value="46" calcext:value-type="float">
            <text:p>46</text:p>
          </table:table-cell>
          <table:table-cell table:formula="of:=+CONCATENATE(&quot;@source&quot;;CHAR(10);CHAR(34);[.A209];CHAR(34);CHAR(10);&quot;ImageResource &quot;;MID([.A209];[.B209];[.C209]-[.B209]);&quot;()&quot;;CHAR(10))" office:value-type="string" office:string-value="@source&#10;&quot;/content/documentum/icons/format/f_powerpoint_16.gif&quot;&#10;ImageResource powerpoint()&#10;" calcext:value-type="string">
            <text:p>@source</text:p>
            <text:p>"/content/documentum/icons/format/f_powerpoint_16.gif"</text:p>
            <text:p>ImageResource powerpoin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_mac3_16.gif</text:p>
          </table:table-cell>
          <table:table-cell table:formula="of:=+FIND(&quot;f_&quot;;[.A210])+2" office:value-type="float" office:value="36" calcext:value-type="float">
            <text:p>36</text:p>
          </table:table-cell>
          <table:table-cell table:formula="of:=+FIND(&quot;_16.gif&quot;;[.A210])" office:value-type="float" office:value="44" calcext:value-type="float">
            <text:p>44</text:p>
          </table:table-cell>
          <table:table-cell table:formula="of:=+CONCATENATE(&quot;@source&quot;;CHAR(10);CHAR(34);[.A210];CHAR(34);CHAR(10);&quot;ImageResource &quot;;MID([.A210];[.B210];[.C210]-[.B210]);&quot;()&quot;;CHAR(10))" office:value-type="string" office:string-value="@source&#10;&quot;/content/documentum/icons/format/f_ppt_mac3_16.gif&quot;&#10;ImageResource ppt_mac3()&#10;" calcext:value-type="string">
            <text:p>@source</text:p>
            <text:p>"/content/documentum/icons/format/f_ppt_mac3_16.gif"</text:p>
            <text:p>ImageResource ppt_mac3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_mac4_16.gif</text:p>
          </table:table-cell>
          <table:table-cell table:formula="of:=+FIND(&quot;f_&quot;;[.A211])+2" office:value-type="float" office:value="36" calcext:value-type="float">
            <text:p>36</text:p>
          </table:table-cell>
          <table:table-cell table:formula="of:=+FIND(&quot;_16.gif&quot;;[.A211])" office:value-type="float" office:value="44" calcext:value-type="float">
            <text:p>44</text:p>
          </table:table-cell>
          <table:table-cell table:formula="of:=+CONCATENATE(&quot;@source&quot;;CHAR(10);CHAR(34);[.A211];CHAR(34);CHAR(10);&quot;ImageResource &quot;;MID([.A211];[.B211];[.C211]-[.B211]);&quot;()&quot;;CHAR(10))" office:value-type="string" office:string-value="@source&#10;&quot;/content/documentum/icons/format/f_ppt_mac4_16.gif&quot;&#10;ImageResource ppt_mac4()&#10;" calcext:value-type="string">
            <text:p>@source</text:p>
            <text:p>"/content/documentum/icons/format/f_ppt_mac4_16.gif"</text:p>
            <text:p>ImageResource ppt_mac4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_win3_16.gif</text:p>
          </table:table-cell>
          <table:table-cell table:formula="of:=+FIND(&quot;f_&quot;;[.A212])+2" office:value-type="float" office:value="36" calcext:value-type="float">
            <text:p>36</text:p>
          </table:table-cell>
          <table:table-cell table:formula="of:=+FIND(&quot;_16.gif&quot;;[.A212])" office:value-type="float" office:value="44" calcext:value-type="float">
            <text:p>44</text:p>
          </table:table-cell>
          <table:table-cell table:formula="of:=+CONCATENATE(&quot;@source&quot;;CHAR(10);CHAR(34);[.A212];CHAR(34);CHAR(10);&quot;ImageResource &quot;;MID([.A212];[.B212];[.C212]-[.B212]);&quot;()&quot;;CHAR(10))" office:value-type="string" office:string-value="@source&#10;&quot;/content/documentum/icons/format/f_ppt_win3_16.gif&quot;&#10;ImageResource ppt_win3()&#10;" calcext:value-type="string">
            <text:p>@source</text:p>
            <text:p>"/content/documentum/icons/format/f_ppt_win3_16.gif"</text:p>
            <text:p>ImageResource ppt_win3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_win4_16.gif</text:p>
          </table:table-cell>
          <table:table-cell table:formula="of:=+FIND(&quot;f_&quot;;[.A213])+2" office:value-type="float" office:value="36" calcext:value-type="float">
            <text:p>36</text:p>
          </table:table-cell>
          <table:table-cell table:formula="of:=+FIND(&quot;_16.gif&quot;;[.A213])" office:value-type="float" office:value="44" calcext:value-type="float">
            <text:p>44</text:p>
          </table:table-cell>
          <table:table-cell table:formula="of:=+CONCATENATE(&quot;@source&quot;;CHAR(10);CHAR(34);[.A213];CHAR(34);CHAR(10);&quot;ImageResource &quot;;MID([.A213];[.B213];[.C213]-[.B213]);&quot;()&quot;;CHAR(10))" office:value-type="string" office:string-value="@source&#10;&quot;/content/documentum/icons/format/f_ppt_win4_16.gif&quot;&#10;ImageResource ppt_win4()&#10;" calcext:value-type="string">
            <text:p>@source</text:p>
            <text:p>"/content/documentum/icons/format/f_ppt_win4_16.gif"</text:p>
            <text:p>ImageResource ppt_win4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_win7_16.gif</text:p>
          </table:table-cell>
          <table:table-cell table:formula="of:=+FIND(&quot;f_&quot;;[.A214])+2" office:value-type="float" office:value="36" calcext:value-type="float">
            <text:p>36</text:p>
          </table:table-cell>
          <table:table-cell table:formula="of:=+FIND(&quot;_16.gif&quot;;[.A214])" office:value-type="float" office:value="44" calcext:value-type="float">
            <text:p>44</text:p>
          </table:table-cell>
          <table:table-cell table:formula="of:=+CONCATENATE(&quot;@source&quot;;CHAR(10);CHAR(34);[.A214];CHAR(34);CHAR(10);&quot;ImageResource &quot;;MID([.A214];[.B214];[.C214]-[.B214]);&quot;()&quot;;CHAR(10))" office:value-type="string" office:string-value="@source&#10;&quot;/content/documentum/icons/format/f_ppt_win7_16.gif&quot;&#10;ImageResource ppt_win7()&#10;" calcext:value-type="string">
            <text:p>@source</text:p>
            <text:p>"/content/documentum/icons/format/f_ppt_win7_16.gif"</text:p>
            <text:p>ImageResource ppt_win7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2_16.gif</text:p>
          </table:table-cell>
          <table:table-cell table:formula="of:=+FIND(&quot;f_&quot;;[.A215])+2" office:value-type="float" office:value="36" calcext:value-type="float">
            <text:p>36</text:p>
          </table:table-cell>
          <table:table-cell table:formula="of:=+FIND(&quot;_16.gif&quot;;[.A215])" office:value-type="float" office:value="41" calcext:value-type="float">
            <text:p>41</text:p>
          </table:table-cell>
          <table:table-cell table:formula="of:=+CONCATENATE(&quot;@source&quot;;CHAR(10);CHAR(34);[.A215];CHAR(34);CHAR(10);&quot;ImageResource &quot;;MID([.A215];[.B215];[.C215]-[.B215]);&quot;()&quot;;CHAR(10))" office:value-type="string" office:string-value="@source&#10;&quot;/content/documentum/icons/format/f_ppt12_16.gif&quot;&#10;ImageResource ppt12()&#10;" calcext:value-type="string">
            <text:p>@source</text:p>
            <text:p>"/content/documentum/icons/format/f_ppt12_16.gif"</text:p>
            <text:p>ImageResource ppt12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2me_16.gif</text:p>
          </table:table-cell>
          <table:table-cell table:formula="of:=+FIND(&quot;f_&quot;;[.A216])+2" office:value-type="float" office:value="36" calcext:value-type="float">
            <text:p>36</text:p>
          </table:table-cell>
          <table:table-cell table:formula="of:=+FIND(&quot;_16.gif&quot;;[.A216])" office:value-type="float" office:value="43" calcext:value-type="float">
            <text:p>43</text:p>
          </table:table-cell>
          <table:table-cell table:formula="of:=+CONCATENATE(&quot;@source&quot;;CHAR(10);CHAR(34);[.A216];CHAR(34);CHAR(10);&quot;ImageResource &quot;;MID([.A216];[.B216];[.C216]-[.B216]);&quot;()&quot;;CHAR(10))" office:value-type="string" office:string-value="@source&#10;&quot;/content/documentum/icons/format/f_ppt12me_16.gif&quot;&#10;ImageResource ppt12me()&#10;" calcext:value-type="string">
            <text:p>@source</text:p>
            <text:p>"/content/documentum/icons/format/f_ppt12me_16.gif"</text:p>
            <text:p>ImageResource ppt12m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2meslideshow_16.gif</text:p>
          </table:table-cell>
          <table:table-cell table:formula="of:=+FIND(&quot;f_&quot;;[.A217])+2" office:value-type="float" office:value="36" calcext:value-type="float">
            <text:p>36</text:p>
          </table:table-cell>
          <table:table-cell table:formula="of:=+FIND(&quot;_16.gif&quot;;[.A217])" office:value-type="float" office:value="52" calcext:value-type="float">
            <text:p>52</text:p>
          </table:table-cell>
          <table:table-cell table:formula="of:=+CONCATENATE(&quot;@source&quot;;CHAR(10);CHAR(34);[.A217];CHAR(34);CHAR(10);&quot;ImageResource &quot;;MID([.A217];[.B217];[.C217]-[.B217]);&quot;()&quot;;CHAR(10))" office:value-type="string" office:string-value="@source&#10;&quot;/content/documentum/icons/format/f_ppt12meslideshow_16.gif&quot;&#10;ImageResource ppt12meslideshow()&#10;" calcext:value-type="string">
            <text:p>@source</text:p>
            <text:p>"/content/documentum/icons/format/f_ppt12meslideshow_16.gif"</text:p>
            <text:p>ImageResource ppt12meslidesho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2metemplate_16.gif</text:p>
          </table:table-cell>
          <table:table-cell table:formula="of:=+FIND(&quot;f_&quot;;[.A218])+2" office:value-type="float" office:value="36" calcext:value-type="float">
            <text:p>36</text:p>
          </table:table-cell>
          <table:table-cell table:formula="of:=+FIND(&quot;_16.gif&quot;;[.A218])" office:value-type="float" office:value="51" calcext:value-type="float">
            <text:p>51</text:p>
          </table:table-cell>
          <table:table-cell table:formula="of:=+CONCATENATE(&quot;@source&quot;;CHAR(10);CHAR(34);[.A218];CHAR(34);CHAR(10);&quot;ImageResource &quot;;MID([.A218];[.B218];[.C218]-[.B218]);&quot;()&quot;;CHAR(10))" office:value-type="string" office:string-value="@source&#10;&quot;/content/documentum/icons/format/f_ppt12metemplate_16.gif&quot;&#10;ImageResource ppt12metemplate()&#10;" calcext:value-type="string">
            <text:p>@source</text:p>
            <text:p>"/content/documentum/icons/format/f_ppt12metemplate_16.gif"</text:p>
            <text:p>ImageResource ppt12me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2slideshow_16.gif</text:p>
          </table:table-cell>
          <table:table-cell table:formula="of:=+FIND(&quot;f_&quot;;[.A219])+2" office:value-type="float" office:value="36" calcext:value-type="float">
            <text:p>36</text:p>
          </table:table-cell>
          <table:table-cell table:formula="of:=+FIND(&quot;_16.gif&quot;;[.A219])" office:value-type="float" office:value="50" calcext:value-type="float">
            <text:p>50</text:p>
          </table:table-cell>
          <table:table-cell table:formula="of:=+CONCATENATE(&quot;@source&quot;;CHAR(10);CHAR(34);[.A219];CHAR(34);CHAR(10);&quot;ImageResource &quot;;MID([.A219];[.B219];[.C219]-[.B219]);&quot;()&quot;;CHAR(10))" office:value-type="string" office:string-value="@source&#10;&quot;/content/documentum/icons/format/f_ppt12slideshow_16.gif&quot;&#10;ImageResource ppt12slideshow()&#10;" calcext:value-type="string">
            <text:p>@source</text:p>
            <text:p>"/content/documentum/icons/format/f_ppt12slideshow_16.gif"</text:p>
            <text:p>ImageResource ppt12slidesho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2template_16.gif</text:p>
          </table:table-cell>
          <table:table-cell table:formula="of:=+FIND(&quot;f_&quot;;[.A220])+2" office:value-type="float" office:value="36" calcext:value-type="float">
            <text:p>36</text:p>
          </table:table-cell>
          <table:table-cell table:formula="of:=+FIND(&quot;_16.gif&quot;;[.A220])" office:value-type="float" office:value="49" calcext:value-type="float">
            <text:p>49</text:p>
          </table:table-cell>
          <table:table-cell table:formula="of:=+CONCATENATE(&quot;@source&quot;;CHAR(10);CHAR(34);[.A220];CHAR(34);CHAR(10);&quot;ImageResource &quot;;MID([.A220];[.B220];[.C220]-[.B220]);&quot;()&quot;;CHAR(10))" office:value-type="string" office:string-value="@source&#10;&quot;/content/documentum/icons/format/f_ppt12template_16.gif&quot;&#10;ImageResource ppt12template()&#10;" calcext:value-type="string">
            <text:p>@source</text:p>
            <text:p>"/content/documentum/icons/format/f_ppt12template_16.gif"</text:p>
            <text:p>ImageResource ppt12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4_16.gif</text:p>
          </table:table-cell>
          <table:table-cell table:formula="of:=+FIND(&quot;f_&quot;;[.A221])+2" office:value-type="float" office:value="36" calcext:value-type="float">
            <text:p>36</text:p>
          </table:table-cell>
          <table:table-cell table:formula="of:=+FIND(&quot;_16.gif&quot;;[.A221])" office:value-type="float" office:value="41" calcext:value-type="float">
            <text:p>41</text:p>
          </table:table-cell>
          <table:table-cell table:formula="of:=+CONCATENATE(&quot;@source&quot;;CHAR(10);CHAR(34);[.A221];CHAR(34);CHAR(10);&quot;ImageResource &quot;;MID([.A221];[.B221];[.C221]-[.B221]);&quot;()&quot;;CHAR(10))" office:value-type="string" office:string-value="@source&#10;&quot;/content/documentum/icons/format/f_ppt14_16.gif&quot;&#10;ImageResource ppt14()&#10;" calcext:value-type="string">
            <text:p>@source</text:p>
            <text:p>"/content/documentum/icons/format/f_ppt14_16.gif"</text:p>
            <text:p>ImageResource ppt14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4me_16.gif</text:p>
          </table:table-cell>
          <table:table-cell table:formula="of:=+FIND(&quot;f_&quot;;[.A222])+2" office:value-type="float" office:value="36" calcext:value-type="float">
            <text:p>36</text:p>
          </table:table-cell>
          <table:table-cell table:formula="of:=+FIND(&quot;_16.gif&quot;;[.A222])" office:value-type="float" office:value="43" calcext:value-type="float">
            <text:p>43</text:p>
          </table:table-cell>
          <table:table-cell table:formula="of:=+CONCATENATE(&quot;@source&quot;;CHAR(10);CHAR(34);[.A222];CHAR(34);CHAR(10);&quot;ImageResource &quot;;MID([.A222];[.B222];[.C222]-[.B222]);&quot;()&quot;;CHAR(10))" office:value-type="string" office:string-value="@source&#10;&quot;/content/documentum/icons/format/f_ppt14me_16.gif&quot;&#10;ImageResource ppt14me()&#10;" calcext:value-type="string">
            <text:p>@source</text:p>
            <text:p>"/content/documentum/icons/format/f_ppt14me_16.gif"</text:p>
            <text:p>ImageResource ppt14m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4meslideshow_16.gif</text:p>
          </table:table-cell>
          <table:table-cell table:formula="of:=+FIND(&quot;f_&quot;;[.A223])+2" office:value-type="float" office:value="36" calcext:value-type="float">
            <text:p>36</text:p>
          </table:table-cell>
          <table:table-cell table:formula="of:=+FIND(&quot;_16.gif&quot;;[.A223])" office:value-type="float" office:value="52" calcext:value-type="float">
            <text:p>52</text:p>
          </table:table-cell>
          <table:table-cell table:formula="of:=+CONCATENATE(&quot;@source&quot;;CHAR(10);CHAR(34);[.A223];CHAR(34);CHAR(10);&quot;ImageResource &quot;;MID([.A223];[.B223];[.C223]-[.B223]);&quot;()&quot;;CHAR(10))" office:value-type="string" office:string-value="@source&#10;&quot;/content/documentum/icons/format/f_ppt14meslideshow_16.gif&quot;&#10;ImageResource ppt14meslideshow()&#10;" calcext:value-type="string">
            <text:p>@source</text:p>
            <text:p>"/content/documentum/icons/format/f_ppt14meslideshow_16.gif"</text:p>
            <text:p>ImageResource ppt14meslidesho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4metemplate_16.gif</text:p>
          </table:table-cell>
          <table:table-cell table:formula="of:=+FIND(&quot;f_&quot;;[.A224])+2" office:value-type="float" office:value="36" calcext:value-type="float">
            <text:p>36</text:p>
          </table:table-cell>
          <table:table-cell table:formula="of:=+FIND(&quot;_16.gif&quot;;[.A224])" office:value-type="float" office:value="51" calcext:value-type="float">
            <text:p>51</text:p>
          </table:table-cell>
          <table:table-cell table:formula="of:=+CONCATENATE(&quot;@source&quot;;CHAR(10);CHAR(34);[.A224];CHAR(34);CHAR(10);&quot;ImageResource &quot;;MID([.A224];[.B224];[.C224]-[.B224]);&quot;()&quot;;CHAR(10))" office:value-type="string" office:string-value="@source&#10;&quot;/content/documentum/icons/format/f_ppt14metemplate_16.gif&quot;&#10;ImageResource ppt14metemplate()&#10;" calcext:value-type="string">
            <text:p>@source</text:p>
            <text:p>"/content/documentum/icons/format/f_ppt14metemplate_16.gif"</text:p>
            <text:p>ImageResource ppt14me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4slideshow_16.gif</text:p>
          </table:table-cell>
          <table:table-cell table:formula="of:=+FIND(&quot;f_&quot;;[.A225])+2" office:value-type="float" office:value="36" calcext:value-type="float">
            <text:p>36</text:p>
          </table:table-cell>
          <table:table-cell table:formula="of:=+FIND(&quot;_16.gif&quot;;[.A225])" office:value-type="float" office:value="50" calcext:value-type="float">
            <text:p>50</text:p>
          </table:table-cell>
          <table:table-cell table:formula="of:=+CONCATENATE(&quot;@source&quot;;CHAR(10);CHAR(34);[.A225];CHAR(34);CHAR(10);&quot;ImageResource &quot;;MID([.A225];[.B225];[.C225]-[.B225]);&quot;()&quot;;CHAR(10))" office:value-type="string" office:string-value="@source&#10;&quot;/content/documentum/icons/format/f_ppt14slideshow_16.gif&quot;&#10;ImageResource ppt14slideshow()&#10;" calcext:value-type="string">
            <text:p>@source</text:p>
            <text:p>"/content/documentum/icons/format/f_ppt14slideshow_16.gif"</text:p>
            <text:p>ImageResource ppt14slidesho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14template_16.gif</text:p>
          </table:table-cell>
          <table:table-cell table:formula="of:=+FIND(&quot;f_&quot;;[.A226])+2" office:value-type="float" office:value="36" calcext:value-type="float">
            <text:p>36</text:p>
          </table:table-cell>
          <table:table-cell table:formula="of:=+FIND(&quot;_16.gif&quot;;[.A226])" office:value-type="float" office:value="49" calcext:value-type="float">
            <text:p>49</text:p>
          </table:table-cell>
          <table:table-cell table:formula="of:=+CONCATENATE(&quot;@source&quot;;CHAR(10);CHAR(34);[.A226];CHAR(34);CHAR(10);&quot;ImageResource &quot;;MID([.A226];[.B226];[.C226]-[.B226]);&quot;()&quot;;CHAR(10))" office:value-type="string" office:string-value="@source&#10;&quot;/content/documentum/icons/format/f_ppt14template_16.gif&quot;&#10;ImageResource ppt14template()&#10;" calcext:value-type="string">
            <text:p>@source</text:p>
            <text:p>"/content/documentum/icons/format/f_ppt14template_16.gif"</text:p>
            <text:p>ImageResource ppt14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2007_16.gif</text:p>
          </table:table-cell>
          <table:table-cell table:formula="of:=+FIND(&quot;f_&quot;;[.A227])+2" office:value-type="float" office:value="36" calcext:value-type="float">
            <text:p>36</text:p>
          </table:table-cell>
          <table:table-cell table:formula="of:=+FIND(&quot;_16.gif&quot;;[.A227])" office:value-type="float" office:value="43" calcext:value-type="float">
            <text:p>43</text:p>
          </table:table-cell>
          <table:table-cell table:formula="of:=+CONCATENATE(&quot;@source&quot;;CHAR(10);CHAR(34);[.A227];CHAR(34);CHAR(10);&quot;ImageResource &quot;;MID([.A227];[.B227];[.C227]-[.B227]);&quot;()&quot;;CHAR(10))" office:value-type="string" office:string-value="@source&#10;&quot;/content/documentum/icons/format/f_ppt2007_16.gif&quot;&#10;ImageResource ppt2007()&#10;" calcext:value-type="string">
            <text:p>@source</text:p>
            <text:p>"/content/documentum/icons/format/f_ppt2007_16.gif"</text:p>
            <text:p>ImageResource ppt2007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2007_template_16.gif</text:p>
          </table:table-cell>
          <table:table-cell table:formula="of:=+FIND(&quot;f_&quot;;[.A228])+2" office:value-type="float" office:value="36" calcext:value-type="float">
            <text:p>36</text:p>
          </table:table-cell>
          <table:table-cell table:formula="of:=+FIND(&quot;_16.gif&quot;;[.A228])" office:value-type="float" office:value="52" calcext:value-type="float">
            <text:p>52</text:p>
          </table:table-cell>
          <table:table-cell table:formula="of:=+CONCATENATE(&quot;@source&quot;;CHAR(10);CHAR(34);[.A228];CHAR(34);CHAR(10);&quot;ImageResource &quot;;MID([.A228];[.B228];[.C228]-[.B228]);&quot;()&quot;;CHAR(10))" office:value-type="string" office:string-value="@source&#10;&quot;/content/documentum/icons/format/f_ppt2007_template_16.gif&quot;&#10;ImageResource ppt2007_template()&#10;" calcext:value-type="string">
            <text:p>@source</text:p>
            <text:p>"/content/documentum/icons/format/f_ppt2007_template_16.gif"</text:p>
            <text:p>ImageResource ppt2007_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8_16.gif</text:p>
          </table:table-cell>
          <table:table-cell table:formula="of:=+FIND(&quot;f_&quot;;[.A229])+2" office:value-type="float" office:value="36" calcext:value-type="float">
            <text:p>36</text:p>
          </table:table-cell>
          <table:table-cell table:formula="of:=+FIND(&quot;_16.gif&quot;;[.A229])" office:value-type="float" office:value="40" calcext:value-type="float">
            <text:p>40</text:p>
          </table:table-cell>
          <table:table-cell table:formula="of:=+CONCATENATE(&quot;@source&quot;;CHAR(10);CHAR(34);[.A229];CHAR(34);CHAR(10);&quot;ImageResource &quot;;MID([.A229];[.B229];[.C229]-[.B229]);&quot;()&quot;;CHAR(10))" office:value-type="string" office:string-value="@source&#10;&quot;/content/documentum/icons/format/f_ppt8_16.gif&quot;&#10;ImageResource ppt8()&#10;" calcext:value-type="string">
            <text:p>@source</text:p>
            <text:p>"/content/documentum/icons/format/f_ppt8_16.gif"</text:p>
            <text:p>ImageResource ppt8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8_slide_16.gif</text:p>
          </table:table-cell>
          <table:table-cell table:formula="of:=+FIND(&quot;f_&quot;;[.A230])+2" office:value-type="float" office:value="36" calcext:value-type="float">
            <text:p>36</text:p>
          </table:table-cell>
          <table:table-cell table:formula="of:=+FIND(&quot;_16.gif&quot;;[.A230])" office:value-type="float" office:value="46" calcext:value-type="float">
            <text:p>46</text:p>
          </table:table-cell>
          <table:table-cell table:formula="of:=+CONCATENATE(&quot;@source&quot;;CHAR(10);CHAR(34);[.A230];CHAR(34);CHAR(10);&quot;ImageResource &quot;;MID([.A230];[.B230];[.C230]-[.B230]);&quot;()&quot;;CHAR(10))" office:value-type="string" office:string-value="@source&#10;&quot;/content/documentum/icons/format/f_ppt8_slide_16.gif&quot;&#10;ImageResource ppt8_slide()&#10;" calcext:value-type="string">
            <text:p>@source</text:p>
            <text:p>"/content/documentum/icons/format/f_ppt8_slide_16.gif"</text:p>
            <text:p>ImageResource ppt8_slid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pt8_template_16.gif</text:p>
          </table:table-cell>
          <table:table-cell table:formula="of:=+FIND(&quot;f_&quot;;[.A231])+2" office:value-type="float" office:value="36" calcext:value-type="float">
            <text:p>36</text:p>
          </table:table-cell>
          <table:table-cell table:formula="of:=+FIND(&quot;_16.gif&quot;;[.A231])" office:value-type="float" office:value="49" calcext:value-type="float">
            <text:p>49</text:p>
          </table:table-cell>
          <table:table-cell table:formula="of:=+CONCATENATE(&quot;@source&quot;;CHAR(10);CHAR(34);[.A231];CHAR(34);CHAR(10);&quot;ImageResource &quot;;MID([.A231];[.B231];[.C231]-[.B231]);&quot;()&quot;;CHAR(10))" office:value-type="string" office:string-value="@source&#10;&quot;/content/documentum/icons/format/f_ppt8_template_16.gif&quot;&#10;ImageResource ppt8_template()&#10;" calcext:value-type="string">
            <text:p>@source</text:p>
            <text:p>"/content/documentum/icons/format/f_ppt8_template_16.gif"</text:p>
            <text:p>ImageResource ppt8_templa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s_16.gif</text:p>
          </table:table-cell>
          <table:table-cell table:formula="of:=+FIND(&quot;f_&quot;;[.A232])+2" office:value-type="float" office:value="36" calcext:value-type="float">
            <text:p>36</text:p>
          </table:table-cell>
          <table:table-cell table:formula="of:=+FIND(&quot;_16.gif&quot;;[.A232])" office:value-type="float" office:value="38" calcext:value-type="float">
            <text:p>38</text:p>
          </table:table-cell>
          <table:table-cell table:formula="of:=+CONCATENATE(&quot;@source&quot;;CHAR(10);CHAR(34);[.A232];CHAR(34);CHAR(10);&quot;ImageResource &quot;;MID([.A232];[.B232];[.C232]-[.B232]);&quot;()&quot;;CHAR(10))" office:value-type="string" office:string-value="@source&#10;&quot;/content/documentum/icons/format/f_ps_16.gif&quot;&#10;ImageResource ps()&#10;" calcext:value-type="string">
            <text:p>@source</text:p>
            <text:p>"/content/documentum/icons/format/f_ps_16.gif"</text:p>
            <text:p>ImageResource p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ub_16.gif</text:p>
          </table:table-cell>
          <table:table-cell table:formula="of:=+FIND(&quot;f_&quot;;[.A233])+2" office:value-type="float" office:value="36" calcext:value-type="float">
            <text:p>36</text:p>
          </table:table-cell>
          <table:table-cell table:formula="of:=+FIND(&quot;_16.gif&quot;;[.A233])" office:value-type="float" office:value="39" calcext:value-type="float">
            <text:p>39</text:p>
          </table:table-cell>
          <table:table-cell table:formula="of:=+CONCATENATE(&quot;@source&quot;;CHAR(10);CHAR(34);[.A233];CHAR(34);CHAR(10);&quot;ImageResource &quot;;MID([.A233];[.B233];[.C233]-[.B233]);&quot;()&quot;;CHAR(10))" office:value-type="string" office:string-value="@source&#10;&quot;/content/documentum/icons/format/f_pub_16.gif&quot;&#10;ImageResource pub()&#10;" calcext:value-type="string">
            <text:p>@source</text:p>
            <text:p>"/content/documentum/icons/format/f_pub_16.gif"</text:p>
            <text:p>ImageResource pub()</text:p>
            <text:p/>
          </table:table-cell>
        </table:table-row>
        <table:table-row table:style-name="ro3">
          <table:table-cell office:value-type="string" calcext:value-type="string">
            <text:p>/content/documentum/icons/format/f_pub_html_16.gif</text:p>
          </table:table-cell>
          <table:table-cell table:formula="of:=+FIND(&quot;f_&quot;;[.A234])+2" office:value-type="float" office:value="36" calcext:value-type="float">
            <text:p>36</text:p>
          </table:table-cell>
          <table:table-cell table:formula="of:=+FIND(&quot;_16.gif&quot;;[.A234])" office:value-type="float" office:value="44" calcext:value-type="float">
            <text:p>44</text:p>
          </table:table-cell>
          <table:table-cell table:formula="of:=+CONCATENATE(&quot;@source&quot;;CHAR(10);CHAR(34);[.A234];CHAR(34);CHAR(10);&quot;ImageResource &quot;;MID([.A234];[.B234];[.C234]-[.B234]);&quot;()&quot;;CHAR(10))" office:value-type="string" office:string-value="@source&#10;&quot;/content/documentum/icons/format/f_pub_html_16.gif&quot;&#10;ImageResource pub_html()&#10;" calcext:value-type="string">
            <text:p>@source</text:p>
            <text:p>"/content/documentum/icons/format/f_pub_html_16.gif"</text:p>
            <text:p>ImageResource pub_htm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quark_16.gif</text:p>
          </table:table-cell>
          <table:table-cell table:formula="of:=+FIND(&quot;f_&quot;;[.A235])+2" office:value-type="float" office:value="36" calcext:value-type="float">
            <text:p>36</text:p>
          </table:table-cell>
          <table:table-cell table:formula="of:=+FIND(&quot;_16.gif&quot;;[.A235])" office:value-type="float" office:value="41" calcext:value-type="float">
            <text:p>41</text:p>
          </table:table-cell>
          <table:table-cell table:formula="of:=+CONCATENATE(&quot;@source&quot;;CHAR(10);CHAR(34);[.A235];CHAR(34);CHAR(10);&quot;ImageResource &quot;;MID([.A235];[.B235];[.C235]-[.B235]);&quot;()&quot;;CHAR(10))" office:value-type="string" office:string-value="@source&#10;&quot;/content/documentum/icons/format/f_quark_16.gif&quot;&#10;ImageResource quark()&#10;" calcext:value-type="string">
            <text:p>@source</text:p>
            <text:p>"/content/documentum/icons/format/f_quark_16.gif"</text:p>
            <text:p>ImageResource quar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quark4_16.gif</text:p>
          </table:table-cell>
          <table:table-cell table:formula="of:=+FIND(&quot;f_&quot;;[.A236])+2" office:value-type="float" office:value="36" calcext:value-type="float">
            <text:p>36</text:p>
          </table:table-cell>
          <table:table-cell table:formula="of:=+FIND(&quot;_16.gif&quot;;[.A236])" office:value-type="float" office:value="42" calcext:value-type="float">
            <text:p>42</text:p>
          </table:table-cell>
          <table:table-cell table:formula="of:=+CONCATENATE(&quot;@source&quot;;CHAR(10);CHAR(34);[.A236];CHAR(34);CHAR(10);&quot;ImageResource &quot;;MID([.A236];[.B236];[.C236]-[.B236]);&quot;()&quot;;CHAR(10))" office:value-type="string" office:string-value="@source&#10;&quot;/content/documentum/icons/format/f_quark4_16.gif&quot;&#10;ImageResource quark4()&#10;" calcext:value-type="string">
            <text:p>@source</text:p>
            <text:p>"/content/documentum/icons/format/f_quark4_16.gif"</text:p>
            <text:p>ImageResource quark4()</text:p>
            <text:p/>
          </table:table-cell>
        </table:table-row>
        <table:table-row table:style-name="ro3">
          <table:table-cell office:value-type="string" calcext:value-type="string">
            <text:p>/content/documentum/icons/format/f_quark5_16.gif</text:p>
          </table:table-cell>
          <table:table-cell table:formula="of:=+FIND(&quot;f_&quot;;[.A237])+2" office:value-type="float" office:value="36" calcext:value-type="float">
            <text:p>36</text:p>
          </table:table-cell>
          <table:table-cell table:formula="of:=+FIND(&quot;_16.gif&quot;;[.A237])" office:value-type="float" office:value="42" calcext:value-type="float">
            <text:p>42</text:p>
          </table:table-cell>
          <table:table-cell table:formula="of:=+CONCATENATE(&quot;@source&quot;;CHAR(10);CHAR(34);[.A237];CHAR(34);CHAR(10);&quot;ImageResource &quot;;MID([.A237];[.B237];[.C237]-[.B237]);&quot;()&quot;;CHAR(10))" office:value-type="string" office:string-value="@source&#10;&quot;/content/documentum/icons/format/f_quark5_16.gif&quot;&#10;ImageResource quark5()&#10;" calcext:value-type="string">
            <text:p>@source</text:p>
            <text:p>"/content/documentum/icons/format/f_quark5_16.gif"</text:p>
            <text:p>ImageResource quark5()</text:p>
            <text:p/>
          </table:table-cell>
        </table:table-row>
        <table:table-row table:style-name="ro3">
          <table:table-cell office:value-type="string" calcext:value-type="string">
            <text:p>/content/documentum/icons/format/f_quark6_16.gif</text:p>
          </table:table-cell>
          <table:table-cell table:formula="of:=+FIND(&quot;f_&quot;;[.A238])+2" office:value-type="float" office:value="36" calcext:value-type="float">
            <text:p>36</text:p>
          </table:table-cell>
          <table:table-cell table:formula="of:=+FIND(&quot;_16.gif&quot;;[.A238])" office:value-type="float" office:value="42" calcext:value-type="float">
            <text:p>42</text:p>
          </table:table-cell>
          <table:table-cell table:formula="of:=+CONCATENATE(&quot;@source&quot;;CHAR(10);CHAR(34);[.A238];CHAR(34);CHAR(10);&quot;ImageResource &quot;;MID([.A238];[.B238];[.C238]-[.B238]);&quot;()&quot;;CHAR(10))" office:value-type="string" office:string-value="@source&#10;&quot;/content/documentum/icons/format/f_quark6_16.gif&quot;&#10;ImageResource quark6()&#10;" calcext:value-type="string">
            <text:p>@source</text:p>
            <text:p>"/content/documentum/icons/format/f_quark6_16.gif"</text:p>
            <text:p>ImageResource quark6()</text:p>
            <text:p/>
          </table:table-cell>
        </table:table-row>
        <table:table-row table:style-name="ro3">
          <table:table-cell office:value-type="string" calcext:value-type="string">
            <text:p>/content/documentum/icons/format/f_quicktime_16.gif</text:p>
          </table:table-cell>
          <table:table-cell table:formula="of:=+FIND(&quot;f_&quot;;[.A239])+2" office:value-type="float" office:value="36" calcext:value-type="float">
            <text:p>36</text:p>
          </table:table-cell>
          <table:table-cell table:formula="of:=+FIND(&quot;_16.gif&quot;;[.A239])" office:value-type="float" office:value="45" calcext:value-type="float">
            <text:p>45</text:p>
          </table:table-cell>
          <table:table-cell table:formula="of:=+CONCATENATE(&quot;@source&quot;;CHAR(10);CHAR(34);[.A239];CHAR(34);CHAR(10);&quot;ImageResource &quot;;MID([.A239];[.B239];[.C239]-[.B239]);&quot;()&quot;;CHAR(10))" office:value-type="string" office:string-value="@source&#10;&quot;/content/documentum/icons/format/f_quicktime_16.gif&quot;&#10;ImageResource quicktime()&#10;" calcext:value-type="string">
            <text:p>@source</text:p>
            <text:p>"/content/documentum/icons/format/f_quicktime_16.gif"</text:p>
            <text:p>ImageResource quicktim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as_16.gif</text:p>
          </table:table-cell>
          <table:table-cell table:formula="of:=+FIND(&quot;f_&quot;;[.A240])+2" office:value-type="float" office:value="36" calcext:value-type="float">
            <text:p>36</text:p>
          </table:table-cell>
          <table:table-cell table:formula="of:=+FIND(&quot;_16.gif&quot;;[.A240])" office:value-type="float" office:value="39" calcext:value-type="float">
            <text:p>39</text:p>
          </table:table-cell>
          <table:table-cell table:formula="of:=+CONCATENATE(&quot;@source&quot;;CHAR(10);CHAR(34);[.A240];CHAR(34);CHAR(10);&quot;ImageResource &quot;;MID([.A240];[.B240];[.C240]-[.B240]);&quot;()&quot;;CHAR(10))" office:value-type="string" office:string-value="@source&#10;&quot;/content/documentum/icons/format/f_ras_16.gif&quot;&#10;ImageResource ras()&#10;" calcext:value-type="string">
            <text:p>@source</text:p>
            <text:p>"/content/documentum/icons/format/f_ras_16.gif"</text:p>
            <text:p>ImageResource ra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mcfile_eclosed_16.gif</text:p>
          </table:table-cell>
          <table:table-cell table:formula="of:=+FIND(&quot;f_&quot;;[.A241])+2" office:value-type="float" office:value="36" calcext:value-type="float">
            <text:p>36</text:p>
          </table:table-cell>
          <table:table-cell table:formula="of:=+FIND(&quot;_16.gif&quot;;[.A241])" office:value-type="float" office:value="51" calcext:value-type="float">
            <text:p>51</text:p>
          </table:table-cell>
          <table:table-cell table:formula="of:=+CONCATENATE(&quot;@source&quot;;CHAR(10);CHAR(34);[.A241];CHAR(34);CHAR(10);&quot;ImageResource &quot;;MID([.A241];[.B241];[.C241]-[.B241]);&quot;()&quot;;CHAR(10))" office:value-type="string" office:string-value="@source&#10;&quot;/content/documentum/icons/format/f_rmcfile_eclosed_16.gif&quot;&#10;ImageResource rmcfile_eclosed()&#10;" calcext:value-type="string">
            <text:p>@source</text:p>
            <text:p>"/content/documentum/icons/format/f_rmcfile_eclosed_16.gif"</text:p>
            <text:p>ImageResource rmcfile_eclose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mcfile_eopen_16.gif</text:p>
          </table:table-cell>
          <table:table-cell table:formula="of:=+FIND(&quot;f_&quot;;[.A242])+2" office:value-type="float" office:value="36" calcext:value-type="float">
            <text:p>36</text:p>
          </table:table-cell>
          <table:table-cell table:formula="of:=+FIND(&quot;_16.gif&quot;;[.A242])" office:value-type="float" office:value="49" calcext:value-type="float">
            <text:p>49</text:p>
          </table:table-cell>
          <table:table-cell table:formula="of:=+CONCATENATE(&quot;@source&quot;;CHAR(10);CHAR(34);[.A242];CHAR(34);CHAR(10);&quot;ImageResource &quot;;MID([.A242];[.B242];[.C242]-[.B242]);&quot;()&quot;;CHAR(10))" office:value-type="string" office:string-value="@source&#10;&quot;/content/documentum/icons/format/f_rmcfile_eopen_16.gif&quot;&#10;ImageResource rmcfile_eopen()&#10;" calcext:value-type="string">
            <text:p>@source</text:p>
            <text:p>"/content/documentum/icons/format/f_rmcfile_eopen_16.gif"</text:p>
            <text:p>ImageResource rmcfile_eopen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mcfile_ereopened_16.gif</text:p>
          </table:table-cell>
          <table:table-cell table:formula="of:=+FIND(&quot;f_&quot;;[.A243])+2" office:value-type="float" office:value="36" calcext:value-type="float">
            <text:p>36</text:p>
          </table:table-cell>
          <table:table-cell table:formula="of:=+FIND(&quot;_16.gif&quot;;[.A243])" office:value-type="float" office:value="53" calcext:value-type="float">
            <text:p>53</text:p>
          </table:table-cell>
          <table:table-cell table:formula="of:=+CONCATENATE(&quot;@source&quot;;CHAR(10);CHAR(34);[.A243];CHAR(34);CHAR(10);&quot;ImageResource &quot;;MID([.A243];[.B243];[.C243]-[.B243]);&quot;()&quot;;CHAR(10))" office:value-type="string" office:string-value="@source&#10;&quot;/content/documentum/icons/format/f_rmcfile_ereopened_16.gif&quot;&#10;ImageResource rmcfile_ereopened()&#10;" calcext:value-type="string">
            <text:p>@source</text:p>
            <text:p>"/content/documentum/icons/format/f_rmcfile_ereopened_16.gif"</text:p>
            <text:p>ImageResource rmcfile_ereopene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mcfile_hclosed_16.gif</text:p>
          </table:table-cell>
          <table:table-cell table:formula="of:=+FIND(&quot;f_&quot;;[.A244])+2" office:value-type="float" office:value="36" calcext:value-type="float">
            <text:p>36</text:p>
          </table:table-cell>
          <table:table-cell table:formula="of:=+FIND(&quot;_16.gif&quot;;[.A244])" office:value-type="float" office:value="51" calcext:value-type="float">
            <text:p>51</text:p>
          </table:table-cell>
          <table:table-cell table:formula="of:=+CONCATENATE(&quot;@source&quot;;CHAR(10);CHAR(34);[.A244];CHAR(34);CHAR(10);&quot;ImageResource &quot;;MID([.A244];[.B244];[.C244]-[.B244]);&quot;()&quot;;CHAR(10))" office:value-type="string" office:string-value="@source&#10;&quot;/content/documentum/icons/format/f_rmcfile_hclosed_16.gif&quot;&#10;ImageResource rmcfile_hclosed()&#10;" calcext:value-type="string">
            <text:p>@source</text:p>
            <text:p>"/content/documentum/icons/format/f_rmcfile_hclosed_16.gif"</text:p>
            <text:p>ImageResource rmcfile_hclose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mcfile_hopen_16.gif</text:p>
          </table:table-cell>
          <table:table-cell table:formula="of:=+FIND(&quot;f_&quot;;[.A245])+2" office:value-type="float" office:value="36" calcext:value-type="float">
            <text:p>36</text:p>
          </table:table-cell>
          <table:table-cell table:formula="of:=+FIND(&quot;_16.gif&quot;;[.A245])" office:value-type="float" office:value="49" calcext:value-type="float">
            <text:p>49</text:p>
          </table:table-cell>
          <table:table-cell table:formula="of:=+CONCATENATE(&quot;@source&quot;;CHAR(10);CHAR(34);[.A245];CHAR(34);CHAR(10);&quot;ImageResource &quot;;MID([.A245];[.B245];[.C245]-[.B245]);&quot;()&quot;;CHAR(10))" office:value-type="string" office:string-value="@source&#10;&quot;/content/documentum/icons/format/f_rmcfile_hopen_16.gif&quot;&#10;ImageResource rmcfile_hopen()&#10;" calcext:value-type="string">
            <text:p>@source</text:p>
            <text:p>"/content/documentum/icons/format/f_rmcfile_hopen_16.gif"</text:p>
            <text:p>ImageResource rmcfile_hopen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mcfile_hreopened_16.gif</text:p>
          </table:table-cell>
          <table:table-cell table:formula="of:=+FIND(&quot;f_&quot;;[.A246])+2" office:value-type="float" office:value="36" calcext:value-type="float">
            <text:p>36</text:p>
          </table:table-cell>
          <table:table-cell table:formula="of:=+FIND(&quot;_16.gif&quot;;[.A246])" office:value-type="float" office:value="53" calcext:value-type="float">
            <text:p>53</text:p>
          </table:table-cell>
          <table:table-cell table:formula="of:=+CONCATENATE(&quot;@source&quot;;CHAR(10);CHAR(34);[.A246];CHAR(34);CHAR(10);&quot;ImageResource &quot;;MID([.A246];[.B246];[.C246]-[.B246]);&quot;()&quot;;CHAR(10))" office:value-type="string" office:string-value="@source&#10;&quot;/content/documentum/icons/format/f_rmcfile_hreopened_16.gif&quot;&#10;ImageResource rmcfile_hreopened()&#10;" calcext:value-type="string">
            <text:p>@source</text:p>
            <text:p>"/content/documentum/icons/format/f_rmcfile_hreopened_16.gif"</text:p>
            <text:p>ImageResource rmcfile_hreopene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mcfile_pclosed_16.gif</text:p>
          </table:table-cell>
          <table:table-cell table:formula="of:=+FIND(&quot;f_&quot;;[.A247])+2" office:value-type="float" office:value="36" calcext:value-type="float">
            <text:p>36</text:p>
          </table:table-cell>
          <table:table-cell table:formula="of:=+FIND(&quot;_16.gif&quot;;[.A247])" office:value-type="float" office:value="51" calcext:value-type="float">
            <text:p>51</text:p>
          </table:table-cell>
          <table:table-cell table:formula="of:=+CONCATENATE(&quot;@source&quot;;CHAR(10);CHAR(34);[.A247];CHAR(34);CHAR(10);&quot;ImageResource &quot;;MID([.A247];[.B247];[.C247]-[.B247]);&quot;()&quot;;CHAR(10))" office:value-type="string" office:string-value="@source&#10;&quot;/content/documentum/icons/format/f_rmcfile_pclosed_16.gif&quot;&#10;ImageResource rmcfile_pclosed()&#10;" calcext:value-type="string">
            <text:p>@source</text:p>
            <text:p>"/content/documentum/icons/format/f_rmcfile_pclosed_16.gif"</text:p>
            <text:p>ImageResource rmcfile_pclose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mcfile_popen_16.gif</text:p>
          </table:table-cell>
          <table:table-cell table:formula="of:=+FIND(&quot;f_&quot;;[.A248])+2" office:value-type="float" office:value="36" calcext:value-type="float">
            <text:p>36</text:p>
          </table:table-cell>
          <table:table-cell table:formula="of:=+FIND(&quot;_16.gif&quot;;[.A248])" office:value-type="float" office:value="49" calcext:value-type="float">
            <text:p>49</text:p>
          </table:table-cell>
          <table:table-cell table:formula="of:=+CONCATENATE(&quot;@source&quot;;CHAR(10);CHAR(34);[.A248];CHAR(34);CHAR(10);&quot;ImageResource &quot;;MID([.A248];[.B248];[.C248]-[.B248]);&quot;()&quot;;CHAR(10))" office:value-type="string" office:string-value="@source&#10;&quot;/content/documentum/icons/format/f_rmcfile_popen_16.gif&quot;&#10;ImageResource rmcfile_popen()&#10;" calcext:value-type="string">
            <text:p>@source</text:p>
            <text:p>"/content/documentum/icons/format/f_rmcfile_popen_16.gif"</text:p>
            <text:p>ImageResource rmcfile_popen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mcfile_preopened_16.gif</text:p>
          </table:table-cell>
          <table:table-cell table:formula="of:=+FIND(&quot;f_&quot;;[.A249])+2" office:value-type="float" office:value="36" calcext:value-type="float">
            <text:p>36</text:p>
          </table:table-cell>
          <table:table-cell table:formula="of:=+FIND(&quot;_16.gif&quot;;[.A249])" office:value-type="float" office:value="53" calcext:value-type="float">
            <text:p>53</text:p>
          </table:table-cell>
          <table:table-cell table:formula="of:=+CONCATENATE(&quot;@source&quot;;CHAR(10);CHAR(34);[.A249];CHAR(34);CHAR(10);&quot;ImageResource &quot;;MID([.A249];[.B249];[.C249]-[.B249]);&quot;()&quot;;CHAR(10))" office:value-type="string" office:string-value="@source&#10;&quot;/content/documentum/icons/format/f_rmcfile_preopened_16.gif&quot;&#10;ImageResource rmcfile_preopened()&#10;" calcext:value-type="string">
            <text:p>@source</text:p>
            <text:p>"/content/documentum/icons/format/f_rmcfile_preopened_16.gif"</text:p>
            <text:p>ImageResource rmcfile_preopene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mh_16.gif</text:p>
          </table:table-cell>
          <table:table-cell table:formula="of:=+FIND(&quot;f_&quot;;[.A250])+2" office:value-type="float" office:value="36" calcext:value-type="float">
            <text:p>36</text:p>
          </table:table-cell>
          <table:table-cell table:formula="of:=+FIND(&quot;_16.gif&quot;;[.A250])" office:value-type="float" office:value="39" calcext:value-type="float">
            <text:p>39</text:p>
          </table:table-cell>
          <table:table-cell table:formula="of:=+CONCATENATE(&quot;@source&quot;;CHAR(10);CHAR(34);[.A250];CHAR(34);CHAR(10);&quot;ImageResource &quot;;MID([.A250];[.B250];[.C250]-[.B250]);&quot;()&quot;;CHAR(10))" office:value-type="string" office:string-value="@source&#10;&quot;/content/documentum/icons/format/f_rmh_16.gif&quot;&#10;ImageResource rmh()&#10;" calcext:value-type="string">
            <text:p>@source</text:p>
            <text:p>"/content/documentum/icons/format/f_rmh_16.gif"</text:p>
            <text:p>ImageResource rmh()</text:p>
            <text:p/>
          </table:table-cell>
        </table:table-row>
        <table:table-row table:style-name="ro3">
          <table:table-cell office:value-type="string" calcext:value-type="string">
            <text:p>/content/documentum/icons/format/f_rtf_16.gif</text:p>
          </table:table-cell>
          <table:table-cell table:formula="of:=+FIND(&quot;f_&quot;;[.A251])+2" office:value-type="float" office:value="36" calcext:value-type="float">
            <text:p>36</text:p>
          </table:table-cell>
          <table:table-cell table:formula="of:=+FIND(&quot;_16.gif&quot;;[.A251])" office:value-type="float" office:value="39" calcext:value-type="float">
            <text:p>39</text:p>
          </table:table-cell>
          <table:table-cell table:formula="of:=+CONCATENATE(&quot;@source&quot;;CHAR(10);CHAR(34);[.A251];CHAR(34);CHAR(10);&quot;ImageResource &quot;;MID([.A251];[.B251];[.C251]-[.B251]);&quot;()&quot;;CHAR(10))" office:value-type="string" office:string-value="@source&#10;&quot;/content/documentum/icons/format/f_rtf_16.gif&quot;&#10;ImageResource rtf()&#10;" calcext:value-type="string">
            <text:p>@source</text:p>
            <text:p>"/content/documentum/icons/format/f_rtf_16.gif"</text:p>
            <text:p>ImageResource rt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scam_16.gif</text:p>
          </table:table-cell>
          <table:table-cell table:formula="of:=+FIND(&quot;f_&quot;;[.A252])+2" office:value-type="float" office:value="36" calcext:value-type="float">
            <text:p>36</text:p>
          </table:table-cell>
          <table:table-cell table:formula="of:=+FIND(&quot;_16.gif&quot;;[.A252])" office:value-type="float" office:value="40" calcext:value-type="float">
            <text:p>40</text:p>
          </table:table-cell>
          <table:table-cell table:formula="of:=+CONCATENATE(&quot;@source&quot;;CHAR(10);CHAR(34);[.A252];CHAR(34);CHAR(10);&quot;ImageResource &quot;;MID([.A252];[.B252];[.C252]-[.B252]);&quot;()&quot;;CHAR(10))" office:value-type="string" office:string-value="@source&#10;&quot;/content/documentum/icons/format/f_scam_16.gif&quot;&#10;ImageResource scam()&#10;" calcext:value-type="string">
            <text:p>@source</text:p>
            <text:p>"/content/documentum/icons/format/f_scam_16.gif"</text:p>
            <text:p>ImageResource scam()</text:p>
            <text:p/>
          </table:table-cell>
        </table:table-row>
        <table:table-row table:style-name="ro3">
          <table:table-cell office:value-type="string" calcext:value-type="string">
            <text:p>/content/documentum/icons/format/f_sgml_16.gif</text:p>
          </table:table-cell>
          <table:table-cell table:formula="of:=+FIND(&quot;f_&quot;;[.A253])+2" office:value-type="float" office:value="36" calcext:value-type="float">
            <text:p>36</text:p>
          </table:table-cell>
          <table:table-cell table:formula="of:=+FIND(&quot;_16.gif&quot;;[.A253])" office:value-type="float" office:value="40" calcext:value-type="float">
            <text:p>40</text:p>
          </table:table-cell>
          <table:table-cell table:formula="of:=+CONCATENATE(&quot;@source&quot;;CHAR(10);CHAR(34);[.A253];CHAR(34);CHAR(10);&quot;ImageResource &quot;;MID([.A253];[.B253];[.C253]-[.B253]);&quot;()&quot;;CHAR(10))" office:value-type="string" office:string-value="@source&#10;&quot;/content/documentum/icons/format/f_sgml_16.gif&quot;&#10;ImageResource sgml()&#10;" calcext:value-type="string">
            <text:p>@source</text:p>
            <text:p>"/content/documentum/icons/format/f_sgml_16.gif"</text:p>
            <text:p>ImageResource sgm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shtml_16.gif</text:p>
          </table:table-cell>
          <table:table-cell table:formula="of:=+FIND(&quot;f_&quot;;[.A254])+2" office:value-type="float" office:value="36" calcext:value-type="float">
            <text:p>36</text:p>
          </table:table-cell>
          <table:table-cell table:formula="of:=+FIND(&quot;_16.gif&quot;;[.A254])" office:value-type="float" office:value="41" calcext:value-type="float">
            <text:p>41</text:p>
          </table:table-cell>
          <table:table-cell table:formula="of:=+CONCATENATE(&quot;@source&quot;;CHAR(10);CHAR(34);[.A254];CHAR(34);CHAR(10);&quot;ImageResource &quot;;MID([.A254];[.B254];[.C254]-[.B254]);&quot;()&quot;;CHAR(10))" office:value-type="string" office:string-value="@source&#10;&quot;/content/documentum/icons/format/f_shtml_16.gif&quot;&#10;ImageResource shtml()&#10;" calcext:value-type="string">
            <text:p>@source</text:p>
            <text:p>"/content/documentum/icons/format/f_shtml_16.gif"</text:p>
            <text:p>ImageResource shtm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snd_16.gif</text:p>
          </table:table-cell>
          <table:table-cell table:formula="of:=+FIND(&quot;f_&quot;;[.A255])+2" office:value-type="float" office:value="36" calcext:value-type="float">
            <text:p>36</text:p>
          </table:table-cell>
          <table:table-cell table:formula="of:=+FIND(&quot;_16.gif&quot;;[.A255])" office:value-type="float" office:value="39" calcext:value-type="float">
            <text:p>39</text:p>
          </table:table-cell>
          <table:table-cell table:formula="of:=+CONCATENATE(&quot;@source&quot;;CHAR(10);CHAR(34);[.A255];CHAR(34);CHAR(10);&quot;ImageResource &quot;;MID([.A255];[.B255];[.C255]-[.B255]);&quot;()&quot;;CHAR(10))" office:value-type="string" office:string-value="@source&#10;&quot;/content/documentum/icons/format/f_snd_16.gif&quot;&#10;ImageResource snd()&#10;" calcext:value-type="string">
            <text:p>@source</text:p>
            <text:p>"/content/documentum/icons/format/f_snd_16.gif"</text:p>
            <text:p>ImageResource sn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spl_16.gif</text:p>
          </table:table-cell>
          <table:table-cell table:formula="of:=+FIND(&quot;f_&quot;;[.A256])+2" office:value-type="float" office:value="36" calcext:value-type="float">
            <text:p>36</text:p>
          </table:table-cell>
          <table:table-cell table:formula="of:=+FIND(&quot;_16.gif&quot;;[.A256])" office:value-type="float" office:value="39" calcext:value-type="float">
            <text:p>39</text:p>
          </table:table-cell>
          <table:table-cell table:formula="of:=+CONCATENATE(&quot;@source&quot;;CHAR(10);CHAR(34);[.A256];CHAR(34);CHAR(10);&quot;ImageResource &quot;;MID([.A256];[.B256];[.C256]-[.B256]);&quot;()&quot;;CHAR(10))" office:value-type="string" office:string-value="@source&#10;&quot;/content/documentum/icons/format/f_spl_16.gif&quot;&#10;ImageResource spl()&#10;" calcext:value-type="string">
            <text:p>@source</text:p>
            <text:p>"/content/documentum/icons/format/f_spl_16.gif"</text:p>
            <text:p>ImageResource sp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spml_16.gif</text:p>
          </table:table-cell>
          <table:table-cell table:formula="of:=+FIND(&quot;f_&quot;;[.A257])+2" office:value-type="float" office:value="36" calcext:value-type="float">
            <text:p>36</text:p>
          </table:table-cell>
          <table:table-cell table:formula="of:=+FIND(&quot;_16.gif&quot;;[.A257])" office:value-type="float" office:value="40" calcext:value-type="float">
            <text:p>40</text:p>
          </table:table-cell>
          <table:table-cell table:formula="of:=+CONCATENATE(&quot;@source&quot;;CHAR(10);CHAR(34);[.A257];CHAR(34);CHAR(10);&quot;ImageResource &quot;;MID([.A257];[.B257];[.C257]-[.B257]);&quot;()&quot;;CHAR(10))" office:value-type="string" office:string-value="@source&#10;&quot;/content/documentum/icons/format/f_spml_16.gif&quot;&#10;ImageResource spml()&#10;" calcext:value-type="string">
            <text:p>@source</text:p>
            <text:p>"/content/documentum/icons/format/f_spml_16.gif"</text:p>
            <text:p>ImageResource spm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ste_16.gif</text:p>
          </table:table-cell>
          <table:table-cell table:formula="of:=+FIND(&quot;f_&quot;;[.A258])+2" office:value-type="float" office:value="36" calcext:value-type="float">
            <text:p>36</text:p>
          </table:table-cell>
          <table:table-cell table:formula="of:=+FIND(&quot;_16.gif&quot;;[.A258])" office:value-type="float" office:value="39" calcext:value-type="float">
            <text:p>39</text:p>
          </table:table-cell>
          <table:table-cell table:formula="of:=+CONCATENATE(&quot;@source&quot;;CHAR(10);CHAR(34);[.A258];CHAR(34);CHAR(10);&quot;ImageResource &quot;;MID([.A258];[.B258];[.C258]-[.B258]);&quot;()&quot;;CHAR(10))" office:value-type="string" office:string-value="@source&#10;&quot;/content/documentum/icons/format/f_ste_16.gif&quot;&#10;ImageResource ste()&#10;" calcext:value-type="string">
            <text:p>@source</text:p>
            <text:p>"/content/documentum/icons/format/f_ste_16.gif"</text:p>
            <text:p>ImageResource s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stm_16.gif</text:p>
          </table:table-cell>
          <table:table-cell table:formula="of:=+FIND(&quot;f_&quot;;[.A259])+2" office:value-type="float" office:value="36" calcext:value-type="float">
            <text:p>36</text:p>
          </table:table-cell>
          <table:table-cell table:formula="of:=+FIND(&quot;_16.gif&quot;;[.A259])" office:value-type="float" office:value="39" calcext:value-type="float">
            <text:p>39</text:p>
          </table:table-cell>
          <table:table-cell table:formula="of:=+CONCATENATE(&quot;@source&quot;;CHAR(10);CHAR(34);[.A259];CHAR(34);CHAR(10);&quot;ImageResource &quot;;MID([.A259];[.B259];[.C259]-[.B259]);&quot;()&quot;;CHAR(10))" office:value-type="string" office:string-value="@source&#10;&quot;/content/documentum/icons/format/f_stm_16.gif&quot;&#10;ImageResource stm()&#10;" calcext:value-type="string">
            <text:p>@source</text:p>
            <text:p>"/content/documentum/icons/format/f_stm_16.gif"</text:p>
            <text:p>ImageResource stm()</text:p>
            <text:p/>
          </table:table-cell>
        </table:table-row>
        <table:table-row table:style-name="ro3">
          <table:table-cell office:value-type="string" calcext:value-type="string">
            <text:p>/content/documentum/icons/format/f_sun_16.gif</text:p>
          </table:table-cell>
          <table:table-cell table:formula="of:=+FIND(&quot;f_&quot;;[.A260])+2" office:value-type="float" office:value="36" calcext:value-type="float">
            <text:p>36</text:p>
          </table:table-cell>
          <table:table-cell table:formula="of:=+FIND(&quot;_16.gif&quot;;[.A260])" office:value-type="float" office:value="39" calcext:value-type="float">
            <text:p>39</text:p>
          </table:table-cell>
          <table:table-cell table:formula="of:=+CONCATENATE(&quot;@source&quot;;CHAR(10);CHAR(34);[.A260];CHAR(34);CHAR(10);&quot;ImageResource &quot;;MID([.A260];[.B260];[.C260]-[.B260]);&quot;()&quot;;CHAR(10))" office:value-type="string" office:string-value="@source&#10;&quot;/content/documentum/icons/format/f_sun_16.gif&quot;&#10;ImageResource sun()&#10;" calcext:value-type="string">
            <text:p>@source</text:p>
            <text:p>"/content/documentum/icons/format/f_sun_16.gif"</text:p>
            <text:p>ImageResource sun()</text:p>
            <text:p/>
          </table:table-cell>
        </table:table-row>
        <table:table-row table:style-name="ro3">
          <table:table-cell office:value-type="string" calcext:value-type="string">
            <text:p>/content/documentum/icons/format/f_svg_16.gif</text:p>
          </table:table-cell>
          <table:table-cell table:formula="of:=+FIND(&quot;f_&quot;;[.A261])+2" office:value-type="float" office:value="36" calcext:value-type="float">
            <text:p>36</text:p>
          </table:table-cell>
          <table:table-cell table:formula="of:=+FIND(&quot;_16.gif&quot;;[.A261])" office:value-type="float" office:value="39" calcext:value-type="float">
            <text:p>39</text:p>
          </table:table-cell>
          <table:table-cell table:formula="of:=+CONCATENATE(&quot;@source&quot;;CHAR(10);CHAR(34);[.A261];CHAR(34);CHAR(10);&quot;ImageResource &quot;;MID([.A261];[.B261];[.C261]-[.B261]);&quot;()&quot;;CHAR(10))" office:value-type="string" office:string-value="@source&#10;&quot;/content/documentum/icons/format/f_svg_16.gif&quot;&#10;ImageResource svg()&#10;" calcext:value-type="string">
            <text:p>@source</text:p>
            <text:p>"/content/documentum/icons/format/f_svg_16.gif"</text:p>
            <text:p>ImageResource svg()</text:p>
            <text:p/>
          </table:table-cell>
        </table:table-row>
        <table:table-row table:style-name="ro3">
          <table:table-cell office:value-type="string" calcext:value-type="string">
            <text:p>/content/documentum/icons/format/f_swf_16.gif</text:p>
          </table:table-cell>
          <table:table-cell table:formula="of:=+FIND(&quot;f_&quot;;[.A262])+2" office:value-type="float" office:value="36" calcext:value-type="float">
            <text:p>36</text:p>
          </table:table-cell>
          <table:table-cell table:formula="of:=+FIND(&quot;_16.gif&quot;;[.A262])" office:value-type="float" office:value="39" calcext:value-type="float">
            <text:p>39</text:p>
          </table:table-cell>
          <table:table-cell table:formula="of:=+CONCATENATE(&quot;@source&quot;;CHAR(10);CHAR(34);[.A262];CHAR(34);CHAR(10);&quot;ImageResource &quot;;MID([.A262];[.B262];[.C262]-[.B262]);&quot;()&quot;;CHAR(10))" office:value-type="string" office:string-value="@source&#10;&quot;/content/documentum/icons/format/f_swf_16.gif&quot;&#10;ImageResource swf()&#10;" calcext:value-type="string">
            <text:p>@source</text:p>
            <text:p>"/content/documentum/icons/format/f_swf_16.gif"</text:p>
            <text:p>ImageResource sw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teachtextro_16.gif</text:p>
          </table:table-cell>
          <table:table-cell table:formula="of:=+FIND(&quot;f_&quot;;[.A263])+2" office:value-type="float" office:value="36" calcext:value-type="float">
            <text:p>36</text:p>
          </table:table-cell>
          <table:table-cell table:formula="of:=+FIND(&quot;_16.gif&quot;;[.A263])" office:value-type="float" office:value="47" calcext:value-type="float">
            <text:p>47</text:p>
          </table:table-cell>
          <table:table-cell table:formula="of:=+CONCATENATE(&quot;@source&quot;;CHAR(10);CHAR(34);[.A263];CHAR(34);CHAR(10);&quot;ImageResource &quot;;MID([.A263];[.B263];[.C263]-[.B263]);&quot;()&quot;;CHAR(10))" office:value-type="string" office:string-value="@source&#10;&quot;/content/documentum/icons/format/f_teachtextro_16.gif&quot;&#10;ImageResource teachtextro()&#10;" calcext:value-type="string">
            <text:p>@source</text:p>
            <text:p>"/content/documentum/icons/format/f_teachtextro_16.gif"</text:p>
            <text:p>ImageResource teachtextro()</text:p>
            <text:p/>
          </table:table-cell>
        </table:table-row>
        <table:table-row table:style-name="ro3">
          <table:table-cell office:value-type="string" calcext:value-type="string">
            <text:p>/content/documentum/icons/format/f_tem_16.gif</text:p>
          </table:table-cell>
          <table:table-cell table:formula="of:=+FIND(&quot;f_&quot;;[.A264])+2" office:value-type="float" office:value="36" calcext:value-type="float">
            <text:p>36</text:p>
          </table:table-cell>
          <table:table-cell table:formula="of:=+FIND(&quot;_16.gif&quot;;[.A264])" office:value-type="float" office:value="39" calcext:value-type="float">
            <text:p>39</text:p>
          </table:table-cell>
          <table:table-cell table:formula="of:=+CONCATENATE(&quot;@source&quot;;CHAR(10);CHAR(34);[.A264];CHAR(34);CHAR(10);&quot;ImageResource &quot;;MID([.A264];[.B264];[.C264]-[.B264]);&quot;()&quot;;CHAR(10))" office:value-type="string" office:string-value="@source&#10;&quot;/content/documentum/icons/format/f_tem_16.gif&quot;&#10;ImageResource tem()&#10;" calcext:value-type="string">
            <text:p>@source</text:p>
            <text:p>"/content/documentum/icons/format/f_tem_16.gif"</text:p>
            <text:p>ImageResource tem()</text:p>
            <text:p/>
          </table:table-cell>
        </table:table-row>
        <table:table-row table:style-name="ro3">
          <table:table-cell office:value-type="string" calcext:value-type="string">
            <text:p>/content/documentum/icons/format/f_text_16.gif</text:p>
          </table:table-cell>
          <table:table-cell table:formula="of:=+FIND(&quot;f_&quot;;[.A265])+2" office:value-type="float" office:value="36" calcext:value-type="float">
            <text:p>36</text:p>
          </table:table-cell>
          <table:table-cell table:formula="of:=+FIND(&quot;_16.gif&quot;;[.A265])" office:value-type="float" office:value="40" calcext:value-type="float">
            <text:p>40</text:p>
          </table:table-cell>
          <table:table-cell table:formula="of:=+CONCATENATE(&quot;@source&quot;;CHAR(10);CHAR(34);[.A265];CHAR(34);CHAR(10);&quot;ImageResource &quot;;MID([.A265];[.B265];[.C265]-[.B265]);&quot;()&quot;;CHAR(10))" office:value-type="string" office:string-value="@source&#10;&quot;/content/documentum/icons/format/f_text_16.gif&quot;&#10;ImageResource text()&#10;" calcext:value-type="string">
            <text:p>@source</text:p>
            <text:p>"/content/documentum/icons/format/f_text_16.gif"</text:p>
            <text:p>ImageResource tex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tga_16.gif</text:p>
          </table:table-cell>
          <table:table-cell table:formula="of:=+FIND(&quot;f_&quot;;[.A266])+2" office:value-type="float" office:value="36" calcext:value-type="float">
            <text:p>36</text:p>
          </table:table-cell>
          <table:table-cell table:formula="of:=+FIND(&quot;_16.gif&quot;;[.A266])" office:value-type="float" office:value="39" calcext:value-type="float">
            <text:p>39</text:p>
          </table:table-cell>
          <table:table-cell table:formula="of:=+CONCATENATE(&quot;@source&quot;;CHAR(10);CHAR(34);[.A266];CHAR(34);CHAR(10);&quot;ImageResource &quot;;MID([.A266];[.B266];[.C266]-[.B266]);&quot;()&quot;;CHAR(10))" office:value-type="string" office:string-value="@source&#10;&quot;/content/documentum/icons/format/f_tga_16.gif&quot;&#10;ImageResource tga()&#10;" calcext:value-type="string">
            <text:p>@source</text:p>
            <text:p>"/content/documentum/icons/format/f_tga_16.gif"</text:p>
            <text:p>ImageResource tga()</text:p>
            <text:p/>
          </table:table-cell>
        </table:table-row>
        <table:table-row table:style-name="ro3">
          <table:table-cell office:value-type="string" calcext:value-type="string">
            <text:p>/content/documentum/icons/format/f_tiff_16.gif</text:p>
          </table:table-cell>
          <table:table-cell table:formula="of:=+FIND(&quot;f_&quot;;[.A267])+2" office:value-type="float" office:value="36" calcext:value-type="float">
            <text:p>36</text:p>
          </table:table-cell>
          <table:table-cell table:formula="of:=+FIND(&quot;_16.gif&quot;;[.A267])" office:value-type="float" office:value="40" calcext:value-type="float">
            <text:p>40</text:p>
          </table:table-cell>
          <table:table-cell table:formula="of:=+CONCATENATE(&quot;@source&quot;;CHAR(10);CHAR(34);[.A267];CHAR(34);CHAR(10);&quot;ImageResource &quot;;MID([.A267];[.B267];[.C267]-[.B267]);&quot;()&quot;;CHAR(10))" office:value-type="string" office:string-value="@source&#10;&quot;/content/documentum/icons/format/f_tiff_16.gif&quot;&#10;ImageResource tiff()&#10;" calcext:value-type="string">
            <text:p>@source</text:p>
            <text:p>"/content/documentum/icons/format/f_tiff_16.gif"</text:p>
            <text:p>ImageResource tif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troff_16.gif</text:p>
          </table:table-cell>
          <table:table-cell table:formula="of:=+FIND(&quot;f_&quot;;[.A268])+2" office:value-type="float" office:value="36" calcext:value-type="float">
            <text:p>36</text:p>
          </table:table-cell>
          <table:table-cell table:formula="of:=+FIND(&quot;_16.gif&quot;;[.A268])" office:value-type="float" office:value="41" calcext:value-type="float">
            <text:p>41</text:p>
          </table:table-cell>
          <table:table-cell table:formula="of:=+CONCATENATE(&quot;@source&quot;;CHAR(10);CHAR(34);[.A268];CHAR(34);CHAR(10);&quot;ImageResource &quot;;MID([.A268];[.B268];[.C268]-[.B268]);&quot;()&quot;;CHAR(10))" office:value-type="string" office:string-value="@source&#10;&quot;/content/documentum/icons/format/f_troff_16.gif&quot;&#10;ImageResource troff()&#10;" calcext:value-type="string">
            <text:p>@source</text:p>
            <text:p>"/content/documentum/icons/format/f_troff_16.gif"</text:p>
            <text:p>ImageResource trof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u-law_16.gif</text:p>
          </table:table-cell>
          <table:table-cell table:formula="of:=+FIND(&quot;f_&quot;;[.A269])+2" office:value-type="float" office:value="36" calcext:value-type="float">
            <text:p>36</text:p>
          </table:table-cell>
          <table:table-cell table:formula="of:=+FIND(&quot;_16.gif&quot;;[.A269])" office:value-type="float" office:value="41" calcext:value-type="float">
            <text:p>41</text:p>
          </table:table-cell>
          <table:table-cell table:formula="of:=+CONCATENATE(&quot;@source&quot;;CHAR(10);CHAR(34);[.A269];CHAR(34);CHAR(10);&quot;ImageResource &quot;;MID([.A269];[.B269];[.C269]-[.B269]);&quot;()&quot;;CHAR(10))" office:value-type="string" office:string-value="@source&#10;&quot;/content/documentum/icons/format/f_u-law_16.gif&quot;&#10;ImageResource u-law()&#10;" calcext:value-type="string">
            <text:p>@source</text:p>
            <text:p>"/content/documentum/icons/format/f_u-law_16.gif"</text:p>
            <text:p>ImageResource u-la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unknown_16.gif</text:p>
          </table:table-cell>
          <table:table-cell table:formula="of:=+FIND(&quot;f_&quot;;[.A270])+2" office:value-type="float" office:value="36" calcext:value-type="float">
            <text:p>36</text:p>
          </table:table-cell>
          <table:table-cell table:formula="of:=+FIND(&quot;_16.gif&quot;;[.A270])" office:value-type="float" office:value="43" calcext:value-type="float">
            <text:p>43</text:p>
          </table:table-cell>
          <table:table-cell table:formula="of:=+CONCATENATE(&quot;@source&quot;;CHAR(10);CHAR(34);[.A270];CHAR(34);CHAR(10);&quot;ImageResource &quot;;MID([.A270];[.B270];[.C270]-[.B270]);&quot;()&quot;;CHAR(10))" office:value-type="string" office:string-value="@source&#10;&quot;/content/documentum/icons/format/f_unknown_16.gif&quot;&#10;ImageResource unknown()&#10;" calcext:value-type="string">
            <text:p>@source</text:p>
            <text:p>"/content/documentum/icons/format/f_unknown_16.gif"</text:p>
            <text:p>ImageResource unknown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bbas_16.gif</text:p>
          </table:table-cell>
          <table:table-cell table:formula="of:=+FIND(&quot;f_&quot;;[.A271])+2" office:value-type="float" office:value="36" calcext:value-type="float">
            <text:p>36</text:p>
          </table:table-cell>
          <table:table-cell table:formula="of:=+FIND(&quot;_16.gif&quot;;[.A271])" office:value-type="float" office:value="41" calcext:value-type="float">
            <text:p>41</text:p>
          </table:table-cell>
          <table:table-cell table:formula="of:=+CONCATENATE(&quot;@source&quot;;CHAR(10);CHAR(34);[.A271];CHAR(34);CHAR(10);&quot;ImageResource &quot;;MID([.A271];[.B271];[.C271]-[.B271]);&quot;()&quot;;CHAR(10))" office:value-type="string" office:string-value="@source&#10;&quot;/content/documentum/icons/format/f_vbbas_16.gif&quot;&#10;ImageResource vbbas()&#10;" calcext:value-type="string">
            <text:p>@source</text:p>
            <text:p>"/content/documentum/icons/format/f_vbbas_16.gif"</text:p>
            <text:p>ImageResource vbba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bfrm_16.gif</text:p>
          </table:table-cell>
          <table:table-cell table:formula="of:=+FIND(&quot;f_&quot;;[.A272])+2" office:value-type="float" office:value="36" calcext:value-type="float">
            <text:p>36</text:p>
          </table:table-cell>
          <table:table-cell table:formula="of:=+FIND(&quot;_16.gif&quot;;[.A272])" office:value-type="float" office:value="41" calcext:value-type="float">
            <text:p>41</text:p>
          </table:table-cell>
          <table:table-cell table:formula="of:=+CONCATENATE(&quot;@source&quot;;CHAR(10);CHAR(34);[.A272];CHAR(34);CHAR(10);&quot;ImageResource &quot;;MID([.A272];[.B272];[.C272]-[.B272]);&quot;()&quot;;CHAR(10))" office:value-type="string" office:string-value="@source&#10;&quot;/content/documentum/icons/format/f_vbfrm_16.gif&quot;&#10;ImageResource vbfrm()&#10;" calcext:value-type="string">
            <text:p>@source</text:p>
            <text:p>"/content/documentum/icons/format/f_vbfrm_16.gif"</text:p>
            <text:p>ImageResource vbfrm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bmak_16.gif</text:p>
          </table:table-cell>
          <table:table-cell table:formula="of:=+FIND(&quot;f_&quot;;[.A273])+2" office:value-type="float" office:value="36" calcext:value-type="float">
            <text:p>36</text:p>
          </table:table-cell>
          <table:table-cell table:formula="of:=+FIND(&quot;_16.gif&quot;;[.A273])" office:value-type="float" office:value="41" calcext:value-type="float">
            <text:p>41</text:p>
          </table:table-cell>
          <table:table-cell table:formula="of:=+CONCATENATE(&quot;@source&quot;;CHAR(10);CHAR(34);[.A273];CHAR(34);CHAR(10);&quot;ImageResource &quot;;MID([.A273];[.B273];[.C273]-[.B273]);&quot;()&quot;;CHAR(10))" office:value-type="string" office:string-value="@source&#10;&quot;/content/documentum/icons/format/f_vbmak_16.gif&quot;&#10;ImageResource vbmak()&#10;" calcext:value-type="string">
            <text:p>@source</text:p>
            <text:p>"/content/documentum/icons/format/f_vbmak_16.gif"</text:p>
            <text:p>ImageResource vbmak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oc_16.gif</text:p>
          </table:table-cell>
          <table:table-cell table:formula="of:=+FIND(&quot;f_&quot;;[.A274])+2" office:value-type="float" office:value="36" calcext:value-type="float">
            <text:p>36</text:p>
          </table:table-cell>
          <table:table-cell table:formula="of:=+FIND(&quot;_16.gif&quot;;[.A274])" office:value-type="float" office:value="39" calcext:value-type="float">
            <text:p>39</text:p>
          </table:table-cell>
          <table:table-cell table:formula="of:=+CONCATENATE(&quot;@source&quot;;CHAR(10);CHAR(34);[.A274];CHAR(34);CHAR(10);&quot;ImageResource &quot;;MID([.A274];[.B274];[.C274]-[.B274]);&quot;()&quot;;CHAR(10))" office:value-type="string" office:string-value="@source&#10;&quot;/content/documentum/icons/format/f_voc_16.gif&quot;&#10;ImageResource voc()&#10;" calcext:value-type="string">
            <text:p>@source</text:p>
            <text:p>"/content/documentum/icons/format/f_voc_16.gif"</text:p>
            <text:p>ImageResource voc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olkswrite_16.gif</text:p>
          </table:table-cell>
          <table:table-cell table:formula="of:=+FIND(&quot;f_&quot;;[.A275])+2" office:value-type="float" office:value="36" calcext:value-type="float">
            <text:p>36</text:p>
          </table:table-cell>
          <table:table-cell table:formula="of:=+FIND(&quot;_16.gif&quot;;[.A275])" office:value-type="float" office:value="46" calcext:value-type="float">
            <text:p>46</text:p>
          </table:table-cell>
          <table:table-cell table:formula="of:=+CONCATENATE(&quot;@source&quot;;CHAR(10);CHAR(34);[.A275];CHAR(34);CHAR(10);&quot;ImageResource &quot;;MID([.A275];[.B275];[.C275]-[.B275]);&quot;()&quot;;CHAR(10))" office:value-type="string" office:string-value="@source&#10;&quot;/content/documentum/icons/format/f_volkswrite_16.gif&quot;&#10;ImageResource volkswrite()&#10;" calcext:value-type="string">
            <text:p>@source</text:p>
            <text:p>"/content/documentum/icons/format/f_volkswrite_16.gif"</text:p>
            <text:p>ImageResource volkswri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rf_16.gif</text:p>
          </table:table-cell>
          <table:table-cell table:formula="of:=+FIND(&quot;f_&quot;;[.A276])+2" office:value-type="float" office:value="36" calcext:value-type="float">
            <text:p>36</text:p>
          </table:table-cell>
          <table:table-cell table:formula="of:=+FIND(&quot;_16.gif&quot;;[.A276])" office:value-type="float" office:value="39" calcext:value-type="float">
            <text:p>39</text:p>
          </table:table-cell>
          <table:table-cell table:formula="of:=+CONCATENATE(&quot;@source&quot;;CHAR(10);CHAR(34);[.A276];CHAR(34);CHAR(10);&quot;ImageResource &quot;;MID([.A276];[.B276];[.C276]-[.B276]);&quot;()&quot;;CHAR(10))" office:value-type="string" office:string-value="@source&#10;&quot;/content/documentum/icons/format/f_vrf_16.gif&quot;&#10;ImageResource vrf()&#10;" calcext:value-type="string">
            <text:p>@source</text:p>
            <text:p>"/content/documentum/icons/format/f_vrf_16.gif"</text:p>
            <text:p>ImageResource vr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sd_16.gif</text:p>
          </table:table-cell>
          <table:table-cell table:formula="of:=+FIND(&quot;f_&quot;;[.A277])+2" office:value-type="float" office:value="36" calcext:value-type="float">
            <text:p>36</text:p>
          </table:table-cell>
          <table:table-cell table:formula="of:=+FIND(&quot;_16.gif&quot;;[.A277])" office:value-type="float" office:value="39" calcext:value-type="float">
            <text:p>39</text:p>
          </table:table-cell>
          <table:table-cell table:formula="of:=+CONCATENATE(&quot;@source&quot;;CHAR(10);CHAR(34);[.A277];CHAR(34);CHAR(10);&quot;ImageResource &quot;;MID([.A277];[.B277];[.C277]-[.B277]);&quot;()&quot;;CHAR(10))" office:value-type="string" office:string-value="@source&#10;&quot;/content/documentum/icons/format/f_vsd_16.gif&quot;&#10;ImageResource vsd()&#10;" calcext:value-type="string">
            <text:p>@source</text:p>
            <text:p>"/content/documentum/icons/format/f_vsd_16.gif"</text:p>
            <text:p>ImageResource vs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sd1_16.gif</text:p>
          </table:table-cell>
          <table:table-cell table:formula="of:=+FIND(&quot;f_&quot;;[.A278])+2" office:value-type="float" office:value="36" calcext:value-type="float">
            <text:p>36</text:p>
          </table:table-cell>
          <table:table-cell table:formula="of:=+FIND(&quot;_16.gif&quot;;[.A278])" office:value-type="float" office:value="40" calcext:value-type="float">
            <text:p>40</text:p>
          </table:table-cell>
          <table:table-cell table:formula="of:=+CONCATENATE(&quot;@source&quot;;CHAR(10);CHAR(34);[.A278];CHAR(34);CHAR(10);&quot;ImageResource &quot;;MID([.A278];[.B278];[.C278]-[.B278]);&quot;()&quot;;CHAR(10))" office:value-type="string" office:string-value="@source&#10;&quot;/content/documentum/icons/format/f_vsd1_16.gif&quot;&#10;ImageResource vsd1()&#10;" calcext:value-type="string">
            <text:p>@source</text:p>
            <text:p>"/content/documentum/icons/format/f_vsd1_16.gif"</text:p>
            <text:p>ImageResource vsd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sd2_16.gif</text:p>
          </table:table-cell>
          <table:table-cell table:formula="of:=+FIND(&quot;f_&quot;;[.A279])+2" office:value-type="float" office:value="36" calcext:value-type="float">
            <text:p>36</text:p>
          </table:table-cell>
          <table:table-cell table:formula="of:=+FIND(&quot;_16.gif&quot;;[.A279])" office:value-type="float" office:value="40" calcext:value-type="float">
            <text:p>40</text:p>
          </table:table-cell>
          <table:table-cell table:formula="of:=+CONCATENATE(&quot;@source&quot;;CHAR(10);CHAR(34);[.A279];CHAR(34);CHAR(10);&quot;ImageResource &quot;;MID([.A279];[.B279];[.C279]-[.B279]);&quot;()&quot;;CHAR(10))" office:value-type="string" office:string-value="@source&#10;&quot;/content/documentum/icons/format/f_vsd2_16.gif&quot;&#10;ImageResource vsd2()&#10;" calcext:value-type="string">
            <text:p>@source</text:p>
            <text:p>"/content/documentum/icons/format/f_vsd2_16.gif"</text:p>
            <text:p>ImageResource vsd2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sd3_16.gif</text:p>
          </table:table-cell>
          <table:table-cell table:formula="of:=+FIND(&quot;f_&quot;;[.A280])+2" office:value-type="float" office:value="36" calcext:value-type="float">
            <text:p>36</text:p>
          </table:table-cell>
          <table:table-cell table:formula="of:=+FIND(&quot;_16.gif&quot;;[.A280])" office:value-type="float" office:value="40" calcext:value-type="float">
            <text:p>40</text:p>
          </table:table-cell>
          <table:table-cell table:formula="of:=+CONCATENATE(&quot;@source&quot;;CHAR(10);CHAR(34);[.A280];CHAR(34);CHAR(10);&quot;ImageResource &quot;;MID([.A280];[.B280];[.C280]-[.B280]);&quot;()&quot;;CHAR(10))" office:value-type="string" office:string-value="@source&#10;&quot;/content/documentum/icons/format/f_vsd3_16.gif&quot;&#10;ImageResource vsd3()&#10;" calcext:value-type="string">
            <text:p>@source</text:p>
            <text:p>"/content/documentum/icons/format/f_vsd3_16.gif"</text:p>
            <text:p>ImageResource vsd3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sd4_16.gif</text:p>
          </table:table-cell>
          <table:table-cell table:formula="of:=+FIND(&quot;f_&quot;;[.A281])+2" office:value-type="float" office:value="36" calcext:value-type="float">
            <text:p>36</text:p>
          </table:table-cell>
          <table:table-cell table:formula="of:=+FIND(&quot;_16.gif&quot;;[.A281])" office:value-type="float" office:value="40" calcext:value-type="float">
            <text:p>40</text:p>
          </table:table-cell>
          <table:table-cell table:formula="of:=+CONCATENATE(&quot;@source&quot;;CHAR(10);CHAR(34);[.A281];CHAR(34);CHAR(10);&quot;ImageResource &quot;;MID([.A281];[.B281];[.C281]-[.B281]);&quot;()&quot;;CHAR(10))" office:value-type="string" office:string-value="@source&#10;&quot;/content/documentum/icons/format/f_vsd4_16.gif&quot;&#10;ImageResource vsd4()&#10;" calcext:value-type="string">
            <text:p>@source</text:p>
            <text:p>"/content/documentum/icons/format/f_vsd4_16.gif"</text:p>
            <text:p>ImageResource vsd4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ss_16.gif</text:p>
          </table:table-cell>
          <table:table-cell table:formula="of:=+FIND(&quot;f_&quot;;[.A282])+2" office:value-type="float" office:value="36" calcext:value-type="float">
            <text:p>36</text:p>
          </table:table-cell>
          <table:table-cell table:formula="of:=+FIND(&quot;_16.gif&quot;;[.A282])" office:value-type="float" office:value="39" calcext:value-type="float">
            <text:p>39</text:p>
          </table:table-cell>
          <table:table-cell table:formula="of:=+CONCATENATE(&quot;@source&quot;;CHAR(10);CHAR(34);[.A282];CHAR(34);CHAR(10);&quot;ImageResource &quot;;MID([.A282];[.B282];[.C282]-[.B282]);&quot;()&quot;;CHAR(10))" office:value-type="string" office:string-value="@source&#10;&quot;/content/documentum/icons/format/f_vss_16.gif&quot;&#10;ImageResource vss()&#10;" calcext:value-type="string">
            <text:p>@source</text:p>
            <text:p>"/content/documentum/icons/format/f_vss_16.gif"</text:p>
            <text:p>ImageResource vss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st_16.gif</text:p>
          </table:table-cell>
          <table:table-cell table:formula="of:=+FIND(&quot;f_&quot;;[.A283])+2" office:value-type="float" office:value="36" calcext:value-type="float">
            <text:p>36</text:p>
          </table:table-cell>
          <table:table-cell table:formula="of:=+FIND(&quot;_16.gif&quot;;[.A283])" office:value-type="float" office:value="39" calcext:value-type="float">
            <text:p>39</text:p>
          </table:table-cell>
          <table:table-cell table:formula="of:=+CONCATENATE(&quot;@source&quot;;CHAR(10);CHAR(34);[.A283];CHAR(34);CHAR(10);&quot;ImageResource &quot;;MID([.A283];[.B283];[.C283]-[.B283]);&quot;()&quot;;CHAR(10))" office:value-type="string" office:string-value="@source&#10;&quot;/content/documentum/icons/format/f_vst_16.gif&quot;&#10;ImageResource vst()&#10;" calcext:value-type="string">
            <text:p>@source</text:p>
            <text:p>"/content/documentum/icons/format/f_vst_16.gif"</text:p>
            <text:p>ImageResource vs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vsw_16.gif</text:p>
          </table:table-cell>
          <table:table-cell table:formula="of:=+FIND(&quot;f_&quot;;[.A284])+2" office:value-type="float" office:value="36" calcext:value-type="float">
            <text:p>36</text:p>
          </table:table-cell>
          <table:table-cell table:formula="of:=+FIND(&quot;_16.gif&quot;;[.A284])" office:value-type="float" office:value="39" calcext:value-type="float">
            <text:p>39</text:p>
          </table:table-cell>
          <table:table-cell table:formula="of:=+CONCATENATE(&quot;@source&quot;;CHAR(10);CHAR(34);[.A284];CHAR(34);CHAR(10);&quot;ImageResource &quot;;MID([.A284];[.B284];[.C284]-[.B284]);&quot;()&quot;;CHAR(10))" office:value-type="string" office:string-value="@source&#10;&quot;/content/documentum/icons/format/f_vsw_16.gif&quot;&#10;ImageResource vsw()&#10;" calcext:value-type="string">
            <text:p>@source</text:p>
            <text:p>"/content/documentum/icons/format/f_vsw_16.gif"</text:p>
            <text:p>ImageResource vs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ave_16.gif</text:p>
          </table:table-cell>
          <table:table-cell table:formula="of:=+FIND(&quot;f_&quot;;[.A285])+2" office:value-type="float" office:value="36" calcext:value-type="float">
            <text:p>36</text:p>
          </table:table-cell>
          <table:table-cell table:formula="of:=+FIND(&quot;_16.gif&quot;;[.A285])" office:value-type="float" office:value="40" calcext:value-type="float">
            <text:p>40</text:p>
          </table:table-cell>
          <table:table-cell table:formula="of:=+CONCATENATE(&quot;@source&quot;;CHAR(10);CHAR(34);[.A285];CHAR(34);CHAR(10);&quot;ImageResource &quot;;MID([.A285];[.B285];[.C285]-[.B285]);&quot;()&quot;;CHAR(10))" office:value-type="string" office:string-value="@source&#10;&quot;/content/documentum/icons/format/f_wave_16.gif&quot;&#10;ImageResource wave()&#10;" calcext:value-type="string">
            <text:p>@source</text:p>
            <text:p>"/content/documentum/icons/format/f_wave_16.gif"</text:p>
            <text:p>ImageResource wav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ax_16.gif</text:p>
          </table:table-cell>
          <table:table-cell table:formula="of:=+FIND(&quot;f_&quot;;[.A286])+2" office:value-type="float" office:value="36" calcext:value-type="float">
            <text:p>36</text:p>
          </table:table-cell>
          <table:table-cell table:formula="of:=+FIND(&quot;_16.gif&quot;;[.A286])" office:value-type="float" office:value="39" calcext:value-type="float">
            <text:p>39</text:p>
          </table:table-cell>
          <table:table-cell table:formula="of:=+CONCATENATE(&quot;@source&quot;;CHAR(10);CHAR(34);[.A286];CHAR(34);CHAR(10);&quot;ImageResource &quot;;MID([.A286];[.B286];[.C286]-[.B286]);&quot;()&quot;;CHAR(10))" office:value-type="string" office:string-value="@source&#10;&quot;/content/documentum/icons/format/f_wax_16.gif&quot;&#10;ImageResource wax()&#10;" calcext:value-type="string">
            <text:p>@source</text:p>
            <text:p>"/content/documentum/icons/format/f_wax_16.gif"</text:p>
            <text:p>ImageResource wax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in32shrlib_16.gif</text:p>
          </table:table-cell>
          <table:table-cell table:formula="of:=+FIND(&quot;f_&quot;;[.A287])+2" office:value-type="float" office:value="36" calcext:value-type="float">
            <text:p>36</text:p>
          </table:table-cell>
          <table:table-cell table:formula="of:=+FIND(&quot;_16.gif&quot;;[.A287])" office:value-type="float" office:value="47" calcext:value-type="float">
            <text:p>47</text:p>
          </table:table-cell>
          <table:table-cell table:formula="of:=+CONCATENATE(&quot;@source&quot;;CHAR(10);CHAR(34);[.A287];CHAR(34);CHAR(10);&quot;ImageResource &quot;;MID([.A287];[.B287];[.C287]-[.B287]);&quot;()&quot;;CHAR(10))" office:value-type="string" office:string-value="@source&#10;&quot;/content/documentum/icons/format/f_win32shrlib_16.gif&quot;&#10;ImageResource win32shrlib()&#10;" calcext:value-type="string">
            <text:p>@source</text:p>
            <text:p>"/content/documentum/icons/format/f_win32shrlib_16.gif"</text:p>
            <text:p>ImageResource win32shrlib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inwrite_16.gif</text:p>
          </table:table-cell>
          <table:table-cell table:formula="of:=+FIND(&quot;f_&quot;;[.A288])+2" office:value-type="float" office:value="36" calcext:value-type="float">
            <text:p>36</text:p>
          </table:table-cell>
          <table:table-cell table:formula="of:=+FIND(&quot;_16.gif&quot;;[.A288])" office:value-type="float" office:value="44" calcext:value-type="float">
            <text:p>44</text:p>
          </table:table-cell>
          <table:table-cell table:formula="of:=+CONCATENATE(&quot;@source&quot;;CHAR(10);CHAR(34);[.A288];CHAR(34);CHAR(10);&quot;ImageResource &quot;;MID([.A288];[.B288];[.C288]-[.B288]);&quot;()&quot;;CHAR(10))" office:value-type="string" office:string-value="@source&#10;&quot;/content/documentum/icons/format/f_winwrite_16.gif&quot;&#10;ImageResource winwrite()&#10;" calcext:value-type="string">
            <text:p>@source</text:p>
            <text:p>"/content/documentum/icons/format/f_winwrite_16.gif"</text:p>
            <text:p>ImageResource winwri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ma_16.gif</text:p>
          </table:table-cell>
          <table:table-cell table:formula="of:=+FIND(&quot;f_&quot;;[.A289])+2" office:value-type="float" office:value="36" calcext:value-type="float">
            <text:p>36</text:p>
          </table:table-cell>
          <table:table-cell table:formula="of:=+FIND(&quot;_16.gif&quot;;[.A289])" office:value-type="float" office:value="39" calcext:value-type="float">
            <text:p>39</text:p>
          </table:table-cell>
          <table:table-cell table:formula="of:=+CONCATENATE(&quot;@source&quot;;CHAR(10);CHAR(34);[.A289];CHAR(34);CHAR(10);&quot;ImageResource &quot;;MID([.A289];[.B289];[.C289]-[.B289]);&quot;()&quot;;CHAR(10))" office:value-type="string" office:string-value="@source&#10;&quot;/content/documentum/icons/format/f_wma_16.gif&quot;&#10;ImageResource wma()&#10;" calcext:value-type="string">
            <text:p>@source</text:p>
            <text:p>"/content/documentum/icons/format/f_wma_16.gif"</text:p>
            <text:p>ImageResource wma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mf_16.gif</text:p>
          </table:table-cell>
          <table:table-cell table:formula="of:=+FIND(&quot;f_&quot;;[.A290])+2" office:value-type="float" office:value="36" calcext:value-type="float">
            <text:p>36</text:p>
          </table:table-cell>
          <table:table-cell table:formula="of:=+FIND(&quot;_16.gif&quot;;[.A290])" office:value-type="float" office:value="39" calcext:value-type="float">
            <text:p>39</text:p>
          </table:table-cell>
          <table:table-cell table:formula="of:=+CONCATENATE(&quot;@source&quot;;CHAR(10);CHAR(34);[.A290];CHAR(34);CHAR(10);&quot;ImageResource &quot;;MID([.A290];[.B290];[.C290]-[.B290]);&quot;()&quot;;CHAR(10))" office:value-type="string" office:string-value="@source&#10;&quot;/content/documentum/icons/format/f_wmf_16.gif&quot;&#10;ImageResource wmf()&#10;" calcext:value-type="string">
            <text:p>@source</text:p>
            <text:p>"/content/documentum/icons/format/f_wmf_16.gif"</text:p>
            <text:p>ImageResource wm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mv_16.gif</text:p>
          </table:table-cell>
          <table:table-cell table:formula="of:=+FIND(&quot;f_&quot;;[.A291])+2" office:value-type="float" office:value="36" calcext:value-type="float">
            <text:p>36</text:p>
          </table:table-cell>
          <table:table-cell table:formula="of:=+FIND(&quot;_16.gif&quot;;[.A291])" office:value-type="float" office:value="39" calcext:value-type="float">
            <text:p>39</text:p>
          </table:table-cell>
          <table:table-cell table:formula="of:=+CONCATENATE(&quot;@source&quot;;CHAR(10);CHAR(34);[.A291];CHAR(34);CHAR(10);&quot;ImageResource &quot;;MID([.A291];[.B291];[.C291]-[.B291]);&quot;()&quot;;CHAR(10))" office:value-type="string" office:string-value="@source&#10;&quot;/content/documentum/icons/format/f_wmv_16.gif&quot;&#10;ImageResource wmv()&#10;" calcext:value-type="string">
            <text:p>@source</text:p>
            <text:p>"/content/documentum/icons/format/f_wmv_16.gif"</text:p>
            <text:p>ImageResource wmv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ordstar_16.gif</text:p>
          </table:table-cell>
          <table:table-cell table:formula="of:=+FIND(&quot;f_&quot;;[.A292])+2" office:value-type="float" office:value="36" calcext:value-type="float">
            <text:p>36</text:p>
          </table:table-cell>
          <table:table-cell table:formula="of:=+FIND(&quot;_16.gif&quot;;[.A292])" office:value-type="float" office:value="44" calcext:value-type="float">
            <text:p>44</text:p>
          </table:table-cell>
          <table:table-cell table:formula="of:=+CONCATENATE(&quot;@source&quot;;CHAR(10);CHAR(34);[.A292];CHAR(34);CHAR(10);&quot;ImageResource &quot;;MID([.A292];[.B292];[.C292]-[.B292]);&quot;()&quot;;CHAR(10))" office:value-type="string" office:string-value="@source&#10;&quot;/content/documentum/icons/format/f_wordstar_16.gif&quot;&#10;ImageResource wordstar()&#10;" calcext:value-type="string">
            <text:p>@source</text:p>
            <text:p>"/content/documentum/icons/format/f_wordstar_16.gif"</text:p>
            <text:p>ImageResource wordstar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ordstar2000_16.gif</text:p>
          </table:table-cell>
          <table:table-cell table:formula="of:=+FIND(&quot;f_&quot;;[.A293])+2" office:value-type="float" office:value="36" calcext:value-type="float">
            <text:p>36</text:p>
          </table:table-cell>
          <table:table-cell table:formula="of:=+FIND(&quot;_16.gif&quot;;[.A293])" office:value-type="float" office:value="48" calcext:value-type="float">
            <text:p>48</text:p>
          </table:table-cell>
          <table:table-cell table:formula="of:=+CONCATENATE(&quot;@source&quot;;CHAR(10);CHAR(34);[.A293];CHAR(34);CHAR(10);&quot;ImageResource &quot;;MID([.A293];[.B293];[.C293]-[.B293]);&quot;()&quot;;CHAR(10))" office:value-type="string" office:string-value="@source&#10;&quot;/content/documentum/icons/format/f_wordstar2000_16.gif&quot;&#10;ImageResource wordstar2000()&#10;" calcext:value-type="string">
            <text:p>@source</text:p>
            <text:p>"/content/documentum/icons/format/f_wordstar2000_16.gif"</text:p>
            <text:p>ImageResource wordstar2000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p_16.gif</text:p>
          </table:table-cell>
          <table:table-cell table:formula="of:=+FIND(&quot;f_&quot;;[.A294])+2" office:value-type="float" office:value="36" calcext:value-type="float">
            <text:p>36</text:p>
          </table:table-cell>
          <table:table-cell table:formula="of:=+FIND(&quot;_16.gif&quot;;[.A294])" office:value-type="float" office:value="38" calcext:value-type="float">
            <text:p>38</text:p>
          </table:table-cell>
          <table:table-cell table:formula="of:=+CONCATENATE(&quot;@source&quot;;CHAR(10);CHAR(34);[.A294];CHAR(34);CHAR(10);&quot;ImageResource &quot;;MID([.A294];[.B294];[.C294]-[.B294]);&quot;()&quot;;CHAR(10))" office:value-type="string" office:string-value="@source&#10;&quot;/content/documentum/icons/format/f_wp_16.gif&quot;&#10;ImageResource wp()&#10;" calcext:value-type="string">
            <text:p>@source</text:p>
            <text:p>"/content/documentum/icons/format/f_wp_16.gif"</text:p>
            <text:p>ImageResource w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p10+_16.gif</text:p>
          </table:table-cell>
          <table:table-cell table:formula="of:=+FIND(&quot;f_&quot;;[.A295])+2" office:value-type="float" office:value="36" calcext:value-type="float">
            <text:p>36</text:p>
          </table:table-cell>
          <table:table-cell table:formula="of:=+FIND(&quot;_16.gif&quot;;[.A295])" office:value-type="float" office:value="41" calcext:value-type="float">
            <text:p>41</text:p>
          </table:table-cell>
          <table:table-cell table:formula="of:=+CONCATENATE(&quot;@source&quot;;CHAR(10);CHAR(34);[.A295];CHAR(34);CHAR(10);&quot;ImageResource &quot;;MID([.A295];[.B295];[.C295]-[.B295]);&quot;()&quot;;CHAR(10))" office:value-type="string" office:string-value="@source&#10;&quot;/content/documentum/icons/format/f_wp10+_16.gif&quot;&#10;ImageResource wp10+()&#10;" calcext:value-type="string">
            <text:p>@source</text:p>
            <text:p>"/content/documentum/icons/format/f_wp10+_16.gif"</text:p>
            <text:p>ImageResource wp10+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p5_16.gif</text:p>
          </table:table-cell>
          <table:table-cell table:formula="of:=+FIND(&quot;f_&quot;;[.A296])+2" office:value-type="float" office:value="36" calcext:value-type="float">
            <text:p>36</text:p>
          </table:table-cell>
          <table:table-cell table:formula="of:=+FIND(&quot;_16.gif&quot;;[.A296])" office:value-type="float" office:value="39" calcext:value-type="float">
            <text:p>39</text:p>
          </table:table-cell>
          <table:table-cell table:formula="of:=+CONCATENATE(&quot;@source&quot;;CHAR(10);CHAR(34);[.A296];CHAR(34);CHAR(10);&quot;ImageResource &quot;;MID([.A296];[.B296];[.C296]-[.B296]);&quot;()&quot;;CHAR(10))" office:value-type="string" office:string-value="@source&#10;&quot;/content/documentum/icons/format/f_wp5_16.gif&quot;&#10;ImageResource wp5()&#10;" calcext:value-type="string">
            <text:p>@source</text:p>
            <text:p>"/content/documentum/icons/format/f_wp5_16.gif"</text:p>
            <text:p>ImageResource wp5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p6_16.gif</text:p>
          </table:table-cell>
          <table:table-cell table:formula="of:=+FIND(&quot;f_&quot;;[.A297])+2" office:value-type="float" office:value="36" calcext:value-type="float">
            <text:p>36</text:p>
          </table:table-cell>
          <table:table-cell table:formula="of:=+FIND(&quot;_16.gif&quot;;[.A297])" office:value-type="float" office:value="39" calcext:value-type="float">
            <text:p>39</text:p>
          </table:table-cell>
          <table:table-cell table:formula="of:=+CONCATENATE(&quot;@source&quot;;CHAR(10);CHAR(34);[.A297];CHAR(34);CHAR(10);&quot;ImageResource &quot;;MID([.A297];[.B297];[.C297]-[.B297]);&quot;()&quot;;CHAR(10))" office:value-type="string" office:string-value="@source&#10;&quot;/content/documentum/icons/format/f_wp6_16.gif&quot;&#10;ImageResource wp6()&#10;" calcext:value-type="string">
            <text:p>@source</text:p>
            <text:p>"/content/documentum/icons/format/f_wp6_16.gif"</text:p>
            <text:p>ImageResource wp6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p7_16.gif</text:p>
          </table:table-cell>
          <table:table-cell table:formula="of:=+FIND(&quot;f_&quot;;[.A298])+2" office:value-type="float" office:value="36" calcext:value-type="float">
            <text:p>36</text:p>
          </table:table-cell>
          <table:table-cell table:formula="of:=+FIND(&quot;_16.gif&quot;;[.A298])" office:value-type="float" office:value="39" calcext:value-type="float">
            <text:p>39</text:p>
          </table:table-cell>
          <table:table-cell table:formula="of:=+CONCATENATE(&quot;@source&quot;;CHAR(10);CHAR(34);[.A298];CHAR(34);CHAR(10);&quot;ImageResource &quot;;MID([.A298];[.B298];[.C298]-[.B298]);&quot;()&quot;;CHAR(10))" office:value-type="string" office:string-value="@source&#10;&quot;/content/documentum/icons/format/f_wp7_16.gif&quot;&#10;ImageResource wp7()&#10;" calcext:value-type="string">
            <text:p>@source</text:p>
            <text:p>"/content/documentum/icons/format/f_wp7_16.gif"</text:p>
            <text:p>ImageResource wp7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p8_16.gif</text:p>
          </table:table-cell>
          <table:table-cell table:formula="of:=+FIND(&quot;f_&quot;;[.A299])+2" office:value-type="float" office:value="36" calcext:value-type="float">
            <text:p>36</text:p>
          </table:table-cell>
          <table:table-cell table:formula="of:=+FIND(&quot;_16.gif&quot;;[.A299])" office:value-type="float" office:value="39" calcext:value-type="float">
            <text:p>39</text:p>
          </table:table-cell>
          <table:table-cell table:formula="of:=+CONCATENATE(&quot;@source&quot;;CHAR(10);CHAR(34);[.A299];CHAR(34);CHAR(10);&quot;ImageResource &quot;;MID([.A299];[.B299];[.C299]-[.B299]);&quot;()&quot;;CHAR(10))" office:value-type="string" office:string-value="@source&#10;&quot;/content/documentum/icons/format/f_wp8_16.gif&quot;&#10;ImageResource wp8()&#10;" calcext:value-type="string">
            <text:p>@source</text:p>
            <text:p>"/content/documentum/icons/format/f_wp8_16.gif"</text:p>
            <text:p>ImageResource wp8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pmac_16.gif</text:p>
          </table:table-cell>
          <table:table-cell table:formula="of:=+FIND(&quot;f_&quot;;[.A300])+2" office:value-type="float" office:value="36" calcext:value-type="float">
            <text:p>36</text:p>
          </table:table-cell>
          <table:table-cell table:formula="of:=+FIND(&quot;_16.gif&quot;;[.A300])" office:value-type="float" office:value="41" calcext:value-type="float">
            <text:p>41</text:p>
          </table:table-cell>
          <table:table-cell table:formula="of:=+CONCATENATE(&quot;@source&quot;;CHAR(10);CHAR(34);[.A300];CHAR(34);CHAR(10);&quot;ImageResource &quot;;MID([.A300];[.B300];[.C300]-[.B300]);&quot;()&quot;;CHAR(10))" office:value-type="string" office:string-value="@source&#10;&quot;/content/documentum/icons/format/f_wpmac_16.gif&quot;&#10;ImageResource wpmac()&#10;" calcext:value-type="string">
            <text:p>@source</text:p>
            <text:p>"/content/documentum/icons/format/f_wpmac_16.gif"</text:p>
            <text:p>ImageResource wpmac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pmac1_16.gif</text:p>
          </table:table-cell>
          <table:table-cell table:formula="of:=+FIND(&quot;f_&quot;;[.A301])+2" office:value-type="float" office:value="36" calcext:value-type="float">
            <text:p>36</text:p>
          </table:table-cell>
          <table:table-cell table:formula="of:=+FIND(&quot;_16.gif&quot;;[.A301])" office:value-type="float" office:value="42" calcext:value-type="float">
            <text:p>42</text:p>
          </table:table-cell>
          <table:table-cell table:formula="of:=+CONCATENATE(&quot;@source&quot;;CHAR(10);CHAR(34);[.A301];CHAR(34);CHAR(10);&quot;ImageResource &quot;;MID([.A301];[.B301];[.C301]-[.B301]);&quot;()&quot;;CHAR(10))" office:value-type="string" office:string-value="@source&#10;&quot;/content/documentum/icons/format/f_wpmac1_16.gif&quot;&#10;ImageResource wpmac1()&#10;" calcext:value-type="string">
            <text:p>@source</text:p>
            <text:p>"/content/documentum/icons/format/f_wpmac1_16.gif"</text:p>
            <text:p>ImageResource wpmac1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pmac3_16.gif</text:p>
          </table:table-cell>
          <table:table-cell table:formula="of:=+FIND(&quot;f_&quot;;[.A302])+2" office:value-type="float" office:value="36" calcext:value-type="float">
            <text:p>36</text:p>
          </table:table-cell>
          <table:table-cell table:formula="of:=+FIND(&quot;_16.gif&quot;;[.A302])" office:value-type="float" office:value="42" calcext:value-type="float">
            <text:p>42</text:p>
          </table:table-cell>
          <table:table-cell table:formula="of:=+CONCATENATE(&quot;@source&quot;;CHAR(10);CHAR(34);[.A302];CHAR(34);CHAR(10);&quot;ImageResource &quot;;MID([.A302];[.B302];[.C302]-[.B302]);&quot;()&quot;;CHAR(10))" office:value-type="string" office:string-value="@source&#10;&quot;/content/documentum/icons/format/f_wpmac3_16.gif&quot;&#10;ImageResource wpmac3()&#10;" calcext:value-type="string">
            <text:p>@source</text:p>
            <text:p>"/content/documentum/icons/format/f_wpmac3_16.gif"</text:p>
            <text:p>ImageResource wpmac3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pw_16.gif</text:p>
          </table:table-cell>
          <table:table-cell table:formula="of:=+FIND(&quot;f_&quot;;[.A303])+2" office:value-type="float" office:value="36" calcext:value-type="float">
            <text:p>36</text:p>
          </table:table-cell>
          <table:table-cell table:formula="of:=+FIND(&quot;_16.gif&quot;;[.A303])" office:value-type="float" office:value="39" calcext:value-type="float">
            <text:p>39</text:p>
          </table:table-cell>
          <table:table-cell table:formula="of:=+CONCATENATE(&quot;@source&quot;;CHAR(10);CHAR(34);[.A303];CHAR(34);CHAR(10);&quot;ImageResource &quot;;MID([.A303];[.B303];[.C303]-[.B303]);&quot;()&quot;;CHAR(10))" office:value-type="string" office:string-value="@source&#10;&quot;/content/documentum/icons/format/f_wpw_16.gif&quot;&#10;ImageResource wpw()&#10;" calcext:value-type="string">
            <text:p>@source</text:p>
            <text:p>"/content/documentum/icons/format/f_wpw_16.gif"</text:p>
            <text:p>ImageResource wp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ritenow_16.gif</text:p>
          </table:table-cell>
          <table:table-cell table:formula="of:=+FIND(&quot;f_&quot;;[.A304])+2" office:value-type="float" office:value="36" calcext:value-type="float">
            <text:p>36</text:p>
          </table:table-cell>
          <table:table-cell table:formula="of:=+FIND(&quot;_16.gif&quot;;[.A304])" office:value-type="float" office:value="44" calcext:value-type="float">
            <text:p>44</text:p>
          </table:table-cell>
          <table:table-cell table:formula="of:=+CONCATENATE(&quot;@source&quot;;CHAR(10);CHAR(34);[.A304];CHAR(34);CHAR(10);&quot;ImageResource &quot;;MID([.A304];[.B304];[.C304]-[.B304]);&quot;()&quot;;CHAR(10))" office:value-type="string" office:string-value="@source&#10;&quot;/content/documentum/icons/format/f_writenow_16.gif&quot;&#10;ImageResource writenow()&#10;" calcext:value-type="string">
            <text:p>@source</text:p>
            <text:p>"/content/documentum/icons/format/f_writenow_16.gif"</text:p>
            <text:p>ImageResource writenow()</text:p>
            <text:p/>
          </table:table-cell>
        </table:table-row>
        <table:table-row table:style-name="ro3">
          <table:table-cell office:value-type="string" calcext:value-type="string">
            <text:p>/content/documentum/icons/format/f_wvx_16.gif</text:p>
          </table:table-cell>
          <table:table-cell table:formula="of:=+FIND(&quot;f_&quot;;[.A305])+2" office:value-type="float" office:value="36" calcext:value-type="float">
            <text:p>36</text:p>
          </table:table-cell>
          <table:table-cell table:formula="of:=+FIND(&quot;_16.gif&quot;;[.A305])" office:value-type="float" office:value="39" calcext:value-type="float">
            <text:p>39</text:p>
          </table:table-cell>
          <table:table-cell table:formula="of:=+CONCATENATE(&quot;@source&quot;;CHAR(10);CHAR(34);[.A305];CHAR(34);CHAR(10);&quot;ImageResource &quot;;MID([.A305];[.B305];[.C305]-[.B305]);&quot;()&quot;;CHAR(10))" office:value-type="string" office:string-value="@source&#10;&quot;/content/documentum/icons/format/f_wvx_16.gif&quot;&#10;ImageResource wvx()&#10;" calcext:value-type="string">
            <text:p>@source</text:p>
            <text:p>"/content/documentum/icons/format/f_wvx_16.gif"</text:p>
            <text:p>ImageResource wvx()</text:p>
            <text:p/>
          </table:table-cell>
        </table:table-row>
        <table:table-row table:style-name="ro3">
          <table:table-cell office:value-type="string" calcext:value-type="string">
            <text:p>/content/documentum/icons/format/f_xbm_16.gif</text:p>
          </table:table-cell>
          <table:table-cell table:formula="of:=+FIND(&quot;f_&quot;;[.A306])+2" office:value-type="float" office:value="36" calcext:value-type="float">
            <text:p>36</text:p>
          </table:table-cell>
          <table:table-cell table:formula="of:=+FIND(&quot;_16.gif&quot;;[.A306])" office:value-type="float" office:value="39" calcext:value-type="float">
            <text:p>39</text:p>
          </table:table-cell>
          <table:table-cell table:formula="of:=+CONCATENATE(&quot;@source&quot;;CHAR(10);CHAR(34);[.A306];CHAR(34);CHAR(10);&quot;ImageResource &quot;;MID([.A306];[.B306];[.C306]-[.B306]);&quot;()&quot;;CHAR(10))" office:value-type="string" office:string-value="@source&#10;&quot;/content/documentum/icons/format/f_xbm_16.gif&quot;&#10;ImageResource xbm()&#10;" calcext:value-type="string">
            <text:p>@source</text:p>
            <text:p>"/content/documentum/icons/format/f_xbm_16.gif"</text:p>
            <text:p>ImageResource xbm()</text:p>
            <text:p/>
          </table:table-cell>
        </table:table-row>
        <table:table-row table:style-name="ro3">
          <table:table-cell office:value-type="string" calcext:value-type="string">
            <text:p>/content/documentum/icons/format/f_xml_16.gif</text:p>
          </table:table-cell>
          <table:table-cell table:formula="of:=+FIND(&quot;f_&quot;;[.A307])+2" office:value-type="float" office:value="36" calcext:value-type="float">
            <text:p>36</text:p>
          </table:table-cell>
          <table:table-cell table:formula="of:=+FIND(&quot;_16.gif&quot;;[.A307])" office:value-type="float" office:value="39" calcext:value-type="float">
            <text:p>39</text:p>
          </table:table-cell>
          <table:table-cell table:formula="of:=+CONCATENATE(&quot;@source&quot;;CHAR(10);CHAR(34);[.A307];CHAR(34);CHAR(10);&quot;ImageResource &quot;;MID([.A307];[.B307];[.C307]-[.B307]);&quot;()&quot;;CHAR(10))" office:value-type="string" office:string-value="@source&#10;&quot;/content/documentum/icons/format/f_xml_16.gif&quot;&#10;ImageResource xml()&#10;" calcext:value-type="string">
            <text:p>@source</text:p>
            <text:p>"/content/documentum/icons/format/f_xml_16.gif"</text:p>
            <text:p>ImageResource xm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xsd_16.gif</text:p>
          </table:table-cell>
          <table:table-cell table:formula="of:=+FIND(&quot;f_&quot;;[.A308])+2" office:value-type="float" office:value="36" calcext:value-type="float">
            <text:p>36</text:p>
          </table:table-cell>
          <table:table-cell table:formula="of:=+FIND(&quot;_16.gif&quot;;[.A308])" office:value-type="float" office:value="39" calcext:value-type="float">
            <text:p>39</text:p>
          </table:table-cell>
          <table:table-cell table:formula="of:=+CONCATENATE(&quot;@source&quot;;CHAR(10);CHAR(34);[.A308];CHAR(34);CHAR(10);&quot;ImageResource &quot;;MID([.A308];[.B308];[.C308]-[.B308]);&quot;()&quot;;CHAR(10))" office:value-type="string" office:string-value="@source&#10;&quot;/content/documentum/icons/format/f_xsd_16.gif&quot;&#10;ImageResource xsd()&#10;" calcext:value-type="string">
            <text:p>@source</text:p>
            <text:p>"/content/documentum/icons/format/f_xsd_16.gif"</text:p>
            <text:p>ImageResource xs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xsf_16.gif</text:p>
          </table:table-cell>
          <table:table-cell table:formula="of:=+FIND(&quot;f_&quot;;[.A309])+2" office:value-type="float" office:value="36" calcext:value-type="float">
            <text:p>36</text:p>
          </table:table-cell>
          <table:table-cell table:formula="of:=+FIND(&quot;_16.gif&quot;;[.A309])" office:value-type="float" office:value="39" calcext:value-type="float">
            <text:p>39</text:p>
          </table:table-cell>
          <table:table-cell table:formula="of:=+CONCATENATE(&quot;@source&quot;;CHAR(10);CHAR(34);[.A309];CHAR(34);CHAR(10);&quot;ImageResource &quot;;MID([.A309];[.B309];[.C309]-[.B309]);&quot;()&quot;;CHAR(10))" office:value-type="string" office:string-value="@source&#10;&quot;/content/documentum/icons/format/f_xsf_16.gif&quot;&#10;ImageResource xsf()&#10;" calcext:value-type="string">
            <text:p>@source</text:p>
            <text:p>"/content/documentum/icons/format/f_xsf_16.gif"</text:p>
            <text:p>ImageResource xsf()</text:p>
            <text:p/>
          </table:table-cell>
        </table:table-row>
        <table:table-row table:style-name="ro3">
          <table:table-cell office:value-type="string" calcext:value-type="string">
            <text:p>/content/documentum/icons/format/f_xsl_16.gif</text:p>
          </table:table-cell>
          <table:table-cell table:formula="of:=+FIND(&quot;f_&quot;;[.A310])+2" office:value-type="float" office:value="36" calcext:value-type="float">
            <text:p>36</text:p>
          </table:table-cell>
          <table:table-cell table:formula="of:=+FIND(&quot;_16.gif&quot;;[.A310])" office:value-type="float" office:value="39" calcext:value-type="float">
            <text:p>39</text:p>
          </table:table-cell>
          <table:table-cell table:formula="of:=+CONCATENATE(&quot;@source&quot;;CHAR(10);CHAR(34);[.A310];CHAR(34);CHAR(10);&quot;ImageResource &quot;;MID([.A310];[.B310];[.C310]-[.B310]);&quot;()&quot;;CHAR(10))" office:value-type="string" office:string-value="@source&#10;&quot;/content/documentum/icons/format/f_xsl_16.gif&quot;&#10;ImageResource xsl()&#10;" calcext:value-type="string">
            <text:p>@source</text:p>
            <text:p>"/content/documentum/icons/format/f_xsl_16.gif"</text:p>
            <text:p>ImageResource xs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xslt_16.gif</text:p>
          </table:table-cell>
          <table:table-cell table:formula="of:=+FIND(&quot;f_&quot;;[.A311])+2" office:value-type="float" office:value="36" calcext:value-type="float">
            <text:p>36</text:p>
          </table:table-cell>
          <table:table-cell table:formula="of:=+FIND(&quot;_16.gif&quot;;[.A311])" office:value-type="float" office:value="40" calcext:value-type="float">
            <text:p>40</text:p>
          </table:table-cell>
          <table:table-cell table:formula="of:=+CONCATENATE(&quot;@source&quot;;CHAR(10);CHAR(34);[.A311];CHAR(34);CHAR(10);&quot;ImageResource &quot;;MID([.A311];[.B311];[.C311]-[.B311]);&quot;()&quot;;CHAR(10))" office:value-type="string" office:string-value="@source&#10;&quot;/content/documentum/icons/format/f_xslt_16.gif&quot;&#10;ImageResource xslt()&#10;" calcext:value-type="string">
            <text:p>@source</text:p>
            <text:p>"/content/documentum/icons/format/f_xslt_16.gif"</text:p>
            <text:p>ImageResource xslt()</text:p>
            <text:p/>
          </table:table-cell>
        </table:table-row>
        <table:table-row table:style-name="ro3">
          <table:table-cell office:value-type="string" calcext:value-type="string">
            <text:p>/content/documentum/icons/format/f_xsn_16.gif</text:p>
          </table:table-cell>
          <table:table-cell table:formula="of:=+FIND(&quot;f_&quot;;[.A312])+2" office:value-type="float" office:value="36" calcext:value-type="float">
            <text:p>36</text:p>
          </table:table-cell>
          <table:table-cell table:formula="of:=+FIND(&quot;_16.gif&quot;;[.A312])" office:value-type="float" office:value="39" calcext:value-type="float">
            <text:p>39</text:p>
          </table:table-cell>
          <table:table-cell table:formula="of:=+CONCATENATE(&quot;@source&quot;;CHAR(10);CHAR(34);[.A312];CHAR(34);CHAR(10);&quot;ImageResource &quot;;MID([.A312];[.B312];[.C312]-[.B312]);&quot;()&quot;;CHAR(10))" office:value-type="string" office:string-value="@source&#10;&quot;/content/documentum/icons/format/f_xsn_16.gif&quot;&#10;ImageResource xsn()&#10;" calcext:value-type="string">
            <text:p>@source</text:p>
            <text:p>"/content/documentum/icons/format/f_xsn_16.gif"</text:p>
            <text:p>ImageResource xsn()</text:p>
            <text:p/>
          </table:table-cell>
        </table:table-row>
        <table:table-row table:style-name="ro3">
          <table:table-cell office:value-type="string" calcext:value-type="string">
            <text:p>/content/documentum/icons/format/f_xwd_16.gif</text:p>
          </table:table-cell>
          <table:table-cell table:formula="of:=+FIND(&quot;f_&quot;;[.A313])+2" office:value-type="float" office:value="36" calcext:value-type="float">
            <text:p>36</text:p>
          </table:table-cell>
          <table:table-cell table:formula="of:=+FIND(&quot;_16.gif&quot;;[.A313])" office:value-type="float" office:value="39" calcext:value-type="float">
            <text:p>39</text:p>
          </table:table-cell>
          <table:table-cell table:formula="of:=+CONCATENATE(&quot;@source&quot;;CHAR(10);CHAR(34);[.A313];CHAR(34);CHAR(10);&quot;ImageResource &quot;;MID([.A313];[.B313];[.C313]-[.B313]);&quot;()&quot;;CHAR(10))" office:value-type="string" office:string-value="@source&#10;&quot;/content/documentum/icons/format/f_xwd_16.gif&quot;&#10;ImageResource xwd()&#10;" calcext:value-type="string">
            <text:p>@source</text:p>
            <text:p>"/content/documentum/icons/format/f_xwd_16.gif"</text:p>
            <text:p>ImageResource xwd()</text:p>
            <text:p/>
          </table:table-cell>
        </table:table-row>
        <table:table-row table:style-name="ro3">
          <table:table-cell office:value-type="string" calcext:value-type="string">
            <text:p>/content/documentum/icons/format/f_xywrite_16.gif</text:p>
          </table:table-cell>
          <table:table-cell table:formula="of:=+FIND(&quot;f_&quot;;[.A314])+2" office:value-type="float" office:value="36" calcext:value-type="float">
            <text:p>36</text:p>
          </table:table-cell>
          <table:table-cell table:formula="of:=+FIND(&quot;_16.gif&quot;;[.A314])" office:value-type="float" office:value="43" calcext:value-type="float">
            <text:p>43</text:p>
          </table:table-cell>
          <table:table-cell table:formula="of:=+CONCATENATE(&quot;@source&quot;;CHAR(10);CHAR(34);[.A314];CHAR(34);CHAR(10);&quot;ImageResource &quot;;MID([.A314];[.B314];[.C314]-[.B314]);&quot;()&quot;;CHAR(10))" office:value-type="string" office:string-value="@source&#10;&quot;/content/documentum/icons/format/f_xywrite_16.gif&quot;&#10;ImageResource xywrite()&#10;" calcext:value-type="string">
            <text:p>@source</text:p>
            <text:p>"/content/documentum/icons/format/f_xywrite_16.gif"</text:p>
            <text:p>ImageResource xywrite()</text:p>
            <text:p/>
          </table:table-cell>
        </table:table-row>
        <table:table-row table:style-name="ro3">
          <table:table-cell office:value-type="string" calcext:value-type="string">
            <text:p>/content/documentum/icons/format/f_zip_16.gif</text:p>
          </table:table-cell>
          <table:table-cell table:formula="of:=+FIND(&quot;f_&quot;;[.A315])+2" office:value-type="float" office:value="36" calcext:value-type="float">
            <text:p>36</text:p>
          </table:table-cell>
          <table:table-cell table:formula="of:=+FIND(&quot;_16.gif&quot;;[.A315])" office:value-type="float" office:value="39" calcext:value-type="float">
            <text:p>39</text:p>
          </table:table-cell>
          <table:table-cell table:formula="of:=+CONCATENATE(&quot;@source&quot;;CHAR(10);CHAR(34);[.A315];CHAR(34);CHAR(10);&quot;ImageResource &quot;;MID([.A315];[.B315];[.C315]-[.B315]);&quot;()&quot;;CHAR(10))" office:value-type="string" office:string-value="@source&#10;&quot;/content/documentum/icons/format/f_zip_16.gif&quot;&#10;ImageResource zip()&#10;" calcext:value-type="string">
            <text:p>@source</text:p>
            <text:p>"/content/documentum/icons/format/f_zip_16.gif"</text:p>
            <text:p>ImageResource zip()</text:p>
            <text:p/>
          </table:table-cell>
        </table:table-row>
        <table:table-row table:style-name="ro3">
          <table:table-cell office:value-type="string" calcext:value-type="string">
            <text:p>/content/documentum/icons/format/f_zip_html_16.gif</text:p>
          </table:table-cell>
          <table:table-cell table:formula="of:=+FIND(&quot;f_&quot;;[.A316])+2" office:value-type="float" office:value="36" calcext:value-type="float">
            <text:p>36</text:p>
          </table:table-cell>
          <table:table-cell table:formula="of:=+FIND(&quot;_16.gif&quot;;[.A316])" office:value-type="float" office:value="44" calcext:value-type="float">
            <text:p>44</text:p>
          </table:table-cell>
          <table:table-cell table:formula="of:=+CONCATENATE(&quot;@source&quot;;CHAR(10);CHAR(34);[.A316];CHAR(34);CHAR(10);&quot;ImageResource &quot;;MID([.A316];[.B316];[.C316]-[.B316]);&quot;()&quot;;CHAR(10))" office:value-type="string" office:string-value="@source&#10;&quot;/content/documentum/icons/format/f_zip_html_16.gif&quot;&#10;ImageResource zip_html()&#10;" calcext:value-type="string">
            <text:p>@source</text:p>
            <text:p>"/content/documentum/icons/format/f_zip_html_16.gif"</text:p>
            <text:p>ImageResource zip_html()</text:p>
            <text:p/>
          </table:table-cell>
        </table:table-row>
        <table:table-row table:style-name="ro3">
          <table:table-cell office:value-type="string" calcext:value-type="string">
            <text:p>/content/documentum/icons/format/f_zip_pub_html_16.gif</text:p>
          </table:table-cell>
          <table:table-cell table:formula="of:=+FIND(&quot;f_&quot;;[.A317])+2" office:value-type="float" office:value="36" calcext:value-type="float">
            <text:p>36</text:p>
          </table:table-cell>
          <table:table-cell table:formula="of:=+FIND(&quot;_16.gif&quot;;[.A317])" office:value-type="float" office:value="48" calcext:value-type="float">
            <text:p>48</text:p>
          </table:table-cell>
          <table:table-cell table:formula="of:=+CONCATENATE(&quot;@source&quot;;CHAR(10);CHAR(34);[.A317];CHAR(34);CHAR(10);&quot;ImageResource &quot;;MID([.A317];[.B317];[.C317]-[.B317]);&quot;()&quot;;CHAR(10))" office:value-type="string" office:string-value="@source&#10;&quot;/content/documentum/icons/format/f_zip_pub_html_16.gif&quot;&#10;ImageResource zip_pub_html()&#10;" calcext:value-type="string">
            <text:p>@source</text:p>
            <text:p>"/content/documentum/icons/format/f_zip_pub_html_16.gif"</text:p>
            <text:p>ImageResource zip_pub_html()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emen </meta:initial-creator>
    <meta:creation-date>2019-09-04T14:41:44.924412574</meta:creation-date>
    <dc:date>2019-09-04T15:04:05.363825110</dc:date>
    <dc:creator>klemen </dc:creator>
    <meta:editing-duration>PT1M19S</meta:editing-duration>
    <meta:editing-cycles>3</meta:editing-cycles>
    <meta:generator>LibreOffice/5.2.7.2$Linux_X86_64 LibreOffice_project/20m0$Build-2</meta:generator>
    <meta:document-statistic meta:table-count="1" meta:cell-count="1268" meta:object-count="0"/>
  </office:meta>
</office:document-meta>
</file>